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163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4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24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8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2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3" style:family="graphic" style:parent-style-name="standard">
      <style:graphic-properties draw:stroke="none" draw:fill="none" fo:min-height="3.155cm"/>
      <style:paragraph-properties style:writing-mode="lr-tb"/>
    </style:style>
    <style:style style:name="gr11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text-properties fo:font-size="13pt" style:font-size-asian="13pt" style:font-size-complex="13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4" style:family="paragraph">
      <style:paragraph-properties fo:line-height="100%"/>
    </style:style>
    <style:style style:name="P35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6" style:family="paragraph">
      <style:paragraph-properties fo:line-height="100%" fo:text-align="end"/>
    </style:style>
    <style:style style:name="P37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8" style:family="paragraph">
      <style:paragraph-properties fo:text-align="center" style:writing-mode="lr-tb"/>
      <style:text-properties fo:color="#000066" loext:opacity="100%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2" style:family="paragraph">
      <style:paragraph-properties fo:text-align="center"/>
      <style:text-properties fo:language="ru" fo:country="RU"/>
    </style:style>
    <style:style style:name="P53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4" style:family="paragraph">
      <style:paragraph-properties fo:margin-left="2cm" fo:margin-right="0cm" fo:margin-top="0cm" fo:margin-bottom="0cm" fo:line-height="100%" fo:text-indent="0cm"/>
    </style:style>
    <style:style style:name="P75" style:family="paragraph">
      <style:paragraph-properties fo:margin-left="0cm" fo:margin-right="0cm" fo:margin-top="0cm" fo:margin-bottom="0cm" fo:line-height="100%" fo:text-align="start" fo:text-indent="0cm"/>
    </style:style>
    <style:style style:name="P76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7" style:family="paragraph">
      <style:paragraph-properties fo:text-align="justify" style:writing-mode="lr-tb"/>
      <style:text-properties fo:color="#000066" loext:opacity="100%" fo:language="ru" fo:country="RU"/>
    </style:style>
    <style:style style:name="P78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9" style:family="paragraph">
      <style:paragraph-properties fo:text-align="justify"/>
    </style:style>
    <style:style style:name="P80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1" style:family="paragraph">
      <loext:graphic-properties draw:fill="solid" draw:fill-color="#007d9c"/>
      <style:paragraph-properties fo:text-align="center"/>
      <style:text-properties fo:language="ru" fo:country="RU"/>
    </style:style>
    <style:style style:name="P8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3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8" style:family="text">
      <style:text-properties style:font-name="Liberation Sans1" fo:font-size="12pt" fo:language="ru" fo:country="RU" style:font-size-asian="12pt" style:font-size-complex="12pt"/>
    </style:style>
    <style:style style:name="T109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style:font-size-asian="10pt" style:font-size-complex="10pt"/>
    </style:style>
    <style:style style:name="T114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5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0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1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7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8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1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006699" loext:opacity="100%" style:text-outline="false" style:font-name="Liberation Mono1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80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81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2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5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6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0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2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3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4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5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6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7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41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6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47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2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3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6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8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5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9" style:family="text">
      <style:text-properties fo:color="#007d9c" loext:opacity="100%" fo:font-size="11pt" fo:language="ru" fo:country="RU" style:font-size-asian="11pt" style:font-size-complex="11pt"/>
    </style:style>
    <style:style style:name="T30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</text:span><text:span text:style-name="T2">прогр</text:span><text:span text:style-name="T2">амми</text:span><text:span text:style-name="T2">ро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</text:span><text:span text:style-name="T3">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</text:span><text:span text:style-name="T4">Михаил В. </text:span><text:span text:style-name="T4">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</text:span><text:span text:style-name="T5">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</text:span><text:span text:style-name="T7">поG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</text:span><text:span text:style-name="T9">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</text:span><text:span text:style-name="T9">создавался язык</text:span><text:span text:style-name="T13">. </text:span><text:span text:style-name="T9">Улучшение </text:span><text:span text:style-name="T13">т</text:span><text:span text:style-name="T11">ехнологии </text:span><text:span text:style-name="T11">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</text:span><text:span text:style-name="T14">чем Go </text:span><text:span text:style-name="T14">отличается от </text:span><text:span text:style-name="T14">других языков. </text:span><text:span text:style-name="T14">Корни языка.</text:span></text:p>
            <text:p text:style-name="P13"><text:span text:style-name="T12"/></text:p>
            <text:p text:style-name="P13"><text:span text:style-name="T8">Компиляция</text:span><text:span text:style-name="T9"> </text:span><text:span text:style-name="T9">(для разных </text:span><text:span text:style-name="T9">платформ) и </text:span><text:span text:style-name="T9">выполнение.</text:span></text:p>
            <text:p text:style-name="P13"><text:span text:style-name="T8"/></text:p>
            <text:p text:style-name="P13"><text:span text:style-name="T8">Синтаксис</text:span><text:span text:style-name="T9">: </text:span><text:span text:style-name="T9">правописание и </text:span><text:span text:style-name="T9">стиль. </text:span><text:span text:style-name="T9">У</text:span><text:span text:style-name="T14">правляющие </text:span><text:span text:style-name="T14">конструкции. </text:span><text:span text:style-name="T14">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</text:span><text:span text:style-name="T14">функции, </text:span><text:span text:style-name="T14">методы. Пакеты. </text:span><text:span text:style-name="T14">Объектное </text:span><text:span text:style-name="T14">программирован</text:span><text:span text:style-name="T14">ие.</text:span></text:p>
            <text:p text:style-name="P13"><text:span text:style-name="T8"/></text:p>
            <text:p text:style-name="P13"><text:span text:style-name="T8">Интерфейсы</text:span><text:span text:style-name="T9">: </text:span><text:span text:style-name="T9">типы для </text:span><text:span text:style-name="T9">действий </text:span><text:span text:style-name="T9">(contracts), <text:s/></text:span><text:span text:style-name="T9">ограничения </text:span><text:span text:style-name="T9">(constrain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</text:span><text:span text:style-name="T8">ть</text:span><text:span text:style-name="T9">:</text:span><text:span text:style-name="T14"> concurrency </text:span><text:span text:style-name="T14">(goroutines, </text:span><text:span text:style-name="T14">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. Go </text:span><text:span text:style-name="T9">tools. IDE и </text:span><text:span text:style-name="T9">редакторы.</text:span></text:p>
            <text:p><text:span text:style-name="T9"/></text:p>
            <text:p><text:span text:style-name="T8">Применение</text:span><text:span text:style-name="T9">:</text:span><text:span text:style-name="T14"> </text:span><text:span text:style-name="T14">где, как и почему </text:span><text:span text:style-name="T14">лучше </text:span><text:span text:style-name="T14">использовать Go. </text:span><text:span text:style-name="T14">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и Go и </text:span><text:span text:style-name="T14">альтерна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</text:span><text:span text:style-name="T24">for the </text:span><text:span text:style-name="T24">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</text:span><text:span text:style-name="T27">простой быстро </text:span><text:span text:style-name="T27">компилируемый </text:span><text:span text:style-name="T27">многопоточный </text:span><text:span text:style-name="T27">язык </text:span><text:span text:style-name="T27">программирова</text:span><text:span text:style-name="T27">ния со </text:span><text:span text:style-name="T27">статической</text:span></text:p>
            <text:p text:style-name="P18"><text:span text:style-name="T27"><text:tab/></text:span><text:span text:style-name="T27">типизацией, <text:s/></text:span><text:span text:style-name="T27">ориентированн</text:span><text:span text:style-name="T27">ый <text:s/>на <text:s/></text:span><text:span text:style-name="T27">высокопроизвод</text:span><text:span text:style-name="T27">ительную <text:s/></text:span><text:span text:style-name="T27">работу <text:s/>в сети <text:s/></text:span><text:span text:style-name="T27">и <text:s text:c="2"/></text:span><text:span text:style-name="T27">эффективное</text:span></text:p>
            <text:p text:style-name="P18"><text:span text:style-name="T27"><text:tab/></text:span><text:span text:style-name="T27">многопоточное <text:s/></text:span><text:span text:style-name="T27">выполнение <text:s/></text:span><text:span text:style-name="T28">(в <text:s/></text:span><text:span text:style-name="T28">виде <text:s/>“родных” <text:s/></text:span><text:span text:style-name="T28">исполняемых </text:span><text:span text:style-name="T28">файлов), <text:s/>легко <text:s/></text:span><text:span text:style-name="T28">осваиваемый, с</text:span></text:p>
            <text:p text:style-name="P18"><text:span text:style-name="T28"><text:tab/></text:span><text:span text:style-name="T28">многочисленны</text:span><text:span text:style-name="T28">ми надёжными </text:span><text:span text:style-name="T29">стандартными</text:span><text:span text:style-name="T28"> </text:span><text:span text:style-name="T28">библиотеками, </text:span><text:span text:style-name="T28">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</text:span><text:span text:style-name="T31">ки</text:span><text:span text:style-name="T28">: </text:span></text:p>
            <text:p text:style-name="P18"><text:span text:style-name="T32"><text:tab/></text:span><text:span text:style-name="T32">Robert </text:span><text:span text:style-name="T32">Griesemer,</text:span><text:span text:style-name="T33"><text:tab/></text:span><text:span text:style-name="T33">Rob Pike, </text:span><text:span text:style-name="T28">Ken </text:span><text:span text:style-name="T28">Thompson </text:span><text:span text:style-name="T29">– в </text:span><text:span text:style-name="T29">течение года </text:span><text:span text:style-name="T29">им никто не </text:span><text:span text:style-name="T29">мешал </text:span><text:span text:style-name="T29">спокойно </text:span><text:span text:style-name="T29">проектировать </text:span><text:span text:style-name="T29">язык. В язык </text:span><text:span text:style-name="T29">включалось </text:span><text:span text:style-name="T29">только то, что </text:span><text:span text:style-name="T29">было одобрено </text:span><text:span text:style-name="T29">всеми тремя </text:span><text:span text:style-name="T29">создателями, </text:span><text:span text:style-name="T29">каждый из </text:span><text:span text:style-name="T29">которых имел </text:span><text:span text:style-name="T29">ценный опыт </text:span><text:span text:style-name="T29">разработки </text:span><text:span text:style-name="T29">разных языков </text:span><text:span text:style-name="T29">программирова</text:span><text:span text:style-name="T29">ния. </text:span></text:p>
            <text:p text:style-name="P13"><text:span text:style-name="T34">Разработчики</text:span><text:span text:style-name="T30">: </text:span><text:span text:style-name="T30">команда в </text:span><text:span text:style-name="T30">Google + Go </text:span><text:span text:style-name="T30">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</text:span><text:span text:style-name="T36">программирова</text:span><text:span text:style-name="T36">ния</text:span><text:span text:style-name="T27"> <text:s/>для <text:s/></text:span><text:span text:style-name="T33">разработки <text:s/></text:span><text:span text:style-name="T33">больших <text:s/></text:span><text:span text:style-name="T33">надёжных <text:s/></text:span><text:span text:style-name="T33">высоконагружен</text:span><text:span text:style-name="T33">ных</text:span></text:p>
            <text:p text:style-name="P18"><text:span text:style-name="T33"><text:tab/></text:span><text:span text:style-name="T33">быстро </text:span><text:span text:style-name="T33">работающих </text:span><text:span text:style-name="T33">серверных </text:span><text:span text:style-name="T33">программных </text:span><text:span text:style-name="T33">комплексов с </text:span><text:span text:style-name="T33">распараллелива</text:span><text:span text:style-name="T33">нием </text:span><text:span text:style-name="T33">выполнения,</text:span></text:p>
            <text:p text:style-name="P18"><text:span text:style-name="T33"><text:tab/></text:span><text:span text:style-name="T33">которые </text:span><text:span text:style-name="T33">будут </text:span><text:span text:style-name="T33">развиваться в </text:span><text:span text:style-name="T33">течение </text:span><text:span text:style-name="T33">длительного </text:span><text:span text:style-name="T33">времени </text:span><text:span text:style-name="T33">большой </text:span><text:span text:style-name="T33">командой </text:span><text:span text:style-name="T33">разработчиков.</text:span></text:p>
            <text:p text:style-name="P18"><text:span text:style-name="T37"/></text:p>
            <text:p text:style-name="P18"><text:span text:style-name="T33">На </text:span><text:span text:style-name="T33">проектирование </text:span><text:span text:style-name="T33">Go </text:span><text:span text:style-name="T38">повлияли </text:span><text:span text:style-name="T38">языки</text:span><text:span text:style-name="T33"> </text:span><text:span text:style-name="T39">C, </text:span><text:span text:style-name="T39">Oberon-2, Active </text:span><text:span text:style-name="T39">Oberon, Oberon, </text:span><text:span text:style-name="T39">Modula-2, </text:span><text:span text:style-name="T39">Modula, Pascal, </text:span><text:span text:style-name="T39">Alef, </text:span><text:span text:style-name="T39">Newsqueak, </text:span><text:span text:style-name="T39">Squeak, CSP, </text:span><text:span text:style-name="T39">Smalltalk, Limbo,</text:span><text:span text:style-name="T29"> </text:span><text:span text:style-name="T29">APL, BCPL, </text:span><text:span text:style-name="T29">occam.</text:span><text:span text:style-name="T40"> </text:span></text:p>
            <text:p text:style-name="P18"/>
            <text:p text:style-name="P18"><text:span text:style-name="T41">Разработчиков </text:span><text:span text:style-name="T41">первоначально </text:span><text:span text:style-name="T41">объединило их </text:span><text:span text:style-name="T41">общее недовольство </text:span><text:span text:style-name="T41">языком C++. Кроме </text:span><text:span text:style-name="T41">того, они хотели </text:span><text:span text:style-name="T41">сделать язык с </text:span><text:span text:style-name="T41">простым </text:span><text:span text:style-name="T41">синтаксисом, но </text:span><text:span text:style-name="T41">отвечающий </text:span><text:span text:style-name="T42">современным </text:span><text:span text:style-name="T42">требованиям к </text:span><text:span text:style-name="T42">разработке </text:span><text:span text:style-name="T42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создател</text:span><text:span text:style-name="T22">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</text:span><text:span text:style-name="T46">школа»):</text:span></text:p>
            <text:p><text:span text:style-name="T47">разработчик языка C, ОС </text:span><text:span text:style-name="T47">Unix, Plan 9</text:span><text:span text:style-name="T48">, Inferno, grep, </text:span><text:span text:style-name="T48">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</text:span><text:span text:style-name="T44">(Pascal, Modula, Oberon), </text:span><text:span text:style-name="T44">европейская школа</text:span><text:span text:style-name="T52">»</text:span><text:span text:style-name="T46">):</text:span></text:p>
            <text:p><text:span text:style-name="T48">разработчик V8 JS </text:span><text:span text:style-name="T48">engine, Java HotSpot VM, </text:span><text:span text:style-name="T48">языка Sawzall, a </text:span><text:span text:style-name="T48">programming language for </text:span><text:span text:style-name="T48">vector computers, </text:span><text:span text:style-name="T48">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</text:span><text:span text:style-name="T46">специалист по </text:span><text:span text:style-name="T46">concurrency):</text:span></text:p>
            <text:p><text:span text:style-name="T48">разработчик window </text:span><text:span text:style-name="T48">system for Unix; ОС Plan 9, </text:span><text:span text:style-name="T48">Inferno, UTF-8, sam, acme, </text:span><text:span text:style-name="T48">языков Sawzall, Limbo, </text:span><text:span text:style-name="T48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</text:span><text:span text:style-name="T54">was not to create a </text:span><text:span text:style-name="T54">new programming </text:span><text:span text:style-name="T54">language, it was to </text:span><text:span text:style-name="T54">create a better way </text:span><text:span text:style-name="T54">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</text:span><text:span text:style-name="T57">изначальной целью </text:span><text:span text:style-name="T57">было не </text:span><text:span text:style-name="T57">разработать новый </text:span><text:span text:style-name="T57">язык </text:span><text:span text:style-name="T57">программирования, </text:span><text:span text:style-name="T57">а создать лучший </text:span><text:span text:style-name="T57">способ писать </text:span><text:span text:style-name="T57">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</text:span><text:span text:style-name="T22">достигну</text:span><text:span text:style-name="T22">ты цели </text:span><text:span text:style-name="T22">создания </text:span><text:span text:style-name="T22">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</text:span><text:span text:style-name="T27">хотели не </text:span><text:span text:style-name="T27">просто создать </text:span><text:span text:style-name="T27">новый язык, но </text:span><text:span text:style-name="T27">разработать </text:span><text:span text:style-name="T27">лучшую </text:span><text:span text:style-name="T36">технологию</text:span><text:span text:style-name="T27"> </text:span><text:span text:style-name="T36">разработки </text:span><text:span text:style-name="T36">программ</text:span><text:span text:style-name="T27"> </text:span><text:span text:style-name="T27">(большой </text:span><text:span text:style-name="T27">командой </text:span><text:span text:style-name="T27">разработчиков в </text:span><text:span text:style-name="T27">течение </text:span><text:span text:style-name="T27">длительного </text:span><text:span text:style-name="T27">времени):</text:span></text:p>
            <text:list text:style-name="L1">
              <text:list-item>
                <text:p text:style-name="P18"><text:span text:style-name="T58">язык </text:span><text:span text:style-name="T58">спроектирован </text:span><text:span text:style-name="T58">для надёжного </text:span><text:span text:style-name="T58">программирова</text:span><text:span text:style-name="T58">ния больших </text:span><text:span text:style-name="T58">программных </text:span><text:span text:style-name="T58">комплексов;</text:span></text:p>
              </text:list-item>
              <text:list-item>
                <text:p text:style-name="P18"><text:span text:style-name="T59">стабильная </text:span><text:span text:style-name="T59">спецификация </text:span><text:span text:style-name="T59">языка</text:span><text:span text:style-name="T58">: </text:span><text:span text:style-name="T58">совместимость </text:span><text:span text:style-name="T58">с </text:span><text:span text:style-name="T58">предыдущими </text:span><text:span text:style-name="T58">и </text:span><text:span text:style-name="T58">последующими </text:span><text:span text:style-name="T58">версиями;</text:span></text:p>
              </text:list-item>
              <text:list-item>
                <text:p text:style-name="P18"><text:span text:style-name="T58">краткий и </text:span><text:span text:style-name="T58">логичный </text:span><text:span text:style-name="T59">синтаксис</text:span><text:span text:style-name="T58">: </text:span><text:span text:style-name="T58">легко освоить и </text:span><text:span text:style-name="T58">однозначно </text:span><text:span text:style-name="T58">понимать в </text:span><text:span text:style-name="T58">команде;</text:span></text:p>
              </text:list-item>
              <text:list-item>
                <text:p text:style-name="P18"><text:span text:style-name="T59">строгая </text:span><text:span text:style-name="T59">типизация, </text:span><text:span text:style-name="T59">объявления, </text:span><text:span text:style-name="T59">импорты</text:span><text:span text:style-name="T58">: </text:span><text:span text:style-name="T58">компилятор </text:span><text:span text:style-name="T58">контролирует </text:span><text:span text:style-name="T58">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</text:span><text:span text:style-name="T58">минимизирует </text:span><text:span text:style-name="T58">время сборки </text:span><text:span text:style-name="T58">больших </text:span><text:span text:style-name="T58">программных </text:span><text:span text:style-name="T58">систем;</text:span></text:p>
              </text:list-item>
              <text:list-item>
                <text:p text:style-name="P18"><text:span text:style-name="T59">легко </text:span><text:span text:style-name="T59">компилироват</text:span><text:span text:style-name="T59">ь для разных </text:span><text:span text:style-name="T59">ОС и </text:span><text:span text:style-name="T59">архитектур </text:span><text:span text:style-name="T58">одни и те же </text:span><text:span text:style-name="T58">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</text:span><text:span text:style-name="T58">неявным </text:span><text:span text:style-name="T58">соответствием: </text:span><text:span text:style-name="T58">позволят </text:span><text:span text:style-name="T58">расширять </text:span><text:span text:style-name="T58">готовые </text:span><text:span text:style-name="T58">системы;</text:span></text:p>
              </text:list-item>
              <text:list-item>
                <text:p text:style-name="P18"><text:span text:style-name="T59">композиция</text:span><text:span text:style-name="T58"> </text:span><text:span text:style-name="T58">вместо </text:span><text:span text:style-name="T58">наследования: </text:span><text:span text:style-name="T58">обеспечит </text:span><text:span text:style-name="T58">независимое </text:span><text:span text:style-name="T58">развитие </text:span><text:span text:style-name="T58">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</text:span><text:span text:style-name="T58">структурируют </text:span><text:span text:style-name="T58">программу для </text:span><text:span text:style-name="T58">параллельного </text:span><text:span text:style-name="T58">выполнения;</text:span></text:p>
              </text:list-item>
              <text:list-item>
                <text:p text:style-name="P18"><text:span text:style-name="T59">каналы</text:span><text:span text:style-name="T58"> </text:span><text:span text:style-name="T58">обеспечат </text:span><text:span text:style-name="T58">удобную </text:span><text:span text:style-name="T58">синхронизацию </text:span><text:span text:style-name="T58">и обмен </text:span><text:span text:style-name="T58">данными между </text:span><text:span text:style-name="T58">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</text:span><text:span text:style-name="T58">средства языка </text:span><text:span text:style-name="T58">для явной </text:span><text:span text:style-name="T58">обработки </text:span><text:span text:style-name="T58">ошибок;</text:span></text:p>
              </text:list-item>
              <text:list-item>
                <text:p text:style-name="P18"><text:span text:style-name="T59">единый стиль </text:span><text:span text:style-name="T58">оформления </text:span><text:span text:style-name="T58">исходников: </text:span><text:span text:style-name="T58">задаётся </text:span><text:span text:style-name="T58">утилитой </text:span><text:span text:style-name="T60">go </text:span><text:span text:style-name="T60">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</text:span><text:span text:style-name="T58">надёжно </text:span><text:span text:style-name="T58">работающая </text:span><text:span text:style-name="T59">стандартная </text:span><text:span text:style-name="T59">библиотека</text:span><text:span text:style-name="T58">: </text:span><text:span text:style-name="T58">предоставит </text:span><text:span text:style-name="T58">готовые </text:span><text:span text:style-name="T58">компоненты;</text:span></text:p>
              </text:list-item>
              <text:list-item>
                <text:p text:style-name="P18"><text:span text:style-name="T58">удобная </text:span><text:span text:style-name="T58">распределённа</text:span><text:span text:style-name="T58">я </text:span><text:span text:style-name="T59">система </text:span><text:span text:style-name="T59">управления </text:span><text:span text:style-name="T59">внешними </text:span><text:span text:style-name="T59">пакетами</text:span><text:span text:style-name="T58"> с </text:span><text:span text:style-name="T58">идентификаци</text:span><text:span text:style-name="T58">ей по URL;</text:span></text:p>
              </text:list-item>
              <text:list-item>
                <text:p text:style-name="P18"><text:span text:style-name="T58">мощный набор </text:span><text:span text:style-name="T59">стандартных </text:span><text:span text:style-name="T59">инструментов</text:span><text:span text:style-name="T58"> </text:span><text:span text:style-name="T58">всегда под </text:span><text:span text:style-name="T58">рукой</text:span><text:span text:style-name="T58">: </text:span><text:span text:style-name="T61">go </text:span><text:span text:style-name="T62">command</text:span><text:span text:style-name="T58">, </text:span><text:span text:style-name="T61">go </text:span><text:span text:style-name="T61">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</text:span><text:span text:style-name="T59">возможности </text:span><text:span text:style-name="T59">для </text:span><text:span text:style-name="T59">автоматизаци</text:span><text:span text:style-name="T59">и</text:span><text:span text:style-name="T58"> за счёт </text:span><text:span text:style-name="T58">расширения </text:span><text:span text:style-name="T58">набора </text:span><text:span text:style-name="T58">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</text:span><text:span text:style-name="T59">исходный код</text:span><text:span text:style-name="T58">: </text:span><text:span text:style-name="T58">привлекает </text:span><text:span text:style-name="T58">сообщество </text:span><text:span text:style-name="T58">для развития </text:span><text:span text:style-name="T58">системы </text:span><text:span text:style-name="T58">программирова</text:span><text:span text:style-name="T58">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</text:span><text:span text:style-name="T63">ия и </text:span><text:span text:style-name="T63">совмести</text:span><text:span text:style-name="T63">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</text:span><text:span text:style-name="T66">Google; </text:span><text:span text:style-name="T66">проектирование</text:span><text:span text:style-name="T66">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</text:span><text:span text:style-name="T66">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</text:span><text:span text:style-name="T66">Thompson (~ в </text:span><text:span text:style-name="T66">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</text:span><text:span text:style-name="T65">й проект (draft) </text:span><text:span text:style-name="T65">спецификации </text:span><text:span text:style-name="T65">языка. </text:span></text:p>
            <text:p text:style-name="P13"><text:span text:style-name="T64">2009</text:span><text:span text:style-name="T65">-11-10</text:span><text:span text:style-name="T65"><text:tab/></text:span><text:span text:style-name="T66">был </text:span><text:span text:style-name="T66">официально </text:span><text:span text:style-name="T68">представлен</text:span><text:span text:style-name="T66"> </text:span><text:span text:style-name="T66">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</text:span><text:span text:style-name="T67">release </text:span><text:span text:style-name="T67">weekly.2011-03-</text:span><text:span text:style-name="T67">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</text:span><text:span text:style-name="T67">&amp; a set of core </text:span><text:span text:style-name="T67">libraries.</text:span></text:p>
            <text:p text:style-name="P13"><text:span text:style-name="T69">2013-05-13</text:span><text:span text:style-name="T69"><text:tab/></text:span><text:span text:style-name="T69">go1.1: ~30%-</text:span><text:span text:style-name="T69">40% </text:span><text:span text:style-name="T69">performance </text:span><text:span text:style-name="T69">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</text:span><text:span text:style-name="T67">&amp; runtime written </text:span><text:span text:style-name="T67">in Go (+ a little </text:span><text:span text:style-name="T67">assembler); </text:span><text:span text:style-name="T67">dynamic </text:span><text:span text:style-name="T67">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</text:span><text:span text:style-name="T67">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</text:span><text:span text:style-name="T67">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</text:span><text:span text:style-name="T69">package; </text:span><text:span text:style-name="T67">PGO </text:span><text:span text:style-name="T67">(Profile-guided </text:span><text:span text:style-name="T67">Optimization) in </text:span><text:span text:style-name="T67">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</text:span><text:span text:style-name="T67">over function </text:span><text:span text:style-name="T67">types; </text:span><text:span text:style-name="T73">iter, </text:span><text:span text:style-name="T73">unique, structs</text:span><text:span text:style-name="T67"> </text:span><text:span text:style-name="T67">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</text:span><text:span text:style-name="T67">type aliases; </text:span><text:span text:style-name="T67">weak pointers; </text:span><text:span text:style-name="T67">post-quantum </text:span><text:span text:style-name="T67">cryptography; </text:span><text:span text:style-name="T67">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</text:span><text:span text:style-name="T69">experimental GC </text:span><text:span text:style-name="T69">(10-40% faster), </text:span><text:span text:style-name="T69">many changes in </text:span><text:span text:style-name="T69">the standard </text:span><text:span text:style-name="T69">library</text:span><text:span text:style-name="T75">.</text:span></text:p>
            <text:p text:style-name="P13"><text:span text:style-name="T28"/></text:p>
            <text:p text:style-name="P18"><text:span text:style-name="T76">Спецификация </text:span><text:span text:style-name="T76">языка и </text:span><text:span text:style-name="T76">стандартной </text:span><text:span text:style-name="T76">библиотеки </text:span><text:span text:style-name="T76">обратно </text:span><text:span text:style-name="T76">совместимы с </text:span><text:span text:style-name="T76">версиями </text:span><text:span text:style-name="T76">Go 1.x.</text:span></text:p>
            <text:p text:style-name="P18"><text:span text:style-name="T77">Поэтому многие </text:span><text:span text:style-name="T77">крупные </text:span><text:span text:style-name="T77">компании, </text:span><text:span text:style-name="T77">выждав время, </text:span><text:span text:style-name="T77">убедились в </text:span><text:span text:style-name="T77">долговременной </text:span><text:span text:style-name="T77">поддержке языка </text:span><text:span text:style-name="T77">и стали </text:span><text:span text:style-name="T77">применять его в </text:span><text:span text:style-name="T77">своих важных </text:span><text:span text:style-name="T77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</text:span><text:span text:style-name="T63">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</text:span><text:span text:style-name="T79">Официальный </text:span><text:span text:style-name="T79">компилятор </text:span><text:span text:style-name="T79">(Google) для </text:span><text:span text:style-name="T79">ОС AIX, </text:span><text:span text:style-name="T79">Android, *BSD, </text:span><text:span text:style-name="T79">iOS, Linux, </text:span><text:span text:style-name="T79">macOS, Plan </text:span><text:span text:style-name="T79">9, </text:span><text:span text:style-name="T80">Solaris, </text:span><text:span text:style-name="T80">Windows (на </text:span><text:span text:style-name="T80">разных </text:span><text:span text:style-name="T80">аппаратных </text:span><text:span text:style-name="T80">архитектурах) </text:span><text:span text:style-name="T80">и для </text:span><text:span text:style-name="T80">WebAssembly </text:span><text:span text:style-name="T80">(WASM).</text:span></text:p>
            <text:p text:style-name="P18"><text:span text:style-name="T79"><text:tab/></text:span><text:span text:style-name="T79">2. </text:span><text:span text:style-name="T79">gofrontend + </text:span><text:span text:style-name="T79">libgo для </text:span><text:span text:style-name="T80">GCC </text:span><text:span text:style-name="T80">и других </text:span><text:span text:style-name="T80">компиляторов.</text:span></text:p>
            <text:p text:style-name="P18"><text:span text:style-name="T80"><text:tab/></text:span><text:span text:style-name="T80">3. </text:span><text:span text:style-name="T81">TinyGo</text:span><text:span text:style-name="T80"> </text:span><text:span text:style-name="T80">для embedded </text:span><text:span text:style-name="T80">systems и </text:span><text:span text:style-name="T80">WebAssembly.</text:span></text:p>
            <text:p text:style-name="P18"><text:span text:style-name="T80"><text:tab/></text:span><text:span text:style-name="T80">4. </text:span><text:span text:style-name="T81">GopherJS</text:span><text:span text:style-name="T80"> – </text:span><text:span text:style-name="T80">кросс-</text:span><text:span text:style-name="T80">компилятор из </text:span><text:span text:style-name="T80">Go в </text:span><text:span text:style-name="T80">JavaScript.</text:span></text:p>
            <text:p text:style-name="P18"><text:span text:style-name="T82"/></text:p>
            <text:p text:style-name="P18"><text:span text:style-name="T82">Поддерживаются </text:span><text:span text:style-name="T82">практически все </text:span><text:span text:style-name="T83">архитектуры</text:span><text:span text:style-name="T82">: </text:span><text:span text:style-name="T82">i386, amd64, </text:span><text:span text:style-name="T82">ARM, RISC-V, </text:span><text:span text:style-name="T82">MIPS, ppc64, …</text:span></text:p>
            <text:p text:style-name="P18"><text:span text:style-name="T84"><text:tab/></text:span><text:span text:style-name="T84"><text:tab/></text:span><text:span text:style-name="T84">go </text:span><text:span text:style-name="T84">tool dist </text:span><text:span text:style-name="T84">list</text:span></text:p>
            <text:p text:style-name="P18"><text:span text:style-name="T85">Лёгкая кросс-</text:span><text:span text:style-name="T85">компиляция!</text:span></text:p>
            <text:p text:style-name="P18"><text:span text:style-name="T86"/></text:p>
            <text:p text:style-name="P18"><text:span text:style-name="T87">Установка</text:span><text:span text:style-name="T88"> </text:span><text:span text:style-name="T88">(описание </text:span><text:span text:style-name="T89">https://golan</text:span><text:span text:style-name="T89">g.org/doc/ins</text:span><text:span text:style-name="T89">tall</text:span><text:span text:style-name="T86">):</text:span></text:p>
            <text:p text:style-name="P18"><text:span text:style-name="T90"><text:tab/></text:span><text:span text:style-name="T90"><text:tab/></text:span><text:span text:style-name="T84">sudo </text:span><text:span text:style-name="T84">apt-get </text:span><text:span text:style-name="T84">install </text:span><text:span text:style-name="T84">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</text:span><text:span text:style-name="T84">get go@1.24.3 </text:span><text:span text:style-name="T84"># </text:span><text:span text:style-name="T91">или</text:span><text:span text:style-name="T84"> go get </text:span><text:span text:style-name="T84">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</text:span><text:span text:style-name="T86">интерактивное </text:span><text:span text:style-name="T86">выполнение </text:span><text:span text:style-name="T86">программ в </text:span><text:span text:style-name="T86">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</text:span><text:span text:style-name="T92">привето</text:span><text:span text:style-name="T92">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 main <text:s text:c="2"/></text:span><text:span text:style-name="T93"><text:s text:c="15"/></text:span><text:span text:style-name="T93"><text:s text:c="3"/>// все </text:span><text:span text:style-name="T93">программы </text:span><text:span text:style-name="T93">принадлежат к </text:span><text:span text:style-name="T93">своему пакету</text:span></text:p>
            <text:p text:style-name="P13"><text:span text:style-name="T94">import ( <text:s text:c="6"/></text:span><text:span text:style-name="T94"><text:s text:c="15"/></text:span><text:span text:style-name="T94"><text:s text:c="3"/></text:span><text:span text:style-name="T93">// </text:span><text:span text:style-name="T93">подключить...</text:span></text:p>
            <text:p text:style-name="P13"><text:span text:style-name="T93"><text:s text:c="2"/></text:span><text:span text:style-name="T93">"fmt" <text:s text:c="7"/></text:span><text:span text:style-name="T93"><text:s text:c="15"/></text:span><text:span text:style-name="T93"><text:s text:c="3"/>// ... </text:span><text:span text:style-name="T93">пакет </text:span><text:span text:style-name="T93">форматированно</text:span><text:span text:style-name="T93">го вывода</text:span></text:p>
            <text:p text:style-name="P13"><text:span text:style-name="T94"><text:s text:c="2"/></text:span><text:span text:style-name="T93">"os" <text:s text:c="8"/></text:span><text:span text:style-name="T93"><text:s text:c="15"/></text:span><text:span text:style-name="T93"><text:s text:c="3"/>// ... и </text:span><text:span text:style-name="T93">взаимодействия </text:span><text:span text:style-name="T93">с ОС</text:span></text:p>
            <text:p text:style-name="P13"><text:span text:style-name="T93">)</text:span></text:p>
            <text:p text:style-name="P13"><text:span text:style-name="T94">const world = </text:span><text:span text:style-name="T94">"</text:span><text:span text:style-name="T94">世界</text:span><text:span text:style-name="T94">" <text:s text:c="8"/></text:span><text:span text:style-name="T94"><text:s text:c="4"/>// для </text:span><text:span text:style-name="T94">исходного кода </text:span><text:span text:style-name="T94">и литералов: </text:span><text:span text:style-name="T94">только </text:span><text:span text:style-name="T93">UTF-8</text:span></text:p>
            <text:p text:style-name="P13"><text:span text:style-name="T95"/></text:p>
            <text:p text:style-name="P13"><text:span text:style-name="T93">func </text:span><text:span text:style-name="T96">main</text:span><text:span text:style-name="T93">() { <text:s/></text:span><text:span text:style-name="T93"><text:s text:c="15"/></text:span><text:span text:style-name="T93"><text:s text:c="3"/>// с main() </text:span><text:span text:style-name="T93">начинается </text:span><text:span text:style-name="T93">выполнение </text:span><text:span text:style-name="T93">программы</text:span></text:p>
            <text:p text:style-name="P13"><text:span text:style-name="T94"><text:s text:c="2"/></text:span><text:span text:style-name="T94">var s string </text:span><text:span text:style-name="T94">= world <text:s text:c="7"/></text:span><text:span text:style-name="T94"><text:s text:c="3"/>// var </text:span><text:span text:style-name="T97">переменная тип </text:span><text:span text:style-name="T97">= значение</text:span></text:p>
            <text:p text:style-name="P13"><text:span text:style-name="T94"><text:s text:c="15"/></text:span><text:span text:style-name="T94"><text:s text:c="15"/></text:span><text:span text:style-name="T94"><text:s text:c="3"/></text:span><text:span text:style-name="T94">// len() — </text:span><text:span text:style-name="T94">встроенная </text:span><text:span text:style-name="T94">функция </text:span><text:span text:style-name="T94">определения </text:span><text:span text:style-name="T94">размера </text:span></text:p>
            <text:p text:style-name="P13"><text:span text:style-name="T94"><text:s text:c="2"/></text:span><text:span text:style-name="T94">if </text:span><text:span text:style-name="T94">len(os.Args) &gt; </text:span><text:span text:style-name="T94">1 </text:span><text:span text:style-name="T94">{ <text:s text:c="9"/>// </text:span><text:span text:style-name="T94">в os.Args[0] — </text:span><text:span text:style-name="T94">имя программы</text:span></text:p>
            <text:p text:style-name="P13"><text:span text:style-name="T94"><text:s text:c="4"/></text:span><text:span text:style-name="T94">s = </text:span><text:span text:style-name="T94">os.Args[1] <text:s text:c="4"/></text:span><text:span text:style-name="T94"><text:s text:c="10"/>// </text:span><text:span text:style-name="T94">имена с </text:span><text:span text:style-name="T94">заглавной </text:span><text:span text:style-name="T94">буквы доступны </text:span><text:span text:style-name="T94">вне пакета</text:span></text:p>
            <text:p text:style-name="P13"><text:span text:style-name="T94"><text:s text:c="2"/></text:span><text:span text:style-name="T94">}</text:span></text:p>
            <text:p text:style-name="P13"><text:span text:style-name="T93"><text:s text:c="2"/></text:span><text:span text:style-name="T93">fmt.Printf("Пр</text:span><text:span text:style-name="T93">ивет, %s!\n", </text:span><text:span text:style-name="T93">s) // вызов </text:span><text:span text:style-name="T93">функции из </text:span><text:span text:style-name="T93">импортированно</text:span><text:span text:style-name="T93">го пакета</text:span></text:p>
            <text:p text:style-name="P13"><text:span text:style-name="T93">} <text:s text:c="13"/></text:span><text:span text:style-name="T93"><text:s text:c="15"/></text:span><text:span text:style-name="T93"><text:s text:c="2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8">$ go run </text:span><text:span text:style-name="T98">helloWorld.go</text:span></text:p>
            <text:p><text:span text:style-name="T98">Привет, </text:span><text:span text:style-name="T98">世界</text:span><text:span text:style-name="T98">!</text:span></text:p>
            <text:p text:style-name="P13"><text:span text:style-name="T98">$ go build </text:span><text:span text:style-name="T98">helloWorld.go</text:span></text:p>
            <text:p text:style-name="P13"><text:span text:style-name="T99">$ ./helloWorld</text:span><text:span text:style-name="T98"> </text:span><text:span text:style-name="T98">мир</text:span></text:p>
            <text:p text:style-name="P13"><text:span text:style-name="T98">Привет, мир!</text:span></text:p>
            <text:p text:style-name="P13"><text:span text:style-name="T99">$ </text:span><text:span text:style-name="T100">GOOS=windows </text:span><text:span text:style-name="T100">GOARCH=amd64</text:span><text:span text:style-name="T99"> </text:span><text:span text:style-name="T98">go </text:span><text:span text:style-name="T98">build </text:span><text:span text:style-name="T98">helloWorld.go</text:span></text:p>
            <text:p text:style-name="P13"><text:span text:style-name="T99">$ ls </text:span><text:span text:style-name="T98">helloWorld*</text:span></text:p>
            <text:p text:style-name="P13"><text:span text:style-name="T101">helloWorld </text:span><text:span text:style-name="T101">helloWorld.exe</text:span><text:span text:style-name="T99"> </text:span><text:span text:style-name="T99">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</text:span><text:span text:style-name="T24">и пути</text:span></text:p>
          </draw:text-box>
        </draw:frame>
        <draw:frame draw:style-name="gr26" draw:text-style-name="P31" draw:layer="layout" svg:width="26.4cm" svg:height="12.996cm" svg:x="0.811cm" svg:y="2.116cm">
          <draw:text-box>
            <text:p text:style-name="P29"><text:span text:style-name="T102">$ echo $</text:span><text:span text:style-name="T103">GOROOT</text:span></text:p>
            <text:p text:style-name="P29"><text:span text:style-name="T102">/usr/local/go</text:span></text:p>
            <text:p text:style-name="P29"><text:span text:style-name="T102">$ echo $</text:span><text:span text:style-name="T103">GOPATH</text:span></text:p>
            <text:p text:style-name="P29"><text:span text:style-name="T102">~/go</text:span></text:p>
            <text:p text:style-name="P29"><text:span text:style-name="T102"/></text:p>
            <text:p text:style-name="P29"><text:span text:style-name="T102">$ cd $GOPATH/</text:span><text:span text:style-name="T103">src</text:span></text:p>
            <text:p text:style-name="P30"><text:span text:style-name="T102"/></text:p>
            <text:p text:style-name="P29"><text:span text:style-name="T102">$ mkdir </text:span><text:span text:style-name="T104">sample</text:span><text:span text:style-name="T102"> </text:span><text:span text:style-name="T102">&amp;&amp; mkdir </text:span><text:span text:style-name="T104">sample</text:span><text:span text:style-name="T102">/</text:span><text:span text:style-name="T104">module</text:span></text:p>
            <text:p text:style-name="P29"><text:span text:style-name="T102">$ cd </text:span><text:span text:style-name="T104">sample</text:span><text:span text:style-name="T102">/</text:span><text:span text:style-name="T104">module</text:span></text:p>
            <text:p text:style-name="P30"><text:span text:style-name="T105"/></text:p>
            <text:p text:style-name="P30"><text:span text:style-name="T106"># 1. Напишите </text:span><text:span text:style-name="T106">program</text:span><text:span text:style-name="T105">.go</text:span><text:span text:style-name="T106">, </text:span><text:span text:style-name="T106">которая будет </text:span><text:span text:style-name="T106">использоваться в </text:span><text:span text:style-name="T105">main.go</text:span><text:span text:style-name="T106">. </text:span></text:p>
            <text:p text:style-name="P30"><text:span text:style-name="T105"/></text:p>
            <text:p text:style-name="P30"><text:span text:style-name="T105">$ cd </text:span><text:span text:style-name="T105">$GOPATH/src/</text:span><text:span text:style-name="T106">samp</text:span><text:span text:style-name="T106">le</text:span></text:p>
            <text:p text:style-name="P30"><text:span text:style-name="T106"># 2. Напишите </text:span><text:span text:style-name="T105">main.go,</text:span><text:span text:style-name="T106"> которая </text:span><text:span text:style-name="T106">делает </text:span><text:span text:style-name="T105">import </text:span><text:span text:style-name="T105">"sample/module"</text:span></text:p>
            <text:p text:style-name="P30"><text:span text:style-name="T105"/></text:p>
            <text:p text:style-name="P30"><text:span text:style-name="T105"># 3. </text:span><text:span text:style-name="T106">Объявите </text:span><text:span text:style-name="T106">модуль </text:span><text:span text:style-name="T105">sample</text:span><text:span text:style-name="T106"> в </text:span><text:span text:style-name="T105">go.mod</text:span></text:p>
            <text:p text:style-name="P30"><text:span text:style-name="T105">$ go mod init </text:span><text:span text:style-name="T105">sample</text:span></text:p>
            <text:p text:style-name="P30"><text:span text:style-name="T105"/></text:p>
            <text:p text:style-name="P30"><text:span text:style-name="T102">$ go run main.go</text:span></text:p>
            <text:p text:style-name="P30"><text:span text:style-name="T102"/></text:p>
            <text:p text:style-name="P30"><text:span text:style-name="T102">$ go build </text:span><text:span text:style-name="T102">main.go</text:span></text:p>
            <text:p text:style-name="P30"><text:span text:style-name="T105">$ ./main</text:span></text:p>
            <text:p text:style-name="P30"><text:span text:style-name="T102"/></text:p>
          </draw:text-box>
        </draw:frame>
        <draw:frame draw:style-name="gr27" draw:text-style-name="P33" draw:layer="layout" svg:width="5.2cm" svg:height="1.673cm" svg:x="21.5cm" svg:y="7.127cm">
          <draw:text-box>
            <text:p text:style-name="P32"><text:span text:style-name="T107">// go.mod</text:span></text:p>
            <text:p><text:span text:style-name="T108">module </text:span><text:span text:style-name="T109">sample</text:span></text:p>
            <text:p><text:span text:style-name="T108">go 1.25.1</text:span></text:p>
          </draw:text-box>
        </draw:frame>
        <draw:frame draw:style-name="gr28" draw:text-style-name="P35" draw:layer="layout" svg:width="9.2cm" svg:height="4.231cm" svg:x="17.5cm" svg:y="2.406cm">
          <draw:text-box>
            <text:p text:style-name="P34"><text:span text:style-name="T110">~/go/</text:span></text:p>
            <text:p text:style-name="P13"><text:span text:style-name="T111"><text:s text:c="4"/></text:span><text:span text:style-name="T110">│</text:span></text:p>
            <text:p text:style-name="P34"><text:span text:style-name="T111"><text:s text:c="4"/></text:span><text:span text:style-name="T112">└</text:span><text:span text:style-name="T111">─</text:span><text:span text:style-name="T110">src/</text:span></text:p>
            <text:p text:style-name="P34"><text:span text:style-name="T112"><text:s text:c="9"/></text:span><text:span text:style-name="T113">│ </text:span></text:p>
            <text:p text:style-name="P34"><text:span text:style-name="T112"><text:s text:c="9"/></text:span><text:span text:style-name="T113">└─</text:span><text:span text:style-name="T114">/</text:span><text:span text:style-name="T113">sample/</text:span></text:p>
            <text:p text:style-name="P13"><text:span text:style-name="T112"><text:s text:c="18"/></text:span><text:span text:style-name="T112">├─</text:span><text:span text:style-name="T113">go.mod</text:span></text:p>
            <text:p text:style-name="P34"><text:span text:style-name="T112"><text:s text:c="18"/></text:span><text:span text:style-name="T112">├─</text:span><text:span text:style-name="T113">main.go</text:span></text:p>
            <text:p text:style-name="P13"><text:span text:style-name="T112"><text:s text:c="18"/></text:span><text:span text:style-name="T112">├─</text:span><text:span text:style-name="T113">main</text:span></text:p>
            <text:p text:style-name="P13"><text:span text:style-name="T112"><text:s text:c="18"/></text:span><text:span text:style-name="T112">└─</text:span><text:span text:style-name="T115">/</text:span><text:span text:style-name="T116">module/</text:span></text:p>
            <text:p text:style-name="P34"><text:span text:style-name="T117"><text:s text:c="21"/></text:span><text:span text:style-name="T117"><text:s text:c="6"/>└─</text:span><text:span text:style-name="T117">program</text:span><text:span text:style-name="T116">.go</text:span></text:p>
          </draw:text-box>
        </draw:frame>
        <draw:frame draw:style-name="gr28" draw:text-style-name="P37" draw:layer="layout" svg:width="6.6cm" svg:height="4.231cm" svg:x="12.1cm" svg:y="10.369cm">
          <draw:text-box>
            <text:p text:style-name="P36"><text:span text:style-name="T110">// main.go</text:span></text:p>
            <text:p text:style-name="P34"><text:span text:style-name="T118">package main</text:span></text:p>
            <text:p text:style-name="P34"><text:span text:style-name="T118"/></text:p>
            <text:p text:style-name="P34"><text:span text:style-name="T119">import </text:span><text:span text:style-name="T119">"sample/module"</text:span></text:p>
            <text:p text:style-name="P34"><text:span text:style-name="T119"/></text:p>
            <text:p text:style-name="P34"><text:span text:style-name="T118">func main() {</text:span></text:p>
            <text:p text:style-name="P34"><text:span text:style-name="T118"><text:s text:c="4"/></text:span><text:span text:style-name="T118">object := </text:span><text:span text:style-name="T118">module.Type{}</text:span></text:p>
            <text:p text:style-name="P34"><text:span text:style-name="T118"><text:s text:c="4"/></text:span><text:span text:style-name="T118">object.Method()</text:span></text:p>
            <text:p text:style-name="P34"><text:span text:style-name="T118">}</text:span></text:p>
          </draw:text-box>
        </draw:frame>
        <draw:frame draw:style-name="gr28" draw:text-style-name="P38" draw:layer="layout" svg:width="7.2cm" svg:height="4.231cm" svg:x="19.5cm" svg:y="10.37cm">
          <draw:text-box>
            <text:p text:style-name="P36"><text:span text:style-name="T120">// module/program.go</text:span></text:p>
            <text:p text:style-name="P34"><text:span text:style-name="T119">package module</text:span></text:p>
            <text:p text:style-name="P34"><text:span text:style-name="T119"/></text:p>
            <text:p text:style-name="P34"><text:span text:style-name="T119">type Type struct {</text:span></text:p>
            <text:p text:style-name="P34"><text:span text:style-name="T119">}</text:span></text:p>
            <text:p text:style-name="P34"><text:span text:style-name="T119"/></text:p>
            <text:p text:style-name="P34"><text:span text:style-name="T119">func (t Type) </text:span><text:span text:style-name="T119">Method() {</text:span></text:p>
            <text:p text:style-name="P34"><text:span text:style-name="T119"><text:s text:c="4"/></text:span><text:span text:style-name="T119">println("Method() of </text:span><text:span text:style-name="T119">Type")</text:span></text:p>
            <text:p text:style-name="P34"><text:span text:style-name="T119">}</text:span></text:p>
            <text:p text:style-name="P34"><text:span text:style-name="T119"/></text:p>
          </draw:text-box>
        </draw:frame>
        <draw:custom-shape draw:style-name="gr29" draw:text-style-name="P40" draw:layer="layout" svg:width="0.5cm" svg:height="0.5cm" svg:x="26.1cm" svg:y="5.8cm">
          <text:p text:style-name="P39"><text:span text:style-name="T1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0.5cm" svg:height="0.5cm" svg:x="21.001cm" svg:y="4.801cm">
          <text:p text:style-name="P39"><text:span text:style-name="T1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0.5cm" svg:height="0.5cm" svg:x="23.402cm" svg:y="4.402cm">
          <text:p text:style-name="P39"><text:span text:style-name="T1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1">Синтакси</text:span><text:span text:style-name="T121">с: </text:span><text:span text:style-name="T121">особенно</text:span><text:span text:style-name="T121">сти</text:span></text:p>
          </draw:text-box>
        </draw:frame>
        <draw:frame draw:style-name="gr32" draw:text-style-name="P43" draw:layer="layout" svg:width="26.8cm" svg:height="13.103cm" svg:x="0.6cm" svg:y="2.1cm">
          <draw:text-box>
            <text:p text:style-name="P13"><text:span text:style-name="T122">Простой синтаксис. </text:span><text:span text:style-name="T122">Минимум </text:span><text:span text:style-name="T122">синтаксических </text:span><text:span text:style-name="T122">конструкций. </text:span><text:span text:style-name="T122">Однозначное </text:span><text:span text:style-name="T122">выражение действий </text:span><text:span text:style-name="T122">(без TIMTOWTDI).</text:span></text:p>
            <text:p text:style-name="P13"><text:span text:style-name="T122">Каждое утверждение </text:span><text:span text:style-name="T122">(statement) начинается </text:span><text:span text:style-name="T122">с ключевого слова. </text:span><text:span text:style-name="T122">Исходники в UTF-8.</text:span></text:p>
            <text:p text:style-name="P13"><text:span text:style-name="T122"/></text:p>
            <text:p text:style-name="P13"><text:span text:style-name="T123">Ошибки – это тип </text:span><text:span text:style-name="T123">данных </text:span><text:span text:style-name="T124">error</text:span><text:span text:style-name="T123">. Н</text:span><text:span text:style-name="T122">ет </text:span><text:span text:style-name="T122">исключений </text:span><text:span text:style-name="T122">(exceptions). Есть </text:span><text:span text:style-name="T125">panic()</text:span><text:span text:style-name="T122"> и </text:span><text:span text:style-name="T125">recover()</text:span><text:span text:style-name="T122">.</text:span></text:p>
            <text:p text:style-name="P13"><text:span text:style-name="T122">Нет классов, но в </text:span><text:span text:style-name="T125">struct</text:span><text:span text:style-name="T122"> можно </text:span><text:span text:style-name="T122">описывать поля, и для </text:span><text:span text:style-name="T122">всех типов данных </text:span><text:span text:style-name="T122">можно определять </text:span><text:span text:style-name="T122">методы.</text:span></text:p>
            <text:p text:style-name="P13"><text:span text:style-name="T125">inteface</text:span><text:span text:style-name="T122"> описывает </text:span><text:span text:style-name="T122">тип с набором методов, </text:span><text:span text:style-name="T122">другие типы могут </text:span><text:span text:style-name="T122">неявно </text:span><text:span text:style-name="T122">соответствовать </text:span><text:span text:style-name="T122">интерфейсу, реализуя </text:span><text:span text:style-name="T122">этот набор.</text:span></text:p>
            <text:p text:style-name="P13"><text:span text:style-name="T122"/></text:p>
            <text:p text:style-name="P13"><text:span text:style-name="T126">;</text:span><text:span text:style-name="T122"> служит переводом </text:span><text:span text:style-name="T122">строки (line feed) — </text:span><text:span text:style-name="T122">автоматически </text:span><text:span text:style-name="T122">вставляется </text:span><text:span text:style-name="T122">компилятором, где </text:span><text:span text:style-name="T122">необходимо.</text:span></text:p>
            <text:p text:style-name="P13"><text:span text:style-name="T126">,</text:span><text:span text:style-name="T122"> запятая обязательна </text:span><text:span text:style-name="T122">в конце строки в </text:span><text:span text:style-name="T122">списке, если нет </text:span><text:span text:style-name="T125">)</text:span><text:span text:style-name="T122"> как </text:span><text:span text:style-name="T122">завершителя списка.</text:span></text:p>
            <text:p text:style-name="P13"><text:span text:style-name="T124">_</text:span><text:span text:style-name="T123"> “пустая переменная</text:span><text:span text:style-name="T122">“ </text:span><text:span text:style-name="T122">(blank identifier) для </text:span><text:span text:style-name="T122">игнорирования </text:span><text:span text:style-name="T122">значения.</text:span></text:p>
            <text:p text:style-name="P13"><text:span text:style-name="T127">:=</text:span><text:span text:style-name="T122"> простое объявление </text:span><text:span text:style-name="T122">с выводом типа из </text:span><text:span text:style-name="T122">значения (inferred type) </text:span><text:span text:style-name="T122">и инициализация </text:span><text:span text:style-name="T122">переменной в функции.</text:span></text:p>
            <text:p text:style-name="P13"><text:span text:style-name="T122">Все объявленные </text:span><text:span text:style-name="T122">переменные получают </text:span><text:span text:style-name="T122">начальное zero value <text:s/></text:span><text:span text:style-name="T122">(</text:span><text:span text:style-name="T125">0</text:span><text:span text:style-name="T122">, </text:span><text:span text:style-name="T125">false</text:span><text:span text:style-name="T122">, </text:span><text:span text:style-name="T125">""</text:span><text:span text:style-name="T122">, </text:span><text:span text:style-name="T125">nil</text:span><text:span text:style-name="T122"> для </text:span><text:span text:style-name="T122">интерфейсов и </text:span><text:span text:style-name="T122">ссылочных типов).</text:span></text:p>
            <text:p text:style-name="P13"><text:span text:style-name="T122"/></text:p>
            <text:p text:style-name="P13"><text:span text:style-name="T122">Имена с заглавной </text:span><text:span text:style-name="T122">буквы (Capitalized) </text:span><text:span text:style-name="T122">экспортируются </text:span><text:span text:style-name="T122">(видны вне пакета). </text:span><text:span text:style-name="T122">Область видимости </text:span><text:span text:style-name="T122">имён — пакет </text:span><text:span text:style-name="T122">(package).</text:span></text:p>
            <text:p text:style-name="P13"><text:span text:style-name="T122">Все имена со строчной </text:span><text:span text:style-name="T122">буквы видны во всех </text:span><text:span text:style-name="T122">файлах внутри одного </text:span><text:span text:style-name="T122">пакета. 1 пакет = 1 </text:span><text:span text:style-name="T122">каталог.</text:span></text:p>
            <text:p text:style-name="P13"><text:span text:style-name="T122"/></text:p>
            <text:p text:style-name="P13"><text:span text:style-name="T122">Функции — </text:span><text:span text:style-name="T122">полноценные типы: </text:span><text:span text:style-name="T122">multiple return values, </text:span><text:span text:style-name="T122">named return values, </text:span><text:span text:style-name="T122">bare return, variadic </text:span><text:span text:style-name="T122">functions, </text:span><text:span text:style-name="T128">anonymous</text:span><text:span text:style-name="T122"> </text:span><text:span text:style-name="T122">functions.</text:span></text:p>
            <text:p text:style-name="P13"><text:span text:style-name="T126">func init() { }</text:span><text:span text:style-name="T122"> // </text:span><text:span text:style-name="T122">инициализирующие </text:span><text:span text:style-name="T122">функции в файлах </text:span><text:span text:style-name="T122">пакета.</text:span></text:p>
            <text:p text:style-name="P13"><text:span text:style-name="T126">defer</text:span><text:span text:style-name="T122"> f() // отложенное </text:span><text:span text:style-name="T122">исполнение действий </text:span><text:span text:style-name="T122">перед завершением </text:span><text:span text:style-name="T122">функции: появилось в </text:span><text:span text:style-name="T122">Go.</text:span></text:p>
            <text:p text:style-name="P13"><text:span text:style-name="T124">go f()</text:span><text:span text:style-name="T123"> </text:span><text:span text:style-name="T122">// запустить </text:span><text:span text:style-name="T122">любую функцию как </text:span><text:span text:style-name="T122">goroutine. </text:span></text:p>
            <text:p text:style-name="P13"><text:span text:style-name="T123">Каналы: </text:span><text:span text:style-name="T129">channel</text:span><text:span text:style-name="T123"> &lt;- </text:span><text:span text:style-name="T123">value; value &lt;- channel; </text:span><text:span text:style-name="T129">select / case / </text:span><text:span text:style-name="T129">default</text:span><text:span text:style-name="T123"> // </text:span><text:span text:style-name="T122">переключение каналов</text:span></text:p>
            <text:p text:style-name="P13"><text:span text:style-name="T122"/></text:p>
            <text:p text:style-name="P13"><text:span text:style-name="T122">Безтиповые константы </text:span><text:span text:style-name="T122">(untyped constants) в </text:span><text:span text:style-name="T122">языке со строгой </text:span><text:span text:style-name="T122">типизацией!</text:span></text:p>
            <text:p text:style-name="P13"><text:span text:style-name="T126">rune</text:span><text:span text:style-name="T122"> // тип данных для </text:span><text:span text:style-name="T122">”символа” (code point) в </text:span><text:span text:style-name="T122">кодировке UTF-8.</text:span></text:p>
            <text:p text:style-name="P13"><text:span text:style-name="T126">iota</text:span><text:span text:style-name="T122"> // перечисление </text:span><text:span text:style-name="T122">(enumerator) </text:span><text:span text:style-name="T122">именованных целых </text:span><text:span text:style-name="T122">значений.</text:span></text:p>
            <text:p text:style-name="P13"><text:span text:style-name="T122"/></text:p>
            <text:p text:style-name="P13"><text:span text:style-name="T129">import </text:span><text:span text:style-name="T130">"</text:span><text:span text:style-name="T129">package</text:span><text:span text:style-name="T130">"; </text:span><text:span text:style-name="T129">var declared</text:span><text:span text:style-name="T123"> // если </text:span><text:span text:style-name="T123">не используются </text:span><text:span text:style-name="T122">— </text:span><text:span text:style-name="T122">программа не </text:span><text:span text:style-name="T122">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</text:span><text:span text:style-name="T63">ия</text:span></text:p>
          </draw:text-box>
        </draw:frame>
        <draw:frame draw:style-name="gr33" draw:text-style-name="P44" draw:layer="layout" svg:width="11.6cm" svg:height="13.601cm" svg:x="0.6cm" svg:y="2.1cm">
          <draw:text-box>
            <text:p text:style-name="P13"><text:span text:style-name="T131">()</text:span><text:span text:style-name="T132"> список: </text:span><text:span text:style-name="T132">импортов, </text:span><text:span text:style-name="T132">констант, </text:span><text:span text:style-name="T132">параметров,</text:span></text:p>
            <text:p text:style-name="P13"><text:span text:style-name="T132"><text:s text:c="3"/></text:span><text:span text:style-name="T132">возвращаемых </text:span><text:span text:style-name="T132">значений, ...</text:span></text:p>
            <text:p text:style-name="P13"><text:span text:style-name="T132"/></text:p>
            <text:p text:style-name="P13"><text:span text:style-name="T131">[]</text:span><text:span text:style-name="T132"> размер массива, </text:span><text:span text:style-name="T132">показатель среза</text:span></text:p>
            <text:p text:style-name="P13"><text:span text:style-name="T132"><text:s text:c="3"/></text:span><text:span text:style-name="T132">элемент </text:span><text:span text:style-name="T132">массива, среза, </text:span><text:span text:style-name="T132">словаря</text:span></text:p>
            <text:p text:style-name="P13"><text:span text:style-name="T131">[]</text:span><text:span text:style-name="T132"> тип параметра в </text:span><text:span text:style-name="T132">generics</text:span></text:p>
            <text:p text:style-name="P13"><text:span text:style-name="T132"/></text:p>
            <text:p text:style-name="P13"><text:span text:style-name="T131">{}</text:span><text:span text:style-name="T132"> блок </text:span><text:span text:style-name="T132">определения</text:span></text:p>
            <text:p text:style-name="P13"><text:span text:style-name="T131">{}</text:span><text:span text:style-name="T132"> блок начальных </text:span><text:span text:style-name="T132">значений</text:span></text:p>
            <text:p text:style-name="P13"><text:span text:style-name="T131">{}</text:span><text:span text:style-name="T132"> блок кода</text:span></text:p>
            <text:p text:style-name="P13"><text:span text:style-name="T132"/></text:p>
            <text:p text:style-name="P13"><text:span text:style-name="T131">:</text:span><text:span text:style-name="T132"> отделяет индекс </text:span><text:span text:style-name="T132">или ключ от </text:span><text:span text:style-name="T132">значения</text:span></text:p>
            <text:p text:style-name="P13"><text:span text:style-name="T132"/></text:p>
            <text:p text:style-name="P13"><text:span text:style-name="T131">:</text:span><text:span text:style-name="T132"> ставится после </text:span><text:span text:style-name="T132">метки</text:span></text:p>
            <text:p text:style-name="P13"><text:span text:style-name="T131"/></text:p>
            <text:p text:style-name="P13"><text:span text:style-name="T131">...</text:span><text:span text:style-name="T132"> размер массива </text:span><text:span text:style-name="T132">вычисляется по </text:span><text:span text:style-name="T132">значениям</text:span></text:p>
            <text:p text:style-name="P13"><text:span text:style-name="T131">...</text:span><text:span text:style-name="T132"> список </text:span><text:span text:style-name="T132">параметров </text:span><text:span text:style-name="T132">переменной длины</text:span></text:p>
            <text:p text:style-name="P13"><text:span text:style-name="T131">...</text:span><text:span text:style-name="T132"> список </text:span><text:span text:style-name="T132">аргументов </text:span><text:span text:style-name="T132">переменной длины</text:span></text:p>
            <text:p text:style-name="P13"><text:span text:style-name="T131"/></text:p>
            <text:p text:style-name="P13"><text:span text:style-name="T131">;</text:span><text:span text:style-name="T132"> разделитель </text:span><text:span text:style-name="T132">выражений в for и </text:span><text:span text:style-name="T132">if</text:span></text:p>
            <text:p text:style-name="P13"><text:span text:style-name="T131">;</text:span><text:span text:style-name="T132"> перевод строки </text:span><text:span text:style-name="T132">(разделитель </text:span><text:span text:style-name="T132">утверждений)</text:span></text:p>
            <text:p text:style-name="P13"><text:span text:style-name="T132"/></text:p>
            <text:p text:style-name="P13"><text:span text:style-name="T131">:=</text:span><text:span text:style-name="T132"> объявление и </text:span><text:span text:style-name="T132">присваивание (в </text:span><text:span text:style-name="T132">функции)</text:span></text:p>
            <text:p text:style-name="P13"><text:span text:style-name="T132"/></text:p>
            <text:p text:style-name="P13"><text:span text:style-name="T131">,</text:span><text:span text:style-name="T132"> разделитель в </text:span><text:span text:style-name="T132">списке</text:span></text:p>
            <text:p text:style-name="P13"><text:span text:style-name="T132"/></text:p>
            <text:p text:style-name="P13"><text:span text:style-name="T131">.</text:span><text:span text:style-name="T132"> разделитель </text:span><text:span text:style-name="T132">объекта и метода</text:span></text:p>
            <text:p text:style-name="P13"><text:span text:style-name="T132"/></text:p>
            <text:p text:style-name="P13"><text:span text:style-name="T133">&lt;- </text:span><text:span text:style-name="T132">запись в канал </text:span><text:span text:style-name="T132">и чтение из канала</text:span></text:p>
            <text:p text:style-name="P13"><text:span text:style-name="T132"/></text:p>
          </draw:text-box>
        </draw:frame>
        <draw:frame draw:style-name="gr34" draw:text-style-name="P44" draw:layer="layout" svg:width="15.4cm" svg:height="13.157cm" svg:x="12.2cm" svg:y="2.1cm">
          <draw:text-box>
            <text:p text:style-name="P13"><text:span text:style-name="T134">import </text:span><text:span text:style-name="T135">(</text:span><text:span text:style-name="T134"> </text:span><text:span text:style-name="T136">"</text:span><text:span text:style-name="T137">fmt</text:span><text:span text:style-name="T136">"</text:span><text:span text:style-name="T137"> </text:span><text:span text:style-name="T138">)</text:span><text:span text:style-name="T137">; </text:span><text:span text:style-name="T137">const </text:span><text:span text:style-name="T138">(</text:span><text:span text:style-name="T137"> answer = </text:span><text:span text:style-name="T137">42 </text:span><text:span text:style-name="T138">)</text:span><text:span text:style-name="T137">; var </text:span><text:span text:style-name="T138">(</text:span><text:span text:style-name="T137"> five = </text:span><text:span text:style-name="T137">42 </text:span><text:span text:style-name="T138">)</text:span></text:p>
            <text:p text:style-name="P13"><text:span text:style-name="T132">func f</text:span><text:span text:style-name="T139">(</text:span><text:span text:style-name="T132">x float64</text:span><text:span text:style-name="T139">)</text:span><text:span text:style-name="T132"> </text:span><text:span text:style-name="T132">float64 { return </text:span><text:span text:style-name="T132">0.0 } </text:span></text:p>
            <text:p text:style-name="P13"><text:span text:style-name="T132"/></text:p>
            <text:p text:style-name="P13"><text:span text:style-name="T137">array </text:span><text:span text:style-name="T138">[</text:span><text:span text:style-name="T137">size</text:span><text:span text:style-name="T138">]</text:span><text:span text:style-name="T137">int;</text:span><text:span text:style-name="T137"><text:tab/></text:span><text:span text:style-name="T137"><text:tab/></text:span><text:span text:style-name="T132">slice </text:span><text:span text:style-name="T139">[]</text:span><text:span text:style-name="T132">string </text:span></text:p>
            <text:p text:style-name="P13"><text:span text:style-name="T137">array</text:span><text:span text:style-name="T138">[</text:span><text:span text:style-name="T137">index</text:span><text:span text:style-name="T138">]</text:span><text:span text:style-name="T137">;</text:span><text:span text:style-name="T137"><text:tab/></text:span><text:span text:style-name="T137"><text:tab/></text:span><text:span text:style-name="T137">slice</text:span><text:span text:style-name="T138">[</text:span><text:span text:style-name="T137">index</text:span><text:span text:style-name="T138">]</text:span><text:span text:style-name="T137">;</text:span><text:span text:style-name="T137"><text:tab/></text:span><text:span text:style-name="T137"><text:tab/></text:span><text:span text:style-name="T137">value = </text:span><text:span text:style-name="T137">map</text:span><text:span text:style-name="T138">[</text:span><text:span text:style-name="T137">key</text:span><text:span text:style-name="T138">]</text:span></text:p>
            <text:p text:style-name="P13"><text:span text:style-name="T137">func f</text:span><text:span text:style-name="T138">[</text:span><text:span text:style-name="T137">T any</text:span><text:span text:style-name="T138">]</text:span><text:span text:style-name="T137">(a </text:span><text:span text:style-name="T137">[]T) T { return </text:span><text:span text:style-name="T137">a[0] }; f</text:span><text:span text:style-name="T138">[</text:span><text:span text:style-name="T137">int</text:span><text:span text:style-name="T138">]</text:span><text:span text:style-name="T137">(someSlice))</text:span></text:p>
            <text:p text:style-name="P13"><text:span text:style-name="T132"/></text:p>
            <text:p text:style-name="P13"><text:span text:style-name="T132">type struct Point </text:span><text:span text:style-name="T139">{</text:span><text:span text:style-name="T132"> x, y int32 </text:span><text:span text:style-name="T139">}</text:span></text:p>
            <text:p text:style-name="P13"><text:span text:style-name="T132">ipAddress = </text:span><text:span text:style-name="T132">[4]int</text:span><text:span text:style-name="T139">{</text:span><text:span text:style-name="T132">127, 0, 0, </text:span><text:span text:style-name="T132">1</text:span><text:span text:style-name="T139">}</text:span></text:p>
            <text:p text:style-name="P13"><text:span text:style-name="T132">func answer() int </text:span><text:span text:style-name="T139">{</text:span><text:span text:style-name="T132"> return 42 </text:span><text:span text:style-name="T139">}</text:span><text:span text:style-name="T132"> </text:span></text:p>
            <text:p text:style-name="P13"><text:span text:style-name="T132"/></text:p>
            <text:p text:style-name="P13"><text:span text:style-name="T132">gender := </text:span><text:span text:style-name="T132">[2]string{ 0</text:span><text:span text:style-name="T139">: <text:s/></text:span><text:span text:style-name="T132">"Female", 1</text:span><text:span text:style-name="T139">: </text:span><text:span text:style-name="T132">"Male" }</text:span></text:p>
            <text:p text:style-name="P13"><text:span text:style-name="T132">language := </text:span><text:span text:style-name="T132">map[string]int </text:span><text:span text:style-name="T132">{ "Go"</text:span><text:span text:style-name="T139">:</text:span><text:span text:style-name="T132"> 2007 }</text:span></text:p>
            <text:p text:style-name="P13"><text:span text:style-name="T132">label</text:span><text:span text:style-name="T139">:</text:span></text:p>
            <text:p text:style-name="P13"><text:span text:style-name="T132"/></text:p>
            <text:p text:style-name="P13"><text:span text:style-name="T132">shadrinsk := [</text:span><text:span text:style-name="T139">...</text:span><text:span text:style-name="T132">] </text:span><text:span text:style-name="T132">float32 { 56.05, </text:span><text:span text:style-name="T132">63.38 }</text:span></text:p>
            <text:p text:style-name="P13"><text:span text:style-name="T132">func </text:span><text:span text:style-name="T132">sum(numbers </text:span><text:span text:style-name="T139">...</text:span><text:span text:style-name="T132">int</text:span><text:span text:style-name="T132">) (sum int) { /* </text:span><text:span text:style-name="T132">range numbers */ }</text:span></text:p>
            <text:p text:style-name="P13"><text:span text:style-name="T132">integers := </text:span><text:span text:style-name="T132">[]int{1,2,3,4,5}; </text:span><text:span text:style-name="T132">sum(integers</text:span><text:span text:style-name="T139">...</text:span><text:span text:style-name="T132">)</text:span></text:p>
            <text:p text:style-name="P13"><text:span text:style-name="T132"/></text:p>
            <text:p text:style-name="P13"><text:span text:style-name="T137">for i := 0</text:span><text:span text:style-name="T133">;</text:span><text:span text:style-name="T137"> i &lt; n</text:span><text:span text:style-name="T133">;</text:span><text:span text:style-name="T137"> </text:span><text:span text:style-name="T137">i++ { if y := </text:span><text:span text:style-name="T137">f(i)</text:span><text:span text:style-name="T133">;</text:span><text:span text:style-name="T137"> y &gt; 0 </text:span><text:span text:style-name="T137">{ println(y) } }</text:span></text:p>
            <text:p text:style-name="P13"><text:span text:style-name="T137">version := 1.0</text:span><text:span text:style-name="T140">;</text:span><text:span text:style-name="T141"> </text:span><text:span text:style-name="T141">released := 2012; </text:span><text:span text:style-name="T141">fmt.Println(versio</text:span><text:span text:style-name="T141">n)</text:span></text:p>
            <text:p text:style-name="P13"><text:span text:style-name="T141"/></text:p>
            <text:p text:style-name="P13"><text:span text:style-name="T136">site </text:span><text:span text:style-name="T142">:=</text:span><text:span text:style-name="T136"> "</text:span><text:span text:style-name="T137"><text:a xlink:href="https://go.dev/" xlink:type="simple">https://go.dev/</text:a></text:span><text:span text:style-name="T141">"</text:span></text:p>
            <text:p text:style-name="P13"><text:span text:style-name="T141"/></text:p>
            <text:p text:style-name="P13"><text:span text:style-name="T141">place = </text:span><text:span text:style-name="T141">findLocation(latit</text:span><text:span text:style-name="T141">ude</text:span><text:span text:style-name="T140">,</text:span><text:span text:style-name="T141"> longitude)</text:span></text:p>
            <text:p text:style-name="P13"><text:span text:style-name="T141"/></text:p>
            <text:p text:style-name="P13"><text:span text:style-name="T141">result = </text:span><text:span text:style-name="T141">object</text:span><text:span text:style-name="T140">.</text:span><text:span text:style-name="T141">method()</text:span></text:p>
            <text:p text:style-name="P13"><text:span text:style-name="T141"/></text:p>
            <text:p text:style-name="P13"><text:span text:style-name="T136">channel </text:span><text:span text:style-name="T133">&lt;-</text:span><text:span text:style-name="T136"> value; </text:span><text:span text:style-name="T136">value = </text:span><text:span text:style-name="T133">&lt;-</text:span><text:span text:style-name="T14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</text:span><text:span text:style-name="T63">ние </text:span><text:span text:style-name="T63">выполне</text:span><text:span text:style-name="T63">нием: </text:span><text:span text:style-name="T63">ветвлени</text:span><text:span text:style-name="T63">е</text:span></text:p>
          </draw:text-box>
        </draw:frame>
        <draw:frame draw:style-name="gr35" draw:text-style-name="P45" draw:layer="layout" svg:width="10.9cm" svg:height="3.3cm" svg:x="0.6cm" svg:y="2.8cm">
          <draw:text-box>
            <text:p text:style-name="P13"><text:span text:style-name="T143">if</text:span><text:span text:style-name="T144"> </text:span><text:span text:style-name="T145">условие</text:span><text:span text:style-name="T16"> </text:span><text:span text:style-name="T146">{</text:span><text:span text:style-name="T147"> </text:span></text:p>
            <text:p text:style-name="P13"><text:span text:style-name="T16"><text:tab/></text:span><text:span text:style-name="T148">действие1()</text:span></text:p>
            <text:p text:style-name="P13"><text:span text:style-name="T146">} </text:span><text:span text:style-name="T149">else </text:span><text:span text:style-name="T146">{</text:span></text:p>
            <text:p text:style-name="P13"><text:span text:style-name="T16"><text:tab/></text:span><text:span text:style-name="T145">действие2()</text:span></text:p>
            <text:p text:style-name="P13"><text:span text:style-name="T146">}</text:span></text:p>
          </draw:text-box>
        </draw:frame>
        <draw:frame draw:style-name="gr36" draw:text-style-name="P45" draw:layer="layout" svg:width="10.9cm" svg:height="7.463cm" svg:x="0.6cm" svg:y="6.8cm">
          <draw:text-box>
            <text:p text:style-name="P13"><text:span text:style-name="T146">switch</text:span><text:span text:style-name="T147"> </text:span><text:span text:style-name="T148">выражение</text:span><text:span text:style-name="T147"> </text:span><text:span text:style-name="T146">{</text:span></text:p>
            <text:p text:style-name="P13"><text:span text:style-name="T149"><text:tab/></text:span><text:span text:style-name="T149">case</text:span><text:span text:style-name="T16"> </text:span><text:span text:style-name="T145">значение1</text:span><text:span text:style-name="T149">:</text:span></text:p>
            <text:p text:style-name="P13"><text:span text:style-name="T16"><text:tab/></text:span><text:span text:style-name="T16"><text:tab/></text:span><text:span text:style-name="T145">действие1()</text:span></text:p>
            <text:p text:style-name="P13"><text:span text:style-name="T149"><text:tab/></text:span><text:span text:style-name="T149">case</text:span><text:span text:style-name="T16"> </text:span><text:span text:style-name="T145">значение2</text:span><text:span text:style-name="T16">, </text:span><text:span text:style-name="T148">значение3</text:span><text:span text:style-name="T146">:</text:span></text:p>
            <text:p text:style-name="P13"><text:span text:style-name="T16"><text:tab/></text:span><text:span text:style-name="T16"><text:tab/></text:span><text:span text:style-name="T145">действие23()</text:span></text:p>
            <text:p text:style-name="P13"><text:span text:style-name="T150"><text:tab/></text:span><text:span text:style-name="T150"><text:tab/></text:span><text:span text:style-name="T151">fallthrough</text:span></text:p>
            <text:p text:style-name="P13"><text:span text:style-name="T149"><text:tab/></text:span><text:span text:style-name="T149">case</text:span><text:span text:style-name="T16"> </text:span><text:span text:style-name="T148">значениеN</text:span><text:span text:style-name="T146">:</text:span></text:p>
            <text:p text:style-name="P13"><text:span text:style-name="T145"><text:tab/></text:span><text:span text:style-name="T145"><text:tab/></text:span><text:span text:style-name="T145">действиеN()</text:span></text:p>
            <text:p text:style-name="P13"><text:span text:style-name="T151"><text:tab/></text:span><text:span text:style-name="T151"><text:tab/></text:span><text:span text:style-name="T151">break</text:span></text:p>
            <text:p text:style-name="P13"><text:span text:style-name="T146"><text:tab/></text:span><text:span text:style-name="T146">default:</text:span></text:p>
            <text:p text:style-name="P13"><text:span text:style-name="T145"><text:tab/></text:span><text:span text:style-name="T145"><text:tab/></text:span><text:span text:style-name="T145">действиеПоУмо</text:span><text:span text:style-name="T145">лчанию()</text:span></text:p>
            <text:p text:style-name="P13"><text:span text:style-name="T146">}</text:span></text:p>
          </draw:text-box>
        </draw:frame>
        <draw:frame draw:style-name="gr37" draw:text-style-name="P46" draw:layer="layout" svg:width="12.3cm" svg:height="3.3cm" svg:x="15.1cm" svg:y="2.8cm">
          <draw:text-box>
            <text:p text:style-name="P13"><text:span text:style-name="T143">if</text:span><text:span text:style-name="T144"> </text:span><text:span text:style-name="T152">выражение</text:span><text:span text:style-name="T145">; </text:span><text:span text:style-name="T145">условие</text:span><text:span text:style-name="T16"> </text:span><text:span text:style-name="T146">{</text:span><text:span text:style-name="T147"> </text:span></text:p>
            <text:p text:style-name="P13"><text:span text:style-name="T16"><text:tab/></text:span><text:span text:style-name="T145">действие1()</text:span></text:p>
            <text:p text:style-name="P13"><text:span text:style-name="T146">} </text:span><text:span text:style-name="T149">else </text:span><text:span text:style-name="T146">{</text:span></text:p>
            <text:p text:style-name="P13"><text:span text:style-name="T16"><text:tab/></text:span><text:span text:style-name="T145">действие2()</text:span></text:p>
            <text:p text:style-name="P13"><text:span text:style-name="T146">}</text:span></text:p>
          </draw:text-box>
        </draw:frame>
        <draw:frame draw:style-name="gr38" draw:text-style-name="P46" draw:layer="layout" svg:width="12.3cm" svg:height="3.857cm" svg:x="15.1cm" svg:y="6.801cm">
          <draw:text-box>
            <text:p text:style-name="P13"><text:span text:style-name="T146">switch</text:span><text:span text:style-name="T147"> </text:span><text:span text:style-name="T146">{</text:span><text:span text:style-name="T147"> <text:s text:c="5"/></text:span><text:span text:style-name="T147"><text:s text:c="7"/></text:span></text:p>
            <text:p text:style-name="P13"><text:span text:style-name="T16"><text:tab/></text:span><text:span text:style-name="T149">case</text:span><text:span text:style-name="T16"> </text:span><text:span text:style-name="T145">условие</text:span><text:span text:style-name="T148">1</text:span><text:span text:style-name="T147">:</text:span></text:p>
            <text:p text:style-name="P13"><text:span text:style-name="T16"><text:tab/></text:span><text:span text:style-name="T16"><text:tab/></text:span><text:span text:style-name="T145">действие1()</text:span></text:p>
            <text:p text:style-name="P13"><text:span text:style-name="T145"><text:tab/></text:span><text:span text:style-name="T149">case</text:span><text:span text:style-name="T145"> </text:span><text:span text:style-name="T145">условиеN:</text:span></text:p>
            <text:p text:style-name="P13"><text:span text:style-name="T16"><text:tab/></text:span><text:span text:style-name="T16"><text:tab/></text:span><text:span text:style-name="T145">действиеN()</text:span></text:p>
            <text:p><text:span text:style-name="T146">}</text:span></text:p>
          </draw:text-box>
        </draw:frame>
        <draw:frame draw:style-name="gr39" draw:text-style-name="P46" draw:layer="layout" svg:width="12.3cm" svg:height="3.857cm" svg:x="15.1cm" svg:y="11.301cm">
          <draw:text-box>
            <text:p text:style-name="P13"><text:span text:style-name="T146">switch </text:span><text:span text:style-name="T148">значение := </text:span><text:span text:style-name="T148">интерфейс.</text:span><text:span text:style-name="T148">(type)</text:span><text:span text:style-name="T147"> </text:span><text:span text:style-name="T146">{</text:span></text:p>
            <text:p text:style-name="P13"><text:span text:style-name="T16"><text:tab/></text:span><text:span text:style-name="T149">case</text:span><text:span text:style-name="T16"> </text:span><text:span text:style-name="T145">значениеТипа</text:span><text:span text:style-name="T148">1</text:span><text:span text:style-name="T147">:</text:span></text:p>
            <text:p text:style-name="P13"><text:span text:style-name="T16"><text:tab/></text:span><text:span text:style-name="T16"><text:tab/></text:span><text:span text:style-name="T145">действие1()</text:span></text:p>
            <text:p text:style-name="P13"><text:span text:style-name="T145"><text:tab/></text:span><text:span text:style-name="T149">case</text:span><text:span text:style-name="T145"> </text:span><text:span text:style-name="T145">значениеТипаN</text:span><text:span text:style-name="T145">:</text:span></text:p>
            <text:p text:style-name="P13"><text:span text:style-name="T16"><text:tab/></text:span><text:span text:style-name="T16"><text:tab/></text:span><text:span text:style-name="T145">действиеN()</text:span></text:p>
            <text:p text:style-name="P13"><text:span text:style-name="T14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</text:span><text:span text:style-name="T63">ние </text:span><text:span text:style-name="T63">выполне</text:span><text:span text:style-name="T63">нием: </text:span><text:span text:style-name="T63">циклы</text:span></text:p>
          </draw:text-box>
        </draw:frame>
        <draw:frame draw:style-name="gr40" draw:text-style-name="P47" draw:layer="layout" svg:width="12.9cm" svg:height="2.487cm" svg:x="0.6cm" svg:y="2.7cm">
          <draw:text-box>
            <text:p text:style-name="P13"><text:span text:style-name="T93">// </text:span><text:span text:style-name="T93">итерационный: </text:span><text:span text:style-name="T93">(i := 0; i &lt; </text:span><text:span text:style-name="T93">n; i++)</text:span></text:p>
            <text:p text:style-name="P13"><text:span text:style-name="T153">for</text:span><text:span text:style-name="T93"> </text:span><text:span text:style-name="T96">инициализация</text:span><text:span text:style-name="T93">; </text:span><text:span text:style-name="T96">условие</text:span><text:span text:style-name="T93">; </text:span><text:span text:style-name="T96">изменение</text:span><text:span text:style-name="T93"> </text:span><text:span text:style-name="T153">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53">}</text:span></text:p>
          </draw:text-box>
        </draw:frame>
        <draw:custom-shape draw:style-name="gr41" draw:text-style-name="P49" draw:layer="layout" svg:width="7.4cm" svg:height="1.401cm" svg:x="0.5cm" svg:y="13.8cm">
          <text:p text:style-name="P48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7" draw:layer="layout" svg:width="12.9cm" svg:height="4.164cm" svg:x="0.6cm" svg:y="9.201cm">
          <draw:text-box>
            <text:p text:style-name="P13"><text:span text:style-name="T156">// бесконечный </text:span><text:span text:style-name="T156">цикл</text:span></text:p>
            <text:p text:style-name="P13"><text:span text:style-name="T157">метка</text:span><text:span text:style-name="T158">:</text:span></text:p>
            <text:p text:style-name="P13"><text:span text:style-name="T153">for 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59">continue</text:span><text:span text:style-name="T94"> }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59">break</text:span><text:span text:style-name="T94"> </text:span><text:span text:style-name="T160">метка</text:span><text:span text:style-name="T94"> }</text:span></text:p>
            <text:p text:style-name="P13"><text:span text:style-name="T153">}</text:span></text:p>
          </draw:text-box>
        </draw:frame>
        <draw:frame draw:style-name="gr43" draw:text-style-name="P47" draw:layer="layout" svg:width="12.9cm" svg:height="2.487cm" svg:x="0.6cm" svg:y="5.987cm">
          <draw:text-box>
            <text:p text:style-name="P13"><text:span text:style-name="T93">// == while</text:span></text:p>
            <text:p text:style-name="P13"><text:span text:style-name="T153">for</text:span><text:span text:style-name="T93"> </text:span><text:span text:style-name="T96">условие</text:span><text:span text:style-name="T93"> </text:span><text:span text:style-name="T153">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53">}</text:span></text:p>
          </draw:text-box>
        </draw:frame>
        <draw:frame draw:style-name="gr44" draw:text-style-name="P47" draw:layer="layout" svg:width="13.4cm" svg:height="2.499cm" svg:x="14cm" svg:y="2.702cm">
          <draw:text-box>
            <text:p text:style-name="P13"><text:span text:style-name="T161">// перебор </text:span><text:span text:style-name="T161">целых чисел от </text:span><text:span text:style-name="T161">0 до &lt; число</text:span></text:p>
            <text:p text:style-name="P13"><text:span text:style-name="T162">for</text:span><text:span text:style-name="T163"> </text:span><text:span text:style-name="T97">значение</text:span><text:span text:style-name="T94"> := </text:span><text:span text:style-name="T164">range</text:span><text:span text:style-name="T94"> </text:span><text:span text:style-name="T97">число</text:span><text:span text:style-name="T163"> 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62">}</text:span></text:p>
          </draw:text-box>
        </draw:frame>
        <draw:frame draw:style-name="gr45" draw:text-style-name="P47" draw:layer="layout" svg:width="13.4cm" svg:height="2.487cm" svg:x="14.1cm" svg:y="6.004cm">
          <draw:text-box>
            <text:p text:style-name="P13"><text:span text:style-name="T163">// перебор </text:span><text:span text:style-name="T163">array или </text:span><text:span text:style-name="T163">slice</text:span></text:p>
            <text:p text:style-name="P13"><text:span text:style-name="T162">for</text:span><text:span text:style-name="T163"> </text:span><text:span text:style-name="T97">индекс</text:span><text:span text:style-name="T163">, </text:span><text:span text:style-name="T97">элемент</text:span><text:span text:style-name="T163"> := </text:span><text:span text:style-name="T165">range</text:span><text:span text:style-name="T163"> </text:span><text:span text:style-name="T97">коллекция</text:span><text:span text:style-name="T94"> </text:span><text:span text:style-name="T159">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53">}</text:span></text:p>
          </draw:text-box>
        </draw:frame>
        <draw:frame draw:style-name="gr46" draw:text-style-name="P47" draw:layer="layout" svg:width="13.4cm" svg:height="2.487cm" svg:x="14.1cm" svg:y="9.204cm">
          <draw:text-box>
            <text:p text:style-name="P13"><text:span text:style-name="T93">// перебор </text:span><text:span text:style-name="T93">хэша</text:span></text:p>
            <text:p text:style-name="P13"><text:span text:style-name="T153">for</text:span><text:span text:style-name="T93"> </text:span><text:span text:style-name="T96">ключ</text:span><text:span text:style-name="T93">, </text:span><text:span text:style-name="T96">значение</text:span><text:span text:style-name="T93"> := </text:span><text:span text:style-name="T166">range</text:span><text:span text:style-name="T93"> </text:span><text:span text:style-name="T96">map</text:span><text:span text:style-name="T93"> </text:span><text:span text:style-name="T153">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53">}</text:span></text:p>
          </draw:text-box>
        </draw:frame>
        <draw:frame draw:style-name="gr47" draw:text-style-name="P47" draw:layer="layout" svg:width="13.4cm" svg:height="2.498cm" svg:x="14.1cm" svg:y="12.3cm">
          <draw:text-box>
            <text:p text:style-name="P13"><text:span text:style-name="T163">// получение </text:span><text:span text:style-name="T163">из channel</text:span></text:p>
            <text:p text:style-name="P13"><text:span text:style-name="T162">for</text:span><text:span text:style-name="T163"> </text:span><text:span text:style-name="T97">значение</text:span><text:span text:style-name="T163"> := </text:span><text:span text:style-name="T165">range</text:span><text:span text:style-name="T163"> </text:span><text:span text:style-name="T97">канал</text:span><text:span text:style-name="T94"> </text:span><text:span text:style-name="T159">{</text:span></text:p>
            <text:p text:style-name="P13"><text:span text:style-name="T94"><text:tab/></text:span><text:span text:style-name="T97">обработка(данн</text:span><text:span text:style-name="T97">ых)</text:span></text:p>
            <text:p text:style-name="P13"><text:span text:style-name="T15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</text:span><text:span text:style-name="T63">данных</text:span></text:p>
          </draw:text-box>
        </draw:frame>
        <draw:custom-shape draw:style-name="gr48" draw:text-style-name="P51" xml:id="id2" draw:id="id2" draw:layer="layout" svg:width="4.24cm" svg:height="1.4cm" svg:x="3.5cm" svg:y="4.9cm">
          <text:p text:style-name="P50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1" xml:id="id1" draw:id="id1" draw:layer="layout" svg:width="5.6cm" svg:height="1.4cm" svg:x="10.6cm" svg:y="2.3cm">
          <text:p text:style-name="P50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51" xml:id="id5" draw:id="id5" draw:layer="layout" svg:width="4.8cm" svg:height="1.4cm" svg:x="9.5cm" svg:y="4.9cm">
          <text:p text:style-name="P50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1" xml:id="id7" draw:id="id7" draw:layer="layout" svg:width="3.099cm" svg:height="1.4cm" svg:x="1.001cm" svg:y="7.1cm">
          <text:p text:style-name="P50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3" draw:id="id3" draw:layer="layout" svg:width="2.699cm" svg:height="1.4cm" svg:x="4.301cm" svg:y="7.1cm">
          <text:p text:style-name="P53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4" draw:id="id4" draw:layer="layout" svg:width="2.699cm" svg:height="1.4cm" svg:x="7.201cm" svg:y="7.1cm">
          <text:p text:style-name="P53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4" xml:id="id8" draw:id="id8" draw:layer="layout" svg:width="2.699cm" svg:height="1.4cm" svg:x="1.001cm" svg:y="8.7cm">
          <text:p text:style-name="P53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4" xml:id="id9" draw:id="id9" draw:layer="layout" svg:width="4.799cm" svg:height="1.4cm" svg:x="1.001cm" svg:y="11.9cm">
          <text:p text:style-name="P53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xml:id="id10" draw:id="id10" draw:layer="layout" svg:width="7.499cm" svg:height="1.4cm" svg:x="1.001cm" svg:y="13.8cm">
          <text:p text:style-name="P55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6" draw:id="id6" draw:layer="layout" svg:width="2.699cm" svg:height="1.4cm" svg:x="8.801cm" svg:y="9.8cm">
          <text:p text:style-name="P53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4" xml:id="id15" draw:id="id15" draw:layer="layout" svg:width="2.9cm" svg:height="1.4cm" svg:x="11.7cm" svg:y="9.8cm">
          <text:p text:style-name="P53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51" xml:id="id11" draw:id="id11" draw:layer="layout" svg:width="4.6cm" svg:height="1.4cm" svg:x="16cm" svg:y="5cm">
          <text:p text:style-name="P50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6" draw:id="id16" draw:layer="layout" svg:width="3.099cm" svg:height="1.4cm" svg:x="21.601cm" svg:y="10cm">
          <text:p text:style-name="P53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2" draw:id="id12" draw:layer="layout" svg:width="3.099cm" svg:height="1.4cm" svg:x="14.8cm" svg:y="9.8cm">
          <text:p text:style-name="P53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4" xml:id="id13" draw:id="id13" draw:layer="layout" svg:width="2.6cm" svg:height="1.4cm" svg:x="18.1cm" svg:y="9.8cm">
          <text:p text:style-name="P53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4" xml:id="id17" draw:id="id17" draw:layer="layout" svg:width="3.099cm" svg:height="1.4cm" svg:x="21.601cm" svg:y="11.8cm">
          <text:p text:style-name="P53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8" draw:id="id18" draw:layer="layout" svg:width="3.099cm" svg:height="1.4cm" svg:x="21.601cm" svg:y="13.7cm">
          <text:p text:style-name="P53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1" xml:id="id14" draw:id="id14" draw:layer="layout" svg:width="4.6cm" svg:height="1.4cm" svg:x="22.8cm" svg:y="4.9cm">
          <text:p text:style-name="P50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51" xml:id="id19" draw:id="id19" draw:layer="layout" svg:width="5cm" svg:height="1.4cm" svg:x="12.3cm" svg:y="13.7cm">
          <text:p text:style-name="P50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4" xml:id="id20" draw:id="id20" draw:layer="layout" svg:width="3.099cm" svg:height="1.4cm" svg:x="23.54cm" svg:y="6.6cm">
          <text:p text:style-name="P53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4" xml:id="id21" draw:id="id21" draw:layer="layout" svg:width="3.099cm" svg:height="1.4cm" svg:x="23.54cm" svg:y="8.3cm">
          <text:p text:style-name="P53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4" xml:id="id22" draw:id="id22" draw:layer="layout" svg:width="2.699cm" svg:height="1.4cm" svg:x="4.301cm" svg:y="8.7cm">
          <text:p text:style-name="P53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4" xml:id="id23" draw:id="id23" draw:layer="layout" svg:width="2.699cm" svg:height="1.4cm" svg:x="1.001cm" svg:y="10.3cm">
          <text:p text:style-name="P53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8" xml:id="id24" draw:id="id24" draw:layer="layout" svg:width="2.699cm" svg:height="1.4cm" svg:x="4.301cm" svg:y="10.3cm">
          <text:p text:style-name="P57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8" xml:id="id25" draw:id="id25" draw:layer="layout" svg:width="2.6cm" svg:height="1.4cm" svg:x="8.9cm" svg:y="12.9cm">
          <text:p text:style-name="P57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2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60" draw:layer="layout" svg:width="9.5cm" svg:height="0.725cm" svg:x="0.5cm" svg:y="2.3cm">
          <draw:text-box>
            <text:p text:style-name="P59"><text:span text:style-name="T172">int</text:span><text:span text:style-name="T173">, int8, int16, int32 = </text:span><text:span text:style-name="T173">rune, </text:span><text:span text:style-name="T174">int64</text:span></text:p>
          </draw:text-box>
        </draw:frame>
        <draw:frame draw:style-name="gr62" draw:text-style-name="P60" draw:layer="layout" svg:width="9.5cm" svg:height="0.8cm" svg:x="0.5cm" svg:y="2.9cm">
          <draw:text-box>
            <text:p text:style-name="P59"><text:span text:style-name="T172">uint</text:span><text:span text:style-name="T173">, uint8 = byte, </text:span><text:span text:style-name="T173">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</text:span><text:span text:style-name="T175">анты: </text:span><text:span text:style-name="T63">const</text:span></text:p>
          </draw:text-box>
        </draw:frame>
        <draw:frame draw:style-name="gr63" draw:text-style-name="P61" draw:layer="layout" svg:width="26.8cm" svg:height="13.181cm" svg:x="0.6cm" svg:y="2.116cm">
          <draw:text-box>
            <text:p text:style-name="P13"><text:span text:style-name="T176">Предопред</text:span><text:span text:style-name="T176">елённые </text:span><text:span text:style-name="T176">константы </text:span><text:span text:style-name="T176">(predefined </text:span><text:span text:style-name="T176">constants):</text:span></text:p>
            <text:p text:style-name="P13"><text:span text:style-name="T177"><text:tab/></text:span><text:span text:style-name="T178">true </text:span><text:span text:style-name="T178">false nil</text:span><text:span text:style-name="T179"> </text:span><text:span text:style-name="T179">iota</text:span></text:p>
            <text:p text:style-name="P13"><text:span text:style-name="T176">Безтиповые </text:span><text:span text:style-name="T176">константы </text:span><text:span text:style-name="T176">(untyped </text:span><text:span text:style-name="T176">constants): </text:span><text:span text:style-name="T176">// </text:span><text:span text:style-name="T176">mathematic</text:span><text:span text:style-name="T176">ally precise, </text:span><text:span text:style-name="T176">no need for </text:span><text:span text:style-name="T176">qualifiers (-</text:span><text:span text:style-name="T176">42LL, 7UL, </text:span><text:span text:style-name="T176">etc.)</text:span></text:p>
            <text:p text:style-name="P13"><text:span text:style-name="T180"><text:tab/></text:span><text:span text:style-name="T180">const</text:span><text:span text:style-name="T181"> </text:span><text:span text:style-name="T182">constant</text:span><text:span text:style-name="T181"> </text:span><text:span text:style-name="T181">= </text:span><text:span text:style-name="T182">expressio</text:span><text:span text:style-name="T182">n</text:span></text:p>
            <text:p text:style-name="P13"><text:span text:style-name="T180"><text:tab/></text:span><text:span text:style-name="T180">const</text:span><text:span text:style-name="T181"> </text:span><text:span text:style-name="T182">constant1</text:span><text:span text:style-name="T103">,</text:span><text:span text:style-name="T181"> </text:span><text:span text:style-name="T182">constant2</text:span><text:span text:style-name="T181"> </text:span><text:span text:style-name="T181">= </text:span><text:span text:style-name="T182">value1</text:span><text:span text:style-name="T103">,</text:span><text:span text:style-name="T181"> </text:span><text:span text:style-name="T182">value2</text:span></text:p>
            <text:p text:style-name="P13"><text:span text:style-name="T178"><text:tab/></text:span><text:span text:style-name="T178">const</text:span><text:span text:style-name="T177"> </text:span><text:span text:style-name="T178">(</text:span><text:span text:style-name="T177"> </text:span><text:span text:style-name="T183">constan</text:span><text:span text:style-name="T183">t1</text:span><text:span text:style-name="T181"> = </text:span><text:span text:style-name="T182">value1</text:span><text:span text:style-name="T184">;</text:span><text:span text:style-name="T181"> </text:span><text:span text:style-name="T182">constant2</text:span><text:span text:style-name="T181"> </text:span><text:span text:style-name="T181">= </text:span><text:span text:style-name="T182">value2</text:span><text:span text:style-name="T181"> </text:span><text:span text:style-name="T180">)</text:span></text:p>
            <text:p text:style-name="P13"><text:span text:style-name="T181"/></text:p>
            <text:p text:style-name="P13"><text:span text:style-name="T181"><text:tab/></text:span><text:span text:style-name="T181">const (</text:span></text:p>
            <text:p text:style-name="P13"><text:span text:style-name="T181"><text:tab/></text:span><text:span text:style-name="T181"><text:tab/></text:span><text:span text:style-name="T181">e <text:s/>= </text:span><text:span text:style-name="T181">2.7182818</text:span><text:span text:style-name="T181">284590452</text:span><text:span text:style-name="T181">353602874</text:span><text:span text:style-name="T181">713526624</text:span><text:span text:style-name="T181">977572470</text:span><text:span text:style-name="T181">936999595</text:span><text:span text:style-name="T181">749669676</text:span><text:span text:style-name="T181">3</text:span></text:p>
            <text:p text:style-name="P13"><text:span text:style-name="T181"><text:tab/></text:span><text:span text:style-name="T181"><text:tab/></text:span><text:span text:style-name="T185">π</text:span><text:span text:style-name="T181"> <text:s/>= </text:span><text:span text:style-name="T181">3.1415926</text:span><text:span text:style-name="T181">535897932</text:span><text:span text:style-name="T181">384626433</text:span><text:span text:style-name="T181">832795028</text:span><text:span text:style-name="T181">841971693</text:span><text:span text:style-name="T181">993751058</text:span><text:span text:style-name="T181">209749445</text:span><text:span text:style-name="T181">9</text:span></text:p>
            <text:p text:style-name="P13"><text:span text:style-name="T177"><text:tab/></text:span><text:span text:style-name="T177"><text:tab/></text:span><text:span text:style-name="T186">π</text:span><text:span text:style-name="T177">2 = </text:span><text:span text:style-name="T186">π</text:span><text:span text:style-name="T177"> * </text:span><text:span text:style-name="T185">π</text:span></text:p>
            <text:p text:style-name="P13"><text:span text:style-name="T181"><text:tab/></text:span><text:span text:style-name="T181">)</text:span></text:p>
            <text:p text:style-name="P13"><text:span text:style-name="T177"><text:tab/></text:span><text:span text:style-name="T177">var </text:span><text:span text:style-name="T177">pi2 </text:span><text:span text:style-name="T177">float32 = </text:span><text:span text:style-name="T186">π</text:span><text:span text:style-name="T177">2 // </text:span><text:span text:style-name="T181">Only when </text:span><text:span text:style-name="T181">used, </text:span><text:span text:style-name="T181">constants </text:span><text:span text:style-name="T181">are </text:span><text:span text:style-name="T181">truncated </text:span><text:span text:style-name="T181">to size</text:span></text:p>
            <text:p text:style-name="P13"><text:span text:style-name="T187">Константы </text:span><text:span text:style-name="T187">с заданным </text:span><text:span text:style-name="T187">типом </text:span><text:span text:style-name="T187">(typed </text:span><text:span text:style-name="T187">constants):</text:span></text:p>
            <text:p text:style-name="P13"><text:span text:style-name="T180"><text:tab/></text:span><text:span text:style-name="T180">const</text:span><text:span text:style-name="T181"> </text:span><text:span text:style-name="T182">constant</text:span><text:span text:style-name="T181"> </text:span><text:span text:style-name="T182">Type</text:span><text:span text:style-name="T181"> = </text:span><text:span text:style-name="T182">expressio</text:span><text:span text:style-name="T182">n</text:span></text:p>
            <text:p text:style-name="P13"><text:span text:style-name="T180"/></text:p>
            <text:p text:style-name="P13"><text:span text:style-name="T177"><text:tab/></text:span><text:span text:style-name="T177">const b </text:span><text:span text:style-name="T178">byte</text:span><text:span text:style-name="T177"> = </text:span><text:span text:style-name="T177">0Xf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байт</text:span></text:p>
            <text:p text:style-name="P13"><text:span text:style-name="T177"><text:tab/></text:span><text:span text:style-name="T177">const x </text:span><text:span text:style-name="T178">complex12</text:span><text:span text:style-name="T178">8</text:span><text:span text:style-name="T177"> = 2+5i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комплексн</text:span><text:span text:style-name="T177">ое число</text:span></text:p>
            <text:p text:style-name="P13"><text:span text:style-name="T177"><text:tab/></text:span><text:span text:style-name="T177">const Big </text:span><text:span text:style-name="T178">float64</text:span><text:span text:style-name="T177"> = </text:span><text:span text:style-name="T177">1 &lt;&lt; 100</text:span><text:span text:style-name="T177"><text:tab/></text:span><text:span text:style-name="T177"><text:tab/></text:span><text:span text:style-name="T177"><text:tab/></text:span><text:span text:style-name="T177">// с </text:span><text:span text:style-name="T177">плавающей </text:span><text:span text:style-name="T177">точкой: 1 </text:span><text:span text:style-name="T177">со 100 </text:span><text:span text:style-name="T177">нулями</text:span></text:p>
            <text:p text:style-name="P13"><text:span text:style-name="T177"><text:tab/></text:span><text:span text:style-name="T177">const i </text:span><text:span text:style-name="T178">int32</text:span><text:span text:style-name="T177"> = -</text:span><text:span text:style-name="T177">273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целое</text:span></text:p>
            <text:p text:style-name="P13"><text:span text:style-name="T177"><text:tab/></text:span><text:span text:style-name="T177">const Go </text:span><text:span text:style-name="T178">rune</text:span><text:span text:style-name="T177"> = </text:span><text:span text:style-name="T177">'</text:span><text:span text:style-name="T177">碁</text:span><text:span text:style-name="T177">'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символ</text:span></text:p>
            <text:p text:style-name="P13"><text:span text:style-name="T177"><text:tab/></text:span><text:span text:style-name="T177">const </text:span><text:span text:style-name="T177">language</text:span><text:span text:style-name="T178"> </text:span><text:span text:style-name="T178">string</text:span><text:span text:style-name="T177"> = </text:span><text:span text:style-name="T186">"Go"</text:span><text:span text:style-name="T186"><text:tab/></text:span><text:span text:style-name="T186"><text:tab/></text:span><text:span text:style-name="T186"><text:tab/></text:span><text:span text:style-name="T186">// </text:span><text:span text:style-name="T186">строка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88">Weekday</text:span><text:span text:style-name="T186"> </text:span><text:span text:style-name="T186">int</text:span></text:p>
            <text:p text:style-name="P13"><text:span text:style-name="T186"><text:tab/></text:span><text:span text:style-name="T186">const </text:span><text:span text:style-name="T186">( Sun </text:span><text:span text:style-name="T188">Weekday</text:span><text:span text:style-name="T186"> = </text:span><text:span text:style-name="T188">iota</text:span><text:span text:style-name="T189">;</text:span><text:span text:style-name="T186"> </text:span><text:span text:style-name="T186">Mon</text:span><text:span text:style-name="T189">;</text:span><text:span text:style-name="T186"> Tue</text:span><text:span text:style-name="T189">;</text:span><text:span text:style-name="T186"> </text:span><text:span text:style-name="T186">Wed</text:span><text:span text:style-name="T189">;</text:span><text:span text:style-name="T186"> Thu</text:span><text:span text:style-name="T189">;</text:span><text:span text:style-name="T186"> </text:span><text:span text:style-name="T186">Fri</text:span><text:span text:style-name="T189">;</text:span><text:span text:style-name="T186"> </text:span><text:span text:style-name="T186">Sat ) // </text:span><text:span text:style-name="T186">0,1,2,3,4</text:span><text:span text:style-name="T186">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</text:span><text:span text:style-name="T63">ние и </text:span><text:span text:style-name="T63">присваив</text:span><text:span text:style-name="T63">ание: var</text:span></text:p>
          </draw:text-box>
        </draw:frame>
        <draw:frame draw:style-name="gr64" draw:text-style-name="P62" draw:layer="layout" svg:width="26.8cm" svg:height="13.1cm" svg:x="0.6cm" svg:y="2.1cm">
          <draw:text-box>
            <text:p text:style-name="P13"><text:span text:style-name="T65">Pascal-type: left </text:span><text:span text:style-name="T65">to right</text:span></text:p>
            <text:p text:style-name="P13"><text:span text:style-name="T65"/></text:p>
            <text:p text:style-name="P13"><text:span text:style-name="T190"><text:tab/></text:span><text:span text:style-name="T190">var i int</text:span></text:p>
            <text:p text:style-name="P13"><text:span text:style-name="T190"><text:tab/></text:span><text:span text:style-name="T190">var p, q </text:span><text:span text:style-name="T190">*Point</text:span></text:p>
            <text:p text:style-name="P13"><text:span text:style-name="T190"><text:tab/></text:span><text:span text:style-name="T190">var </text:span><text:span text:style-name="T190">threshold </text:span><text:span text:style-name="T190">float64 = </text:span><text:span text:style-name="T190">0.75</text:span></text:p>
            <text:p text:style-name="P13"><text:span text:style-name="T190"/></text:p>
            <text:p text:style-name="P13"><text:span text:style-name="T65">New: Type can </text:span><text:span text:style-name="T65">be inferred from </text:span><text:span text:style-name="T65">type of </text:span><text:span text:style-name="T65">initializing </text:span><text:span text:style-name="T65">expression.</text:span></text:p>
            <text:p text:style-name="P13"><text:span text:style-name="T65"/></text:p>
            <text:p text:style-name="P13"><text:span text:style-name="T190"><text:tab/></text:span><text:span text:style-name="T190">var i = </text:span><text:span text:style-name="T190">42 <text:s text:c="6"/>// </text:span><text:span text:style-name="T190">type of i is </text:span><text:span text:style-name="T190">int</text:span></text:p>
            <text:p text:style-name="P13"><text:span text:style-name="T190"><text:tab/></text:span><text:span text:style-name="T190">var z = 1 </text:span><text:span text:style-name="T190">+ 2.3i // </text:span><text:span text:style-name="T190">type of z is </text:span><text:span text:style-name="T190">complex128</text:span></text:p>
            <text:p text:style-name="P13"><text:span text:style-name="T190"/></text:p>
            <text:p text:style-name="P13"><text:span text:style-name="T65">Shortcut (inside </text:span><text:span text:style-name="T65">functions):</text:span></text:p>
            <text:p text:style-name="P13"><text:span text:style-name="T65"/></text:p>
            <text:p text:style-name="P13"><text:span text:style-name="T190"><text:s text:c="4"/></text:span><text:span text:style-name="T190">i := </text:span><text:span text:style-name="T190">42 // type </text:span><text:span text:style-name="T190">of i is int</text:span></text:p>
            <text:p text:style-name="P13"><text:span text:style-name="T190"/></text:p>
            <text:p text:style-name="P13"><text:span text:style-name="T65">It is safe to take </text:span><text:span text:style-name="T65">the address of </text:span><text:span text:style-name="T65">any variable:</text:span></text:p>
            <text:p text:style-name="P13"><text:span text:style-name="T65"/></text:p>
            <text:p text:style-name="P13"><text:span text:style-name="T190"><text:s text:c="4"/></text:span><text:span text:style-name="T190">return </text:span><text:span text:style-name="T190">&amp;i</text:span></text:p>
            <text:p text:style-name="P13"><text:span text:style-name="T1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</text:span><text:span text:style-name="T63">ние и </text:span><text:span text:style-name="T63">присваив</text:span><text:span text:style-name="T63">ание: var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91">var</text:span><text:span text:style-name="T190"> </text:span><text:span text:style-name="T192">переменная</text:span><text:span text:style-name="T190"> </text:span><text:span text:style-name="T193">Type</text:span></text:p>
            <text:p text:style-name="P13"><text:span text:style-name="T65">При объявлении </text:span><text:span text:style-name="T65">новой </text:span><text:span text:style-name="T65">переменной </text:span><text:span text:style-name="T64">всегда</text:span><text:span text:style-name="T65"> есть </text:span><text:span text:style-name="T65">начальное </text:span><text:span text:style-name="T65">значение (zero </text:span><text:span text:style-name="T65">value).</text:span></text:p>
            <text:p text:style-name="P13"><text:span text:style-name="T190"><text:tab/></text:span><text:span text:style-name="T190">var i <text:s text:c="4"/></text:span><text:span text:style-name="T190"><text:s/>int</text:span><text:span text:style-name="T190"><text:tab/></text:span><text:span text:style-name="T190"><text:tab/></text:span><text:span text:style-name="T190"><text:tab/></text:span><text:span text:style-name="T190">// 0</text:span></text:p>
            <text:p text:style-name="P13"><text:span text:style-name="T190"><text:tab/></text:span><text:span text:style-name="T190">var G, o <text:s/></text:span><text:span text:style-name="T190"><text:s/>rune</text:span><text:span text:style-name="T190"><text:tab/></text:span><text:span text:style-name="T190"><text:tab/></text:span><text:span text:style-name="T190">// 0, 0 </text:span></text:p>
            <text:p text:style-name="P13"><text:span text:style-name="T190"><text:tab/></text:span><text:span text:style-name="T190">var s <text:s text:c="4"/></text:span><text:span text:style-name="T190"><text:s/>string</text:span><text:span text:style-name="T190"><text:tab/></text:span><text:span text:style-name="T190"><text:tab/></text:span><text:span text:style-name="T190">// ""</text:span></text:p>
            <text:p text:style-name="P13"><text:span text:style-name="T190"><text:tab/></text:span><text:span text:style-name="T190">var (</text:span></text:p>
            <text:p text:style-name="P13"><text:span text:style-name="T190"><text:tab/></text:span><text:span text:style-name="T190"><text:tab/></text:span><text:span text:style-name="T190">tube <text:s/></text:span><text:span text:style-name="T190"><text:s/>chan string</text:span><text:span text:style-name="T190"><text:tab/></text:span><text:span text:style-name="T190">// nil </text:span></text:p>
            <text:p text:style-name="P13"><text:span text:style-name="T190"><text:tab/></text:span><text:span text:style-name="T190"><text:tab/></text:span><text:span text:style-name="T190">ok </text:span><text:span text:style-name="T190"><text:tab/></text:span><text:span text:style-name="T190"><text:tab/></text:span><text:span text:style-name="T190">bool</text:span><text:span text:style-name="T190"><text:tab/></text:span><text:span text:style-name="T190"><text:tab/></text:span><text:span text:style-name="T190">// false </text:span></text:p>
            <text:p text:style-name="P13"><text:span text:style-name="T190"><text:tab/></text:span><text:span text:style-name="T190"><text:tab/></text:span><text:span text:style-name="T190">x <text:s text:c="4"/></text:span><text:span text:style-name="T190"><text:s/>float64</text:span><text:span text:style-name="T190"><text:tab/></text:span><text:span text:style-name="T190"><text:tab/></text:span><text:span text:style-name="T190">// 0.0</text:span></text:p>
            <text:p text:style-name="P13"><text:span text:style-name="T190"><text:tab/></text:span><text:span text:style-name="T190">) <text:s/></text:span></text:p>
            <text:p text:style-name="P13"><text:span text:style-name="T190"><text:tab/></text:span><text:span text:style-name="T190">var </text:span><text:span text:style-name="T190">answer = 42</text:span><text:span text:style-name="T190"><text:tab/></text:span><text:span text:style-name="T190"><text:tab/></text:span><text:span text:style-name="T190">// </text:span><text:span text:style-name="T190">тип int </text:span><text:span text:style-name="T190">выведен из </text:span><text:span text:style-name="T190">присвоенного </text:span><text:span text:style-name="T190">значения</text:span></text:p>
            <text:p text:style-name="P13"><text:span text:style-name="T190"/></text:p>
            <text:p text:style-name="P13"><text:span text:style-name="T190">// </text:span><text:span text:style-name="T190">объявление </text:span><text:span text:style-name="T190">новой </text:span><text:span text:style-name="T190">переменной и </text:span><text:span text:style-name="T190">присваивание </text:span><text:span text:style-name="T190">значения (в </text:span><text:span text:style-name="T190">функции)</text:span></text:p>
            <text:p text:style-name="P13"><text:span text:style-name="T190"><text:tab/></text:span><text:span text:style-name="T190">j </text:span><text:span text:style-name="T194">:=</text:span><text:span text:style-name="T190"> 25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тип </text:span><text:span text:style-name="T190">выводится из </text:span><text:span text:style-name="T190">присваиваемо</text:span><text:span text:style-name="T190">го </text:span><text:span text:style-name="T195">значения</text:span></text:p>
            <text:p text:style-name="P13"><text:span text:style-name="T195"><text:tab/></text:span><text:span text:style-name="T195">t, f </text:span><text:span text:style-name="T196">:=</text:span><text:span text:style-name="T195"> </text:span><text:span text:style-name="T195">true, false</text:span><text:span text:style-name="T195"><text:tab/></text:span><text:span text:style-name="T195">// </text:span><text:span text:style-name="T195">параллельное </text:span><text:span text:style-name="T195">присваивание</text:span></text:p>
            <text:p text:style-name="P13"><text:span text:style-name="T195"/></text:p>
            <text:p text:style-name="P13"><text:span text:style-name="T195">// </text:span><text:span text:style-name="T195">присваивание </text:span><text:span text:style-name="T195">значения уже </text:span><text:span text:style-name="T195">объявленным </text:span><text:span text:style-name="T195">переменным</text:span></text:p>
            <text:p text:style-name="P13"><text:span text:style-name="T190"><text:tab/></text:span><text:span text:style-name="T190">s = </text:span><text:span text:style-name="T195">"Go"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/text:p>
            <text:p text:style-name="P13"><text:span text:style-name="T190"><text:tab/></text:span><text:span text:style-name="T190">G, o = </text:span><text:span text:style-name="T197">'</text:span><text:span text:style-name="T190">G</text:span><text:span text:style-name="T197">'</text:span><text:span text:style-name="T190">, </text:span><text:span text:style-name="T197">'</text:span><text:span text:style-name="T190">o</text:span><text:span text:style-name="T197">'</text:span><text:span text:style-name="T190"><text:tab/></text:span><text:span text:style-name="T190"><text:tab/></text:span><text:span text:style-name="T190">// </text:span><text:span text:style-name="T190">параллельное </text:span><text:span text:style-name="T190">присваивание </text:span><text:span text:style-name="T190">(tuple </text:span><text:span text:style-name="T190">assignment)</text:span></text:p>
            <text:p text:style-name="P13"><text:span text:style-name="T190"><text:tab/></text:span><text:span text:style-name="T190">i, j = j, </text:span><text:span text:style-name="T190">i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мен </text:span><text:span text:style-name="T190">значений i и </text:span><text:span text:style-name="T190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</text:span><text:span text:style-name="T63">данных: </text:span><text:span text:style-name="T63">struct</text:span></text:p>
          </draw:text-box>
        </draw:frame>
        <draw:frame draw:style-name="gr66" draw:text-style-name="P62" draw:layer="layout" svg:width="26.8cm" svg:height="13.1cm" svg:x="0.6cm" svg:y="2.1cm">
          <draw:text-box>
            <text:p text:style-name="P13"><text:span text:style-name="T198">Структура </text:span><text:span text:style-name="T198">(</text:span><text:span text:style-name="T199">struct</text:span><text:span text:style-name="T200">) — </text:span><text:span text:style-name="T200">набор </text:span><text:span text:style-name="T200">разнотипных </text:span><text:span text:style-name="T200">полей</text:span></text:p>
            <text:p text:style-name="P13"><text:span text:style-name="T200"/></text:p>
            <text:p text:style-name="P13"><text:span text:style-name="T190"><text:tab/></text:span><text:span text:style-name="T190">type </text:span><text:span text:style-name="T192">Structure1</text:span><text:span text:style-name="T190"> </text:span><text:span text:style-name="T191">struct</text:span><text:span text:style-name="T190"> </text:span><text:span text:style-name="T191">{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объявление </text:span><text:span text:style-name="T190">типа </text:span><text:span text:style-name="T192">Structure1</text:span></text:p>
            <text:p text:style-name="P13"><text:span text:style-name="T201"><text:tab/></text:span><text:span text:style-name="T201"><text:tab/></text:span><text:span text:style-name="T202">field1</text:span><text:span text:style-name="T201"> </text:span><text:span text:style-name="T202">Type1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с полями </text:span></text:p>
            <text:p text:style-name="P13"><text:span text:style-name="T190"><text:tab/></text:span><text:span text:style-name="T190"><text:tab/></text:span><text:span text:style-name="T192">field2, </text:span><text:span text:style-name="T192">field3</text:span><text:span text:style-name="T190"> </text:span><text:span text:style-name="T192">Type2</text:span><text:span text:style-name="T201"><text:tab/></text:span><text:span text:style-name="T201"><text:tab/></text:span><text:span text:style-name="T201"><text:tab/></text:span><text:span text:style-name="T201"><text:tab/></text:span><text:span text:style-name="T201">// разных </text:span><text:span text:style-name="T201">типов</text:span></text:p>
            <text:p text:style-name="P13"><text:span text:style-name="T203"><text:tab/></text:span><text:span text:style-name="T203">}</text:span></text:p>
            <text:p text:style-name="P13"><text:span text:style-name="T195"/></text:p>
            <text:p text:style-name="P13"><text:span text:style-name="T204"><text:tab/></text:span><text:span text:style-name="T204">s := </text:span><text:span text:style-name="T192">Structure1</text:span><text:span text:style-name="T190"> </text:span><text:span text:style-name="T191">{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201">// </text:span><text:span text:style-name="T201">объявление </text:span><text:span text:style-name="T201">переменной и</text:span></text:p>
            <text:p text:style-name="P13"><text:span text:style-name="T195"><text:tab/></text:span><text:span text:style-name="T195"><text:tab/></text:span><text:span text:style-name="T202">field1:</text:span><text:span text:style-name="T195"> </text:span><text:span text:style-name="T202">initial_valu</text:span><text:span text:style-name="T202">e1_of_Type1,</text:span><text:span text:style-name="T202"><text:tab/></text:span><text:span text:style-name="T201">// </text:span><text:span text:style-name="T201">инициализаци</text:span><text:span text:style-name="T201">я полей </text:span><text:span text:style-name="T201">значениями</text:span></text:p>
            <text:p text:style-name="P13"><text:span text:style-name="T204"><text:tab/></text:span><text:span text:style-name="T204"><text:tab/></text:span><text:span text:style-name="T192">field3:</text:span><text:span text:style-name="T202"> </text:span><text:span text:style-name="T202">initial_valu</text:span><text:span text:style-name="T202">e3_of_Type2,</text:span><text:span text:style-name="T201"><text:tab/></text:span><text:span text:style-name="T201">// по </text:span><text:span text:style-name="T201">именам (не </text:span><text:span text:style-name="T201">всех) полей</text:span></text:p>
            <text:p text:style-name="P13"><text:span text:style-name="T205"><text:tab/></text:span><text:span text:style-name="T205">}</text:span></text:p>
            <text:p text:style-name="P13"><text:span text:style-name="T195"/></text:p>
            <text:p text:style-name="P13"><text:span text:style-name="T195"><text:tab/></text:span><text:span text:style-name="T195">var s2 </text:span><text:span text:style-name="T202">Structure1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1">// </text:span><text:span text:style-name="T201">объявление </text:span><text:span text:style-name="T201">переменной</text:span></text:p>
            <text:p text:style-name="P13"><text:span text:style-name="T195"><text:tab/></text:span><text:span text:style-name="T195">s2 = s1</text:span></text:p>
            <text:p text:style-name="P13"><text:span text:style-name="T195"/></text:p>
            <text:p text:style-name="P13"><text:span text:style-name="T190">// </text:span><text:span text:style-name="T190">объявление </text:span><text:span text:style-name="T190">переменной и </text:span><text:span text:style-name="T201">инициализаци</text:span><text:span text:style-name="T201">я полей </text:span><text:span text:style-name="T201">значениями </text:span><text:span text:style-name="T201">по порядку </text:span></text:p>
            <text:p text:style-name="P13"><text:span text:style-name="T195"><text:tab/></text:span><text:span text:style-name="T195">s3 := </text:span><text:span text:style-name="T202">Structure1</text:span><text:span text:style-name="T195">{s</text:span><text:span text:style-name="T195">2.field1, </text:span><text:span text:style-name="T195">s2.field2, </text:span><text:span text:style-name="T195">s2.field3} /</text:span><text:span text:style-name="T195">/ следования </text:span><text:span text:style-name="T195">полей</text:span></text:p>
            <text:p text:style-name="P13"><text:span text:style-name="T195"/></text:p>
            <text:p text:style-name="P13"><text:span text:style-name="T195"><text:tab/></text:span><text:span text:style-name="T195">var s4 </text:span><text:span text:style-name="T202">Structure1</text:span><text:span text:style-name="T195"> = </text:span><text:span text:style-name="T202">Structure1</text:span><text:span text:style-name="T195">{}</text:span><text:span text:style-name="T195"><text:tab/></text:span><text:span text:style-name="T195"><text:tab/></text:span><text:span text:style-name="T195">// </text:span><text:span text:style-name="T195">инициализаци</text:span><text:span text:style-name="T195">я пустой </text:span><text:span text:style-name="T195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</text:span><text:span text:style-name="T24">ые типы: </text:span><text:span text:style-name="T24">reference </text:span><text:span text:style-name="T24">types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8"><text:span text:style-name="T190">Когда </text:span><text:span text:style-name="T190">переменные-</text:span><text:span text:style-name="T190">указатели </text:span><text:span text:style-name="T190">передаются в </text:span><text:span text:style-name="T190">функции, </text:span><text:span text:style-name="T190">указанные </text:span><text:span text:style-name="T190">значения </text:span><text:span text:style-name="T190">могут быть </text:span><text:span text:style-name="T190">изменены. </text:span></text:p>
            <text:p text:style-name="P13"><text:span text:style-name="T206"/></text:p>
            <text:p text:style-name="P13"><text:span text:style-name="T191">pointer</text:span><text:span text:style-name="T190"> ~ </text:span><text:span text:style-name="T190">указатель: </text:span></text:p>
            <text:p text:style-name="P13"><text:span text:style-name="T190"><text:tab/></text:span><text:span text:style-name="T190">var v </text:span><text:span text:style-name="T192">BaseType</text:span><text:span text:style-name="T192"><text:tab/></text:span><text:span text:style-name="T192"><text:tab/></text:span><text:span text:style-name="T190">// </text:span><text:span text:style-name="T190">переменная </text:span><text:span text:style-name="T190">типа </text:span><text:span text:style-name="T192">BaseType </text:span></text:p>
            <text:p text:style-name="P13"><text:span text:style-name="T190"><text:tab/></text:span><text:span text:style-name="T190">var p </text:span><text:span text:style-name="T190">*</text:span><text:span text:style-name="T192">BaseType</text:span><text:span text:style-name="T190"><text:tab/></text:span><text:span text:style-name="T190">// указатель </text:span><text:span text:style-name="T190">на </text:span><text:span text:style-name="T190">переменную </text:span><text:span text:style-name="T190">типа </text:span><text:span text:style-name="T192">BaseType </text:span></text:p>
            <text:p text:style-name="P13"><text:span text:style-name="T190"><text:tab/></text:span><text:span text:style-name="T190">p = &amp;v</text:span><text:span text:style-name="T190"><text:tab/></text:span><text:span text:style-name="T190"><text:tab/></text:span><text:span text:style-name="T190"><text:tab/></text:span><text:span text:style-name="T190"><text:tab/></text:span><text:span text:style-name="T190">// ссылка на </text:span><text:span text:style-name="T190">значение </text:span><text:span text:style-name="T190">переменной </text:span><text:span text:style-name="T190">типа </text:span><text:span text:style-name="T192">BaseType </text:span></text:p>
            <text:p text:style-name="P13"><text:span text:style-name="T190"><text:tab/></text:span><text:span text:style-name="T190">*p 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значение </text:span><text:span text:style-name="T190">переменной </text:span><text:span text:style-name="T190">типа </text:span><text:span text:style-name="T192">BaseType</text:span><text:span text:style-name="T190"> по </text:span><text:span text:style-name="T190">ссылке на v</text:span></text:p>
            <text:p text:style-name="P13"><text:span text:style-name="T190"/></text:p>
            <text:p text:style-name="P13"><text:span text:style-name="T191">slice</text:span><text:span text:style-name="T190"> ~ </text:span><text:span text:style-name="T190">динамический </text:span><text:span text:style-name="T190">массив: </text:span><text:span text:style-name="T190">может </text:span><text:span text:style-name="T190">изменять </text:span><text:span text:style-name="T190">свой размер: </text:span></text:p>
            <text:p text:style-name="P13"><text:span text:style-name="T190"><text:tab/></text:span><text:span text:style-name="T190">s := </text:span><text:span text:style-name="T190">[]</text:span><text:span text:style-name="T192">Type</text:span></text:p>
            <text:p text:style-name="P13"><text:span text:style-name="T190"/></text:p>
            <text:p text:style-name="P13"><text:span text:style-name="T191">map</text:span><text:span text:style-name="T190"> ~ хэш | </text:span><text:span text:style-name="T190">ассоциативны</text:span><text:span text:style-name="T190">й массив | </text:span><text:span text:style-name="T190">словарь </text:span><text:span text:style-name="T195">| </text:span><text:span text:style-name="T195">отображение </text:span><text:span text:style-name="T195">| «мапа»: </text:span></text:p>
            <text:p text:style-name="P13"><text:span text:style-name="T195"><text:tab/></text:span><text:span text:style-name="T195">m := </text:span><text:span text:style-name="T205">map</text:span><text:span text:style-name="T195">[</text:span><text:span text:style-name="T202">KeyType</text:span><text:span text:style-name="T195">]</text:span><text:span text:style-name="T202">ValueType</text:span><text:span text:style-name="T195">{ </text:span><text:span text:style-name="T202">k</text:span><text:span text:style-name="T202">ey</text:span><text:span text:style-name="T195">: </text:span><text:span text:style-name="T202">value</text:span><text:span text:style-name="T195"> }</text:span></text:p>
            <text:p text:style-name="P13"><text:span text:style-name="T190"/></text:p>
            <text:p text:style-name="P13"><text:span text:style-name="T191">function</text:span><text:span text:style-name="T195"> ~ </text:span><text:span text:style-name="T195">функция: </text:span></text:p>
            <text:p text:style-name="P13"><text:span text:style-name="T190"><text:tab/></text:span><text:span text:style-name="T191">func</text:span><text:span text:style-name="T190"> </text:span><text:span text:style-name="T192">f</text:span><text:span text:style-name="T190">(</text:span><text:span text:style-name="T192">parameter </text:span><text:span text:style-name="T192">Type</text:span><text:span text:style-name="T190">) </text:span><text:span text:style-name="T192">returnValueT</text:span><text:span text:style-name="T192">ype</text:span><text:span text:style-name="T190"> { /* код </text:span><text:span text:style-name="T190">*/</text:span><text:span text:style-name="T195"> } </text:span></text:p>
            <text:p text:style-name="P13"><text:span text:style-name="T190"/></text:p>
            <text:p text:style-name="P13"><text:span text:style-name="T205">channel</text:span><text:span text:style-name="T195"> ~ </text:span><text:span text:style-name="T195">канал: </text:span></text:p>
            <text:p text:style-name="P13"><text:span text:style-name="T204"><text:tab/></text:span><text:span text:style-name="T192">ch</text:span><text:span text:style-name="T190"> </text:span><text:span text:style-name="T203">chan</text:span><text:span text:style-name="T202"> </text:span><text:span text:style-name="T202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</text:span><text:span text:style-name="T24">рные </text:span><text:span text:style-name="T24">типы: </text:span><text:span text:style-name="T24">container </text:span><text:span text:style-name="T24">types</text:span></text:p>
          </draw:text-box>
        </draw:frame>
        <draw:frame draw:style-name="gr68" draw:text-style-name="P63" draw:layer="layout" svg:width="26.8cm" svg:height="13.1cm" svg:x="0.6cm" svg:y="2.1cm">
          <draw:text-box>
            <text:p text:style-name="P13"><text:span text:style-name="T191">[</text:span><text:span text:style-name="T193">размер</text:span><text:span text:style-name="T191">]</text:span><text:span text:style-name="T193">Type</text:span><text:span text:style-name="T190"> </text:span><text:span text:style-name="T190">// массив </text:span><text:span text:style-name="T190">(</text:span><text:span text:style-name="T191">array</text:span><text:span text:style-name="T190">) </text:span><text:span text:style-name="T195">определённой </text:span><text:span text:style-name="T195">длины:</text:span></text:p>
            <text:p text:style-name="P13"><text:span text:style-name="T195"><text:tab/></text:span><text:span text:style-name="T195">var </text:span><text:span text:style-name="T195">punchCard </text:span><text:span text:style-name="T195">[80]rune // </text:span><text:span text:style-name="T195">80 * 0</text:span></text:p>
            <text:p text:style-name="P13"><text:span text:style-name="T195"><text:tab/></text:span><text:span text:style-name="T190">localhost </text:span><text:span text:style-name="T190">:= [4]int </text:span><text:span text:style-name="T190">{127, 0, 0, </text:span><text:span text:style-name="T190">1}</text:span></text:p>
            <text:p text:style-name="P13"><text:span text:style-name="T190"><text:tab/></text:span><text:span text:style-name="T190">gender <text:s text:c="3"/></text:span><text:span text:style-name="T190">:= [2]string </text:span><text:span text:style-name="T190">{ 0:"Female"</text:span><text:span text:style-name="T190">, 1:"Male" }</text:span></text:p>
            <text:p text:style-name="P13"><text:span text:style-name="T190"><text:tab/></text:span><text:span text:style-name="T192">location</text:span><text:span text:style-name="T190"> <text:s/></text:span><text:span text:style-name="T190">:= </text:span><text:span text:style-name="T190">[...]float32 </text:span><text:span text:style-name="T190">{ 56.05, </text:span><text:span text:style-name="T190">63.38 }</text:span></text:p>
            <text:p text:style-name="P13"><text:span text:style-name="T191"/></text:p>
            <text:p text:style-name="P13"><text:span text:style-name="T191">[]</text:span><text:span text:style-name="T193">Type</text:span><text:span text:style-name="T192"> //</text:span><text:span text:style-name="T190"> </text:span><text:span text:style-name="T190">срез (</text:span><text:span text:style-name="T191">slice</text:span><text:span text:style-name="T190">) </text:span><text:span text:style-name="T190">— </text:span><text:span text:style-name="T190">динамический </text:span><text:span text:style-name="T190">массив:</text:span></text:p>
            <text:p text:style-name="P13"><text:span text:style-name="T190"><text:tab/></text:span><text:span text:style-name="T190">primes := </text:span><text:span text:style-name="T190">[]int{2, 3, </text:span><text:span text:style-name="T190">5, 7, 11, </text:span><text:span text:style-name="T190">13, 17, 19, </text:span><text:span text:style-name="T190">23}</text:span></text:p>
            <text:p text:style-name="P13"><text:span text:style-name="T190"><text:tab/></text:span><text:span text:style-name="T190">messages := </text:span><text:span text:style-name="T190">make([]strin</text:span><text:span text:style-name="T190">g, 0, 1024)</text:span></text:p>
            <text:p text:style-name="P13"><text:span text:style-name="T190"><text:tab/></text:span><text:span text:style-name="T190">messages </text:span><text:span text:style-name="T190">= </text:span><text:span text:style-name="T190">append(messa</text:span><text:span text:style-name="T190">ges, "OK")</text:span></text:p>
            <text:p text:style-name="P13"><text:span text:style-name="T191"/></text:p>
            <text:p text:style-name="P13"><text:span text:style-name="T191">map[</text:span><text:span text:style-name="T193">KeyType</text:span><text:span text:style-name="T191">]</text:span><text:span text:style-name="T193">ValueType</text:span><text:span text:style-name="T192"> // </text:span><text:span text:style-name="T191">map</text:span><text:span text:style-name="T190"> = </text:span><text:span text:style-name="T195">хэш = </text:span><text:span text:style-name="T195">ассоциативны</text:span><text:span text:style-name="T195">й массив = </text:span><text:span text:style-name="T195">словарь:</text:span></text:p>
            <text:p text:style-name="P13"><text:span text:style-name="T195"><text:tab/></text:span><text:span text:style-name="T190">languages </text:span><text:span text:style-name="T190">:= </text:span><text:span text:style-name="T190">map[string]i</text:span><text:span text:style-name="T190">nt { "Go": </text:span><text:span text:style-name="T190">2007 }</text:span></text:p>
            <text:p text:style-name="P13"><text:span text:style-name="T190"><text:tab/></text:span><text:span text:style-name="T190">languages["K</text:span><text:span text:style-name="T190">otlin"] = </text:span><text:span text:style-name="T190">2011</text:span></text:p>
            <text:p text:style-name="P13"><text:span text:style-name="T190"/></text:p>
            <text:p text:style-name="P13"><text:span text:style-name="T190"><text:tab/></text:span><text:span text:style-name="T190">type </text:span><text:span text:style-name="T190">Coordinates </text:span><text:span text:style-name="T190">map[[2]float</text:span><text:span text:style-name="T190">32]string</text:span></text:p>
            <text:p text:style-name="P13"><text:span text:style-name="T190"><text:tab/></text:span><text:span text:style-name="T190">places := </text:span><text:span text:style-name="T190">make(Coordin</text:span><text:span text:style-name="T190">ates)</text:span><text:span text:style-name="T190"><text:tab/></text:span></text:p>
            <text:p text:style-name="P13"><text:span text:style-name="T190"><text:tab/></text:span><text:span text:style-name="T190">places[</text:span><text:span text:style-name="T192">locat</text:span><text:span text:style-name="T192">ion</text:span><text:span text:style-name="T190">] = </text:span><text:span text:style-name="T190">"Шадринск"</text:span></text:p>
            <text:p text:style-name="P13"><text:span text:style-name="T190"><text:tab/></text:span><text:span text:style-name="T190">places[[2]fl</text:span><text:span text:style-name="T190">oat32{33.54,</text:span><text:span text:style-name="T190">-118.05}] = </text:span><text:span text:style-name="T190">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</text:span></text:p>
          </draw:text-box>
        </draw:frame>
        <draw:frame draw:style-name="gr69" draw:text-style-name="P64" draw:layer="layout" svg:width="26.8cm" svg:height="13.1cm" svg:x="0.6cm" svg:y="2.1cm">
          <draw:text-box>
            <text:p text:style-name="P13"><text:span text:style-name="T65">Functions</text:span></text:p>
            <text:p text:style-name="P13"><text:span text:style-name="T65">Functions may </text:span><text:span text:style-name="T65">have multiple </text:span><text:span text:style-name="T65">return values:</text:span></text:p>
            <text:p text:style-name="P13"><text:span text:style-name="T65"/></text:p>
            <text:p text:style-name="P13"><text:span text:style-name="T190">func atoi(s </text:span><text:span text:style-name="T190">string) (i </text:span><text:span text:style-name="T190">int, err </text:span><text:span text:style-name="T190">error)</text:span></text:p>
            <text:p text:style-name="P13"><text:span text:style-name="T190"/></text:p>
            <text:p text:style-name="P13"><text:span text:style-name="T65">Functions are </text:span><text:span text:style-name="T65">first-class </text:span><text:span text:style-name="T65">citizens </text:span><text:span text:style-name="T65">(closures):</text:span></text:p>
            <text:p text:style-name="P13"><text:span text:style-name="T65"/></text:p>
            <text:p text:style-name="P13"><text:span text:style-name="T190">func </text:span><text:span text:style-name="T190">adder(delta </text:span><text:span text:style-name="T190">int) func(x </text:span><text:span text:style-name="T190">int) int {</text:span></text:p>
            <text:p text:style-name="P13"><text:span text:style-name="T190"><text:s text:c="4"/></text:span><text:span text:style-name="T190">f := </text:span><text:span text:style-name="T190">func(x int) </text:span><text:span text:style-name="T190">int {</text:span></text:p>
            <text:p text:style-name="P13"><text:span text:style-name="T190"><text:s text:c="8"/></text:span><text:span text:style-name="T190">return x + </text:span><text:span text:style-name="T190">delta</text:span></text:p>
            <text:p text:style-name="P13"><text:span text:style-name="T190"><text:s text:c="4"/></text:span><text:span text:style-name="T190">}</text:span></text:p>
            <text:p text:style-name="P13"><text:span text:style-name="T190"><text:s text:c="4"/></text:span><text:span text:style-name="T190">return f</text:span></text:p>
            <text:p text:style-name="P13"><text:span text:style-name="T190">}</text:span></text:p>
            <text:p text:style-name="P13"><text:span text:style-name="T190"><text:s text:c="4"/></text:span><text:span text:style-name="T190">var inc </text:span><text:span text:style-name="T190">= adder(1)</text:span></text:p>
            <text:p text:style-name="P13"><text:span text:style-name="T190"><text:s text:c="4"/></text:span><text:span text:style-name="T190">fmt.Println(</text:span><text:span text:style-name="T190">inc(0))</text:span></text:p>
            <text:p text:style-name="P13"><text:span text:style-name="T190"><text:s text:c="4"/></text:span><text:span text:style-name="T190">fmt.Println(</text:span><text:span text:style-name="T190">adder(-1)</text:span><text:span text:style-name="T190">(10))</text:span></text:p>
            <text:p text:style-name="P13"><text:span text:style-name="T190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</text:span><text:span text:style-name="T63">func </text:span><text:span text:style-name="T63">main(); </text:span><text:span text:style-name="T63">func init()</text:span></text:p>
          </draw:text-box>
        </draw:frame>
        <draw:frame draw:style-name="gr70" draw:text-style-name="P64" draw:layer="layout" svg:width="26.8cm" svg:height="13.1cm" svg:x="0.6cm" svg:y="2.1cm">
          <draw:text-box>
            <text:p text:style-name="P13"><text:span text:style-name="T190">// Главная </text:span><text:span text:style-name="T190">функция в </text:span><text:span text:style-name="T190">пакете main, </text:span><text:span text:style-name="T190">с которой </text:span><text:span text:style-name="T190">начинается </text:span><text:span text:style-name="T190">выполнение </text:span><text:span text:style-name="T190">программы.</text:span></text:p>
            <text:p text:style-name="P13"><text:span text:style-name="T190">package main</text:span></text:p>
            <text:p text:style-name="P13"><text:span text:style-name="T190"/></text:p>
            <text:p text:style-name="P13"><text:span text:style-name="T191">func </text:span><text:span text:style-name="T193">main</text:span><text:span text:style-name="T191">() </text:span><text:span text:style-name="T191">{</text:span></text:p>
            <text:p text:style-name="P13"><text:span text:style-name="T190"><text:s text:c="3"/></text:span></text:p>
            <text:p text:style-name="P13"><text:span text:style-name="T190"><text:tab/></text:span><text:span text:style-name="T190">обработка(да</text:span><text:span text:style-name="T190">нных)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// </text:span><text:span text:style-name="T190">в каждом </text:span><text:span text:style-name="T190">пакете может </text:span><text:span text:style-name="T190">быть </text:span><text:span text:style-name="T190">несколько </text:span><text:span text:style-name="T190">«инициализир</text:span><text:span text:style-name="T190">ующих» </text:span><text:span text:style-name="T190">функций,</text:span></text:p>
            <text:p text:style-name="P13"><text:span text:style-name="T191">func </text:span><text:span text:style-name="T193">init</text:span><text:span text:style-name="T191">() </text:span><text:span text:style-name="T191">{</text:span></text:p>
            <text:p text:style-name="P13"><text:span text:style-name="T190"><text:tab/></text:span></text:p>
            <text:p text:style-name="P13"><text:span text:style-name="T190"><text:tab/></text:span><text:span text:style-name="T190">инициализаци</text:span><text:span text:style-name="T190">я(&amp;данных)</text:span></text:p>
            <text:p text:style-name="P13"><text:span text:style-name="T191">}</text:span></text:p>
            <text:p text:style-name="P13"><text:span text:style-name="T191">// </text:span><text:span text:style-name="T190">которые </text:span><text:span text:style-name="T190">выполняются </text:span><text:span text:style-name="T190">при загрузке </text:span><text:span text:style-name="T190">пакета в </text:span><text:span text:style-name="T190">порядке их </text:span><text:span text:style-name="T190">описания</text:span></text:p>
            <text:p text:style-name="P13"><text:span text:style-name="T191">func </text:span><text:span text:style-name="T193">init</text:span><text:span text:style-name="T191">() </text:span><text:span text:style-name="T191">{</text:span></text:p>
            <text:p text:style-name="P13"><text:span text:style-name="T190"><text:tab/></text:span></text:p>
            <text:p text:style-name="P13"><text:span text:style-name="T190"><text:tab/></text:span><text:span text:style-name="T190"><text:tab/></text:span><text:span text:style-name="T190">инициализаци</text:span><text:span text:style-name="T190">я(&amp;данных)</text:span></text:p>
            <text:p text:style-name="P13"><text:span text:style-name="T191">}</text:span></text:p>
            <text:p text:style-name="P13"><text:span text:style-name="T191">// </text:span><text:span text:style-name="T190">и могут </text:span><text:span text:style-name="T190">располагатьс</text:span><text:span text:style-name="T190">я в разных </text:span><text:span text:style-name="T190">файлах этого </text:span><text:span text:style-name="T190">пакета</text:span></text:p>
            <text:p text:style-name="P13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</text:span><text:span text:style-name="T63">func</text:span></text:p>
          </draw:text-box>
        </draw:frame>
        <draw:frame draw:style-name="gr71" draw:text-style-name="P47" draw:layer="layout" svg:width="26.8cm" svg:height="13.108cm" svg:x="0.6cm" svg:y="2.1cm">
          <draw:text-box>
            <text:p text:style-name="P13"><text:span text:style-name="T94">// функция без </text:span><text:span text:style-name="T94">возвращаемого </text:span><text:span text:style-name="T94">значения = </text:span><text:span text:style-name="T94">процедура</text:span></text:p>
            <text:p text:style-name="P13"><text:span text:style-name="T159">func </text:span><text:span text:style-name="T207">f1</text:span><text:span text:style-name="T159">(</text:span><text:span text:style-name="T207">param1 </text:span><text:span text:style-name="T97">Type1</text:span><text:span text:style-name="T159">) { </text:span><text:span text:style-name="T207">/* ... */ </text:span><text:span text:style-name="T153">}</text:span></text:p>
            <text:p text:style-name="P13"><text:span text:style-name="T97"><text:tab/></text:span><text:span text:style-name="T97">f1</text:span><text:span text:style-name="T208">(</text:span><text:span text:style-name="T96">arg1</text:span><text:span text:style-name="T208">)</text:span></text:p>
            <text:p text:style-name="P13"><text:span text:style-name="T93"/></text:p>
            <text:p text:style-name="P13"><text:span text:style-name="T94">// функция с </text:span><text:span text:style-name="T94">одним </text:span><text:span text:style-name="T94">возвращаемым </text:span><text:span text:style-name="T94">значением типа </text:span><text:span text:style-name="T97">ReturnType1</text:span></text:p>
            <text:p text:style-name="P13"><text:span text:style-name="T162">func </text:span><text:span text:style-name="T207">f2</text:span><text:span text:style-name="T162">(</text:span><text:span text:style-name="T207">p1, p2 </text:span><text:span text:style-name="T97">Type1</text:span><text:span text:style-name="T207">, p3 </text:span><text:span text:style-name="T97">Type2</text:span><text:span text:style-name="T162">) </text:span><text:span text:style-name="T97">ReturnType1</text:span><text:span text:style-name="T162"> </text:span><text:span text:style-name="T162">{</text:span><text:span text:style-name="T94"> var r </text:span><text:span text:style-name="T96">ReturnType1</text:span><text:span text:style-name="T208">; </text:span><text:span text:style-name="T94">/</text:span><text:span text:style-name="T94">* ...</text:span><text:span text:style-name="T208"> */ </text:span><text:span text:style-name="T208">return r </text:span><text:span text:style-name="T153">}</text:span></text:p>
            <text:p text:style-name="P13"><text:span text:style-name="T97"><text:tab/></text:span><text:span text:style-name="T97">result</text:span><text:span text:style-name="T94"> := </text:span><text:span text:style-name="T96">f2</text:span><text:span text:style-name="T208">(</text:span><text:span text:style-name="T96">a1, a2, a3</text:span><text:span text:style-name="T208">)</text:span><text:span text:style-name="T93"> </text:span></text:p>
            <text:p text:style-name="P13"><text:span text:style-name="T94"/></text:p>
            <text:p text:style-name="P13"><text:span text:style-name="T94">// функция с </text:span><text:span text:style-name="T94">одним </text:span><text:span text:style-name="T94">именованным </text:span><text:span text:style-name="T94">возвращаемым </text:span><text:span text:style-name="T94">значением</text:span></text:p>
            <text:p text:style-name="P13"><text:span text:style-name="T159">func </text:span><text:span text:style-name="T207">f3</text:span><text:span text:style-name="T159">(</text:span><text:span text:style-name="T207">p1, p2 </text:span><text:span text:style-name="T97">Type3</text:span><text:span text:style-name="T159">) </text:span><text:span text:style-name="T207"><text:s/></text:span><text:span text:style-name="T159">(</text:span><text:span text:style-name="T207">r </text:span><text:span text:style-name="T97">ReturnType1</text:span><text:span text:style-name="T159">) {</text:span><text:span text:style-name="T94"> </text:span><text:span text:style-name="T94">/* ... */ </text:span><text:span text:style-name="T94">return </text:span><text:span text:style-name="T159">}</text:span></text:p>
            <text:p text:style-name="P13"><text:span text:style-name="T97"><text:tab/></text:span><text:span text:style-name="T97">result</text:span><text:span text:style-name="T94"> := </text:span><text:span text:style-name="T97">f3</text:span><text:span text:style-name="T94">(</text:span><text:span text:style-name="T97">a1, a2</text:span><text:span text:style-name="T94">) </text:span></text:p>
            <text:p text:style-name="P13"><text:span text:style-name="T94"/></text:p>
            <text:p text:style-name="P13"><text:span text:style-name="T94">// функция с </text:span><text:span text:style-name="T94">несколькими </text:span><text:span text:style-name="T94">возвращаемыми </text:span><text:span text:style-name="T94">значениями: </text:span><text:span text:style-name="T94">возможно, </text:span><text:span text:style-name="T94">именованными</text:span></text:p>
            <text:p text:style-name="P13"><text:span text:style-name="T162">func </text:span><text:span text:style-name="T207">f4</text:span><text:span text:style-name="T159">(</text:span><text:span text:style-name="T207">p1 </text:span><text:span text:style-name="T97">Type1</text:span><text:span text:style-name="T207">, p2 </text:span><text:span text:style-name="T97">Type2</text:span><text:span text:style-name="T159">)</text:span><text:span text:style-name="T207"> </text:span><text:span text:style-name="T159">(</text:span><text:span text:style-name="T207">r1 </text:span><text:span text:style-name="T97">ReturnType1</text:span><text:span text:style-name="T207">, </text:span><text:span text:style-name="T207">r2 </text:span><text:span text:style-name="T97">ReturnType2</text:span><text:span text:style-name="T159">) { </text:span></text:p>
            <text:p text:style-name="P13"><text:span text:style-name="T97"><text:tab/></text:span><text:span text:style-name="T97">/* ... */ </text:span><text:span text:style-name="T94">return r1, r2</text:span></text:p>
            <text:p text:style-name="P13"><text:span text:style-name="T153">}</text:span></text:p>
            <text:p text:style-name="P13"><text:span text:style-name="T97"><text:tab/></text:span><text:span text:style-name="T97">result1, </text:span><text:span text:style-name="T97">result2</text:span><text:span text:style-name="T94"> := </text:span><text:span text:style-name="T96">f4</text:span><text:span text:style-name="T208">(</text:span><text:span text:style-name="T96">a1, a2</text:span><text:span text:style-name="T208">)</text:span><text:span text:style-name="T93"> </text:span></text:p>
            <text:p text:style-name="P13"><text:span text:style-name="T93"/></text:p>
            <text:p text:style-name="P13"><text:span text:style-name="T94">// функция с </text:span><text:span text:style-name="T94">переменным </text:span><text:span text:style-name="T94">списком </text:span><text:span text:style-name="T94">параметров = </text:span><text:span text:style-name="T94">variadic </text:span><text:span text:style-name="T94">function</text:span></text:p>
            <text:p text:style-name="P13"><text:span text:style-name="T159">func </text:span><text:span text:style-name="T207">f5</text:span><text:span text:style-name="T159">(</text:span><text:span text:style-name="T207">p ...Type1</text:span><text:span text:style-name="T159">)</text:span><text:span text:style-name="T207"> </text:span><text:span text:style-name="T97">ReturnType1</text:span><text:span text:style-name="T159"> </text:span><text:span text:style-name="T159">{ </text:span><text:span text:style-name="T94">r </text:span><text:span text:style-name="T97">ReturnType1</text:span><text:span text:style-name="T94">; /</text:span><text:span text:style-name="T94">* ... */ </text:span><text:span text:style-name="T94">return r </text:span><text:span text:style-name="T153">}</text:span></text:p>
            <text:p text:style-name="P13"><text:span text:style-name="T94"><text:tab/></text:span><text:span text:style-name="T97">arguments</text:span><text:span text:style-name="T94"> := </text:span><text:span text:style-name="T96">[]siceOfType1V</text:span><text:span text:style-name="T96">alues{v1, v2, </text:span><text:span text:style-name="T96">v3, v4, v5}</text:span></text:p>
            <text:p text:style-name="P13"><text:span text:style-name="T97"><text:tab/></text:span><text:span text:style-name="T97">result1</text:span><text:span text:style-name="T94"> = </text:span><text:span text:style-name="T97">f5</text:span><text:span text:style-name="T94">(</text:span><text:span text:style-name="T97">arguments</text:span><text:span text:style-name="T94">..</text:span><text:span text:style-name="T94">.</text:span><text:span text:style-name="T208">)</text:span></text:p>
            <text:p text:style-name="P13"><text:span text:style-name="T97"><text:tab/></text:span><text:span text:style-name="T97">result2</text:span><text:span text:style-name="T94"> = </text:span><text:span text:style-name="T97">f5</text:span><text:span text:style-name="T94">(</text:span><text:span text:style-name="T97">a1, a2, a3</text:span><text:span text:style-name="T20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</text:span><text:span text:style-name="T63">функции: </text:span><text:span text:style-name="T63">func type</text:span></text:p>
          </draw:text-box>
        </draw:frame>
        <draw:frame draw:style-name="gr72" draw:text-style-name="P47" draw:layer="layout" svg:width="26.8cm" svg:height="13.108cm" svg:x="0.6cm" svg:y="2.1cm">
          <draw:text-box>
            <text:p text:style-name="P13"><text:span text:style-name="T94">// функция как </text:span><text:span text:style-name="T94">тип</text:span></text:p>
            <text:p text:style-name="P13"><text:span text:style-name="T94">// </text:span><text:span text:style-name="T159">type</text:span><text:span text:style-name="T94"> </text:span><text:span text:style-name="T97">FuncType</text:span><text:span text:style-name="T94"> </text:span><text:span text:style-name="T94">func(</text:span><text:span text:style-name="T97">ParamerTy</text:span><text:span text:style-name="T97">pe1, PT2</text:span><text:span text:style-name="T94">) </text:span><text:span text:style-name="T97">ReturnValueTyp</text:span><text:span text:style-name="T97">e</text:span></text:p>
            <text:p text:style-name="P13"><text:span text:style-name="T94"><text:tab/></text:span><text:span text:style-name="T94">type </text:span><text:span text:style-name="T97">F1</text:span><text:span text:style-name="T94"> </text:span><text:span text:style-name="T159">func(int, int) </text:span><text:span text:style-name="T159">int</text:span></text:p>
            <text:p text:style-name="P13"><text:span text:style-name="T94"/></text:p>
            <text:p text:style-name="P13"><text:span text:style-name="T94">// у любой </text:span><text:span text:style-name="T94">функции есть </text:span><text:span text:style-name="T94">тип, например: </text:span><text:span text:style-name="T159">func(int, int) </text:span><text:span text:style-name="T159">int</text:span></text:p>
            <text:p text:style-name="P13"><text:span text:style-name="T94"><text:tab/></text:span><text:span text:style-name="T94">func </text:span><text:span text:style-name="T97">add</text:span><text:span text:style-name="T94">(x, y int) </text:span><text:span text:style-name="T94">int { return </text:span><text:span text:style-name="T94">x+y }</text:span></text:p>
            <text:p text:style-name="P13"><text:span text:style-name="T94"/></text:p>
            <text:p text:style-name="P13"><text:span text:style-name="T94">// функция как </text:span><text:span text:style-name="T94">значение </text:span><text:span text:style-name="T94">переменной</text:span></text:p>
            <text:p text:style-name="P13"><text:span text:style-name="T94"><text:tab/></text:span><text:span text:style-name="T94">var f0 </text:span><text:span text:style-name="T97">F1</text:span><text:span text:style-name="T94"> </text:span><text:span text:style-name="T94">= add</text:span></text:p>
            <text:p text:style-name="P13"><text:span text:style-name="T94"><text:tab/></text:span><text:span text:style-name="T94">fn := </text:span><text:span text:style-name="T94">func() </text:span><text:span text:style-name="T94">{ fmt.Println(</text:span><text:span text:style-name="T94">"anonymous") } </text:span><text:span text:style-name="T94">// анонимная </text:span><text:span text:style-name="T94">функция типа </text:span><text:span text:style-name="T94">func()</text:span></text:p>
            <text:p text:style-name="P13"><text:span text:style-name="T94"/></text:p>
            <text:p text:style-name="P13"><text:span text:style-name="T94">// функция как </text:span><text:span text:style-name="T94">возвращаемое </text:span><text:span text:style-name="T94">значение</text:span></text:p>
            <text:p text:style-name="P13"><text:span text:style-name="T153"><text:tab/></text:span><text:span text:style-name="T153">func </text:span><text:span text:style-name="T209">returnsFunc</text:span><text:span text:style-name="T153">()</text:span><text:span text:style-name="T96"> </text:span><text:span text:style-name="T96">F1</text:span><text:span text:style-name="T153"> {</text:span><text:span text:style-name="T208"> return </text:span><text:span text:style-name="T208">add </text:span><text:span text:style-name="T153">}</text:span></text:p>
            <text:p text:style-name="P13"><text:span text:style-name="T97"><text:tab/></text:span><text:span text:style-name="T97">f1</text:span><text:span text:style-name="T94"> := </text:span><text:span text:style-name="T97">returnsFunc</text:span><text:span text:style-name="T208">()</text:span></text:p>
            <text:p text:style-name="P13"><text:span text:style-name="T208"><text:tab/></text:span><text:span text:style-name="T208">y := </text:span><text:span text:style-name="T96">f1</text:span><text:span text:style-name="T208">(4, </text:span><text:span text:style-name="T208">2)</text:span></text:p>
            <text:p text:style-name="P13"><text:span text:style-name="T94"/></text:p>
            <text:p text:style-name="P13"><text:span text:style-name="T94">// функция как </text:span><text:span text:style-name="T94">параметр</text:span></text:p>
            <text:p text:style-name="P13"><text:span text:style-name="T159"><text:tab/></text:span><text:span text:style-name="T159">func </text:span><text:span text:style-name="T207">receivesFunc</text:span><text:span text:style-name="T159">(</text:span><text:span text:style-name="T94">a</text:span><text:span text:style-name="T94">, b int, f </text:span><text:span text:style-name="T97">F1</text:span><text:span text:style-name="T159">)</text:span><text:span text:style-name="T94"> </text:span><text:span text:style-name="T94">(r </text:span><text:span text:style-name="T97">ReturnType</text:span><text:span text:style-name="T94">)</text:span><text:span text:style-name="T159"> </text:span><text:span text:style-name="T159">{</text:span><text:span text:style-name="T94"> r:= f(a, b); </text:span><text:span text:style-name="T94">return r </text:span><text:span text:style-name="T159">}</text:span></text:p>
            <text:p text:style-name="P13"><text:span text:style-name="T97"><text:tab/></text:span><text:span text:style-name="T97">sum</text:span><text:span text:style-name="T94"> = </text:span><text:span text:style-name="T97">receivesFunc</text:span><text:span text:style-name="T94">(</text:span><text:span text:style-name="T97">2</text:span><text:span text:style-name="T97">1, 21, add</text:span><text:span text:style-name="T94">) </text:span></text:p>
            <text:p text:style-name="P13"><text:span text:style-name="T97"><text:tab/></text:span><text:span text:style-name="T97">production</text:span><text:span text:style-name="T94"> </text:span><text:span text:style-name="T94">= </text:span><text:span text:style-name="T97">receivesFunc</text:span><text:span text:style-name="T94">(</text:span><text:span text:style-name="T97">2</text:span><text:span text:style-name="T97">1, 21, func(x, </text:span><text:span text:style-name="T97">y int) int </text:span><text:span text:style-name="T97">{ return x*y } </text:span><text:span text:style-name="T94">) </text:span></text:p>
            <text:p text:style-name="P13"><text:span text:style-name="T94"/></text:p>
            <text:p text:style-name="P13"><text:span text:style-name="T94">// определение </text:span><text:span text:style-name="T94">и вызов </text:span><text:span text:style-name="T94">анонимной </text:span><text:span text:style-name="T94">функции</text:span></text:p>
            <text:p text:style-name="P13"><text:span text:style-name="T94"><text:tab/></text:span><text:span text:style-name="T159">func() </text:span><text:span text:style-name="T159">{</text:span><text:span text:style-name="T94"> fmt.Println(</text:span><text:span text:style-name="T94">"lambda") </text:span><text:span text:style-name="T159">}</text:span><text:span text:style-name="T159">()</text:span><text:span text:style-name="T94"> // lambda </text:span><text:span text:style-name="T94">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</text:span><text:span text:style-name="T63">func (t T) </text:span><text:span text:style-name="T63">f()</text:span></text:p>
          </draw:text-box>
        </draw:frame>
        <draw:frame draw:style-name="gr73" draw:text-style-name="P62" draw:layer="layout" svg:width="26.8cm" svg:height="13.1cm" svg:x="0.6cm" svg:y="2.1cm">
          <draw:text-box>
            <text:p text:style-name="P13"><text:span text:style-name="T210">К любому </text:span><text:span text:style-name="T210">типу данных </text:span><text:span text:style-name="T210">можно </text:span><text:span text:style-name="T210">присоединить </text:span><text:span text:style-name="T210">поведение с</text:span><text:span text:style-name="T211"> </text:span><text:span text:style-name="T211">помощью </text:span><text:span text:style-name="T211">методов:</text:span></text:p>
            <text:p text:style-name="P13"><text:span text:style-name="T212">func </text:span><text:span text:style-name="T213">(</text:span><text:span text:style-name="T214">object</text:span><text:span text:style-name="T213"> </text:span><text:span text:style-name="T214">Type</text:span><text:span text:style-name="T213">)</text:span><text:span text:style-name="T212"> </text:span><text:span text:style-name="T215">method</text:span><text:span text:style-name="T212">(</text:span><text:span text:style-name="T215">para</text:span><text:span text:style-name="T215">meters</text:span><text:span text:style-name="T212">) </text:span><text:span text:style-name="T212">{ /* body </text:span><text:span text:style-name="T212">*/ }</text:span></text:p>
            <text:p text:style-name="P13"><text:span text:style-name="T195"/></text:p>
            <text:p text:style-name="P13"><text:span text:style-name="T147"><text:tab/></text:span><text:span text:style-name="T147">type </text:span><text:span text:style-name="T216">Temperature</text:span><text:span text:style-name="T147"> </text:span><text:span text:style-name="T147">float32</text:span></text:p>
            <text:p text:style-name="P13"><text:span text:style-name="T147"><text:tab/></text:span><text:span text:style-name="T147">func (t </text:span><text:span text:style-name="T216">Temperature</text:span><text:span text:style-name="T147">) </text:span><text:span text:style-name="T147">Celsius() </text:span><text:span text:style-name="T216">Temperature</text:span><text:span text:style-name="T147"> { </text:span><text:span text:style-name="T147">return (t-</text:span><text:span text:style-name="T147">32.0)*(5.0/9.</text:span><text:span text:style-name="T147">0) }</text:span></text:p>
            <text:p text:style-name="P13"><text:span text:style-name="T147"><text:tab/></text:span><text:span text:style-name="T147">var f </text:span><text:span text:style-name="T147">Temperature = </text:span><text:span text:style-name="T147">37.0</text:span></text:p>
            <text:p text:style-name="P13"><text:span text:style-name="T147"><text:tab/></text:span><text:span text:style-name="T147">c := </text:span><text:span text:style-name="T147">f.Celsius() /</text:span><text:span text:style-name="T147">/ 2.777778 </text:span></text:p>
            <text:p text:style-name="P13"><text:span text:style-name="T147"/></text:p>
            <text:p text:style-name="P13"><text:span text:style-name="T147"><text:tab/></text:span><text:span text:style-name="T147">type </text:span><text:span text:style-name="T148">Album</text:span><text:span text:style-name="T147"> struct </text:span><text:span text:style-name="T147">{ name, </text:span><text:span text:style-name="T147">artist </text:span><text:span text:style-name="T147">string; year, </text:span><text:span text:style-name="T147">length int; </text:span><text:span text:style-name="T147">media </text:span><text:span text:style-name="T147">string }</text:span></text:p>
            <text:p text:style-name="P13"><text:span text:style-name="T16"><text:tab/></text:span><text:span text:style-name="T16">a := </text:span><text:span text:style-name="T145">Album</text:span><text:span text:style-name="T16">{"Pink </text:span><text:span text:style-name="T16">Floyd", "Dark </text:span><text:span text:style-name="T16">Side of the </text:span><text:span text:style-name="T16">Moon", 1973, </text:span><text:span text:style-name="T16">44, "катушка </text:span><text:span text:style-name="T16">18 см</text:span><text:span text:style-name="T147">"}</text:span></text:p>
            <text:p text:style-name="P13"><text:span text:style-name="T147"/></text:p>
            <text:p text:style-name="P13"><text:span text:style-name="T147"><text:tab/></text:span><text:span text:style-name="T147">type </text:span><text:span text:style-name="T216">TapeRecorder</text:span><text:span text:style-name="T147"> </text:span><text:span text:style-name="T147">struct {</text:span></text:p>
            <text:p text:style-name="P13"><text:span text:style-name="T147"><text:tab/></text:span><text:span text:style-name="T147"><text:tab/></text:span><text:span text:style-name="T147">Model </text:span><text:span text:style-name="T147">string</text:span></text:p>
            <text:p text:style-name="P13"><text:span text:style-name="T147"><text:tab/></text:span><text:span text:style-name="T147">}</text:span></text:p>
            <text:p text:style-name="P13"><text:span text:style-name="T147"><text:tab/></text:span><text:span text:style-name="T147">func (r </text:span><text:span text:style-name="T216">TapeRecorder</text:span><text:span text:style-name="T147">) </text:span><text:span text:style-name="T147">play(a Album) </text:span><text:span text:style-name="T147">{</text:span></text:p>
            <text:p text:style-name="P13"><text:span text:style-name="T147"><text:tab/></text:span><text:span text:style-name="T147"><text:tab/></text:span><text:span text:style-name="T147">fmt.Printf("P</text:span><text:span text:style-name="T147">laying album </text:span><text:span text:style-name="T147">'%s' by '%s' </text:span><text:span text:style-name="T147">for %d </text:span><text:span text:style-name="T147">minutes...\</text:span><text:span text:style-name="T147">n",</text:span></text:p>
            <text:p text:style-name="P13"><text:span text:style-name="T147"><text:tab/></text:span><text:span text:style-name="T147"><text:tab/></text:span><text:span text:style-name="T147">a.name, </text:span><text:span text:style-name="T147">a.artist, </text:span><text:span text:style-name="T147">a.length)</text:span></text:p>
            <text:p text:style-name="P13"><text:span text:style-name="T147"><text:tab/></text:span><text:span text:style-name="T147">}</text:span></text:p>
            <text:p text:style-name="P13"><text:span text:style-name="T144"><text:tab/></text:span><text:span text:style-name="T144">recorder := </text:span><text:span text:style-name="T217">TapeRecorder</text:span><text:span text:style-name="T16">{</text:span><text:span text:style-name="T16">model: "Нота </text:span><text:span text:style-name="T16">203-1 </text:span><text:span text:style-name="T16">стерео</text:span><text:span text:style-name="T147">"}</text:span></text:p>
            <text:p text:style-name="P13"><text:span text:style-name="T147"><text:tab/></text:span><text:span text:style-name="T147">recorder.play</text:span><text:span text:style-name="T14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</text:span><text:span text:style-name="T63">о-</text:span><text:span text:style-name="T63">ориентир</text:span><text:span text:style-name="T63">ованное </text:span><text:span text:style-name="T63">програм</text:span><text:span text:style-name="T63">мирован</text:span><text:span text:style-name="T63">ие</text:span></text:p>
          </draw:text-box>
        </draw:frame>
        <draw:frame draw:style-name="gr74" draw:text-style-name="P65" draw:layer="layout" svg:width="26.8cm" svg:height="13.1cm" svg:x="0.6cm" svg:y="2.116cm">
          <draw:text-box>
            <text:p text:style-name="P13"><text:span text:style-name="T173">OOP requires very little </text:span><text:span text:style-name="T173">extra </text:span><text:span text:style-name="T218">programming</text:span><text:span text:style-name="T173"> </text:span><text:span text:style-name="T173">language support. We </text:span><text:span text:style-name="T173">only need:</text:span></text:p>
            <text:list text:style-name="L1">
              <text:list-item>
                <text:p text:style-name="P13"><text:span text:style-name="T173">the notion of an </text:span><text:span text:style-name="T173">Object,</text:span></text:p>
              </text:list-item>
              <text:list-item>
                <text:p text:style-name="P13"><text:span text:style-name="T173">a mechanism to </text:span><text:span text:style-name="T173">interact with them </text:span><text:span text:style-name="T173">(Methods),</text:span></text:p>
              </text:list-item>
              <text:list-item>
                <text:p text:style-name="P13"><text:span text:style-name="T173">and support for </text:span><text:span text:style-name="T173">polymorphism </text:span><text:span text:style-name="T173">(Interfaces).</text:span></text:p>
              </text:list-item>
            </text:list>
            <text:p text:style-name="P13"><text:span text:style-name="T218">Claim: Data </text:span><text:span text:style-name="T218">abstraction, </text:span><text:span text:style-name="T218">encapsulation, and </text:span><text:span text:style-name="T218">modularity are </text:span><text:span text:style-name="T218">mechanisms in their </text:span><text:span text:style-name="T218">own right, not OOP </text:span><text:span text:style-name="T218">specific, and a modern </text:span><text:span text:style-name="T218">language (OO or not) </text:span><text:span text:style-name="T218">should have support </text:span><text:span text:style-name="T218">for them </text:span><text:span text:style-name="T218">independently.</text:span></text:p>
            <text:p text:style-name="P13"><text:span text:style-name="T218"/></text:p>
            <text:p text:style-name="P13"><text:span text:style-name="T218">Object-oriented </text:span><text:span text:style-name="T218">programming in Go:</text:span></text:p>
            <text:p text:style-name="P13"><text:span text:style-name="T218"><text:tab/></text:span><text:span text:style-name="T218">Methods without </text:span><text:span text:style-name="T218">classes</text:span></text:p>
            <text:p text:style-name="P13"><text:span text:style-name="T218"><text:tab/></text:span><text:span text:style-name="T218">Interfaces </text:span><text:span text:style-name="T218">without hierarchies</text:span></text:p>
            <text:p text:style-name="P13"><text:span text:style-name="T218"><text:tab/></text:span><text:span text:style-name="T218">Code reuse </text:span><text:span text:style-name="T218">without inheritance</text:span></text:p>
            <text:p text:style-name="P13"><text:span text:style-name="T218">Specifically:</text:span></text:p>
            <text:list text:continue-numbering="true" text:style-name="L1">
              <text:list-item>
                <text:p text:style-name="P13"><text:span text:style-name="T218">Any value can be </text:span><text:span text:style-name="T218">an object</text:span></text:p>
              </text:list-item>
              <text:list-item>
                <text:p text:style-name="P13"><text:span text:style-name="T218">Any type can play </text:span><text:span text:style-name="T218">the role of a class</text:span></text:p>
              </text:list-item>
              <text:list-item>
                <text:p text:style-name="P13"><text:span text:style-name="T218">Methods can be </text:span><text:span text:style-name="T218">attached to any type</text:span></text:p>
              </text:list-item>
              <text:list-item>
                <text:p text:style-name="P13"><text:span text:style-name="T218">Interfaces </text:span><text:span text:style-name="T218">implement </text:span><text:span text:style-name="T218">polymorphism. </text:span></text:p>
              </text:list-item>
            </text:list>
            <text:p text:style-name="P13"><text:span text:style-name="T218">Static (!) dispatch of </text:span><text:span text:style-name="T218">methods.</text:span></text:p>
            <text:p text:style-name="P13"><text:span text:style-name="T218"/></text:p>
            <text:p text:style-name="P13"><text:span text:style-name="T218">&lt;https://go.dev/talks/</text:span><text:span text:style-name="T218">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ОП: </text:span><text:span text:style-name="T63">интерфе</text:span><text:span text:style-name="T63">йсы</text:span></text:p>
          </draw:text-box>
        </draw:frame>
        <draw:frame draw:style-name="gr75" draw:text-style-name="P66" draw:layer="layout" svg:width="26.8cm" svg:height="13.1cm" svg:x="0.6cm" svg:y="2.116cm">
          <draw:text-box>
            <text:p text:style-name="P13"><text:span text:style-name="T219">Interfaces</text:span><text:span text:style-name="T220">:</text:span></text:p>
            <text:p text:style-name="P13"><text:span text:style-name="T220"><text:tab/></text:span><text:span text:style-name="T220">An interface defines </text:span><text:span text:style-name="T220">a set of methods.</text:span></text:p>
            <text:p text:style-name="P13"><text:span text:style-name="T220"><text:tab/></text:span><text:span text:style-name="T220">A type that </text:span><text:span text:style-name="T220">implements all methods of </text:span><text:span text:style-name="T220">an interface is said to </text:span><text:span text:style-name="T220">implement the interface.</text:span></text:p>
            <text:p text:style-name="P13"><text:span text:style-name="T220"><text:tab/></text:span><text:span text:style-name="T220">All types implement </text:span><text:span text:style-name="T220">the empty interface </text:span><text:span text:style-name="T220">interface{}.</text:span></text:p>
            <text:p text:style-name="P13"><text:span text:style-name="T220"/></text:p>
            <text:p text:style-name="P13"><text:span text:style-name="T221">type Reader </text:span><text:span text:style-name="T221">interface {</text:span></text:p>
            <text:p text:style-name="P13"><text:span text:style-name="T221"><text:s text:c="5"/></text:span><text:span text:style-name="T221">Read(p []byte) </text:span><text:span text:style-name="T221">(n int, err error)</text:span></text:p>
            <text:p text:style-name="P13"><text:span text:style-name="T221">}</text:span></text:p>
            <text:p text:style-name="P13"><text:span text:style-name="T221">type Writer </text:span><text:span text:style-name="T221">interface {</text:span></text:p>
            <text:p text:style-name="P13"><text:span text:style-name="T221"><text:s text:c="5"/></text:span><text:span text:style-name="T221">Write(p []byte) </text:span><text:span text:style-name="T221">(n int, err error)</text:span></text:p>
            <text:p text:style-name="P13"><text:span text:style-name="T221">}</text:span></text:p>
            <text:p text:style-name="P13"><text:span text:style-name="T221">type Empty </text:span><text:span text:style-name="T221">interface{}</text:span></text:p>
            <text:p text:style-name="P13"><text:span text:style-name="T221"/></text:p>
            <text:p text:style-name="P13"><text:span text:style-name="T219">Dynamic dispatch</text:span></text:p>
            <text:p text:style-name="P13"><text:span text:style-name="T221"><text:s text:c="4"/></text:span><text:span text:style-name="T221">type Stringer </text:span><text:span text:style-name="T221">interface {</text:span></text:p>
            <text:p text:style-name="P13"><text:span text:style-name="T221"><text:s text:c="8"/></text:span><text:span text:style-name="T221">String() </text:span><text:span text:style-name="T221">string</text:span></text:p>
            <text:p text:style-name="P13"><text:span text:style-name="T221"><text:s text:c="4"/></text:span><text:span text:style-name="T221">}</text:span></text:p>
            <text:p text:style-name="P13"><text:span text:style-name="T221"><text:s text:c="4"/></text:span><text:span text:style-name="T221">var v Stringer</text:span></text:p>
            <text:p text:style-name="P13"><text:span text:style-name="T221"><text:s text:c="4"/></text:span><text:span text:style-name="T221">var corner = </text:span><text:span text:style-name="T221">Point{1, 1}</text:span></text:p>
            <text:p text:style-name="P13"><text:span text:style-name="T221"><text:s text:c="4"/></text:span><text:span text:style-name="T221">var boiling = </text:span><text:span text:style-name="T221">Celsius(100)</text:span></text:p>
            <text:p text:style-name="P13"><text:span text:style-name="T221"/></text:p>
            <text:p text:style-name="P13"><text:span text:style-name="T221"><text:s text:c="4"/></text:span><text:span text:style-name="T221">v = corner</text:span></text:p>
            <text:p text:style-name="P13"><text:span text:style-name="T221"><text:s text:c="4"/></text:span><text:span text:style-name="T221">fmt.Println(v.String</text:span><text:span text:style-name="T221">()) // dynamic </text:span><text:span text:style-name="T221">dispatch</text:span></text:p>
            <text:p text:style-name="P13"><text:span text:style-name="T221"><text:s text:c="4"/></text:span><text:span text:style-name="T221">fmt.Println(v)</text:span></text:p>
            <text:p text:style-name="P13"><text:span text:style-name="T221"/></text:p>
            <text:p text:style-name="P13"><text:span text:style-name="T221"><text:s text:c="4"/></text:span><text:span text:style-name="T221">v = </text:span><text:span text:style-name="T221">boiling.ToFahrenheit</text:span><text:span text:style-name="T221">()</text:span></text:p>
            <text:p text:style-name="P13"><text:span text:style-name="T221"><text:s text:c="4"/></text:span><text:span text:style-name="T221">fmt.Println(v.String</text:span><text:span text:style-name="T221">()) // dynamic </text:span><text:span text:style-name="T221">dispatch</text:span></text:p>
            <text:p text:style-name="P13"><text:span text:style-name="T221"><text:s text:c="4"/></text:span><text:span text:style-name="T221">fmt.Println(v)</text:span></text:p>
            <text:p text:style-name="P13"><text:span text:style-name="T220">A value (here: corner, </text:span><text:span text:style-name="T220">boiling) of a type (Point, </text:span><text:span text:style-name="T220">Celsius) that implements an </text:span><text:span text:style-name="T220">interface (Stringer) can be </text:span><text:span text:style-name="T220">assigned to a variable (v) of </text:span><text:span text:style-name="T220">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ОП: </text:span></text:p>
          </draw:text-box>
        </draw:frame>
        <draw:frame draw:style-name="gr76" draw:text-style-name="P67" draw:layer="layout" svg:width="26.8cm" svg:height="13.1cm" svg:x="0.6cm" svg:y="2.116cm">
          <draw:text-box>
            <text:p text:style-name="P13"><text:span text:style-name="T219">Composition and </text:span><text:span text:style-name="T219">chaining</text:span></text:p>
            <text:p text:style-name="P13"><text:span text:style-name="T220">Typically, interfaces are </text:span><text:span text:style-name="T220">small (1-3 methods).</text:span></text:p>
            <text:p text:style-name="P13"><text:span text:style-name="T220"/></text:p>
            <text:p text:style-name="P13"><text:span text:style-name="T220">Pervasive use of key </text:span><text:span text:style-name="T220">interfaces in the standard </text:span><text:span text:style-name="T220">library make it easy to chain </text:span><text:span text:style-name="T220">APIs together.</text:span></text:p>
            <text:p text:style-name="P13"><text:span text:style-name="T220"/></text:p>
            <text:p text:style-name="P13"><text:span text:style-name="T220">package io</text:span></text:p>
            <text:p text:style-name="P13"><text:span text:style-name="T220">func Copy(dst Writer, src </text:span><text:span text:style-name="T220">Reader) (int64, error)</text:span></text:p>
            <text:p text:style-name="P13"><text:span text:style-name="T220">The io.Copy function copies </text:span><text:span text:style-name="T220">by reading from any Reader </text:span><text:span text:style-name="T220">and writing to any Writer.</text:span></text:p>
            <text:p text:style-name="P13"><text:span text:style-name="T220"/></text:p>
            <text:p text:style-name="P13"><text:span text:style-name="T220">Interfaces are often </text:span><text:span text:style-name="T220">introduced ad-hoc, and after </text:span><text:span text:style-name="T220">the fact.</text:span></text:p>
            <text:p text:style-name="P13"><text:span text:style-name="T220"/></text:p>
            <text:p text:style-name="P13"><text:span text:style-name="T220">There is no explicit </text:span><text:span text:style-name="T220">hierarchy and thus no need </text:span><text:span text:style-name="T220">to design one!</text:span></text:p>
            <text:p text:style-name="P13"><text:span text:style-name="T220"/></text:p>
            <text:p text:style-name="P13"><text:span text:style-name="T219">Interfaces in practice</text:span></text:p>
            <text:p text:style-name="P13"><text:span text:style-name="T220">Methods on any types and </text:span><text:span text:style-name="T220">ad hoc interfaces make for </text:span><text:span text:style-name="T220">a light-weight OO </text:span><text:span text:style-name="T220">programming style.</text:span></text:p>
            <text:p text:style-name="P13"><text:span text:style-name="T220"/></text:p>
            <text:p text:style-name="P13"><text:span text:style-name="T220">Go interfaces enable post-</text:span><text:span text:style-name="T220">facto abstraction.</text:span></text:p>
            <text:p text:style-name="P13"><text:span text:style-name="T220"/></text:p>
            <text:p text:style-name="P13"><text:span text:style-name="T220">No explicit type hierarchies.</text:span></text:p>
            <text:p text:style-name="P13"><text:span text:style-name="T220"/></text:p>
            <text:p text:style-name="P13"><text:span text:style-name="T220">"Plug'n play" in a type-safe </text:span><text:span text:style-name="T220">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</text:span><text:span text:style-name="T63">ое </text:span><text:span text:style-name="T63">програм</text:span><text:span text:style-name="T63">мирован</text:span><text:span text:style-name="T63">ие: type </text:span><text:span text:style-name="T63">struct + </text:span><text:span text:style-name="T63">func </text:span></text:p>
          </draw:text-box>
        </draw:frame>
        <draw:frame draw:style-name="gr77" draw:text-style-name="P45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</text:span><text:span text:style-name="T16">not type-</text:span><text:span text:style-name="T16">oriented» -- </text:span><text:span text:style-name="T145">D.Griesmer</text:span></text:p>
            <text:p text:style-name="P13"><text:span text:style-name="T16">// Нет </text:span><text:span text:style-name="T16">классов, но </text:span><text:span text:style-name="T16">можно </text:span><text:span text:style-name="T16">описывать </text:span><text:span text:style-name="T16">типы объектов </text:span><text:span text:style-name="T16">на основе </text:span><text:span text:style-name="T16">struct:</text:span></text:p>
            <text:p text:style-name="P13"><text:span text:style-name="T149">package user</text:span></text:p>
            <text:p text:style-name="P13"><text:span text:style-name="T16">type </text:span><text:span text:style-name="T145">User</text:span><text:span text:style-name="T16"> </text:span><text:span text:style-name="T16">struct 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такому </text:span><text:span text:style-name="T16">типу можно </text:span><text:span text:style-name="T16">присоединить </text:span><text:span text:style-name="T16">поведение с</text:span><text:span text:style-name="T147"> </text:span><text:span text:style-name="T147">помощью </text:span><text:span text:style-name="T147">методов:</text:span></text:p>
            <text:p text:style-name="P13"><text:span text:style-name="T147">func (u </text:span><text:span text:style-name="T148">User</text:span><text:span text:style-name="T147">) </text:span><text:span text:style-name="T147">Login() </text:span><text:span text:style-name="T147">string </text:span><text:span text:style-name="T147">{ return </text:span><text:span text:style-name="T147">u.login }</text:span></text:p>
            <text:p text:style-name="P13"><text:span text:style-name="T147">func (u </text:span><text:span text:style-name="T148">User</text:span><text:span text:style-name="T147">) </text:span><text:span text:style-name="T147">Email() </text:span><text:span text:style-name="T147">string </text:span><text:span text:style-name="T147">{ return </text:span><text:span text:style-name="T147">u.email }</text:span></text:p>
            <text:p text:style-name="P13"><text:span text:style-name="T147">func (u </text:span><text:span text:style-name="T147">*User) </text:span><text:span text:style-name="T147">SetEmail(mail</text:span><text:span text:style-name="T147">box string ) </text:span><text:span text:style-name="T147">{ u.email = </text:span><text:span text:style-name="T147">mailbox }</text:span></text:p>
            <text:p text:style-name="P13"><text:span text:style-name="T147"><text:tab/></text:span><text:span text:style-name="T147">// Это не </text:span><text:span text:style-name="T147">конструктор, </text:span><text:span text:style-name="T147">а просто </text:span><text:span text:style-name="T147">обычная </text:span><text:span text:style-name="T147">функция,котор</text:span><text:span text:style-name="T147">ую назвали </text:span><text:span text:style-name="T147">New</text:span></text:p>
            <text:p text:style-name="P13"><text:span text:style-name="T147">func New(l, e </text:span><text:span text:style-name="T147">string) (u </text:span><text:span text:style-name="T147">User) { u = </text:span><text:span text:style-name="T147">User{login: </text:span><text:span text:style-name="T147">l, email: e}; </text:span><text:span text:style-name="T147">return u }</text:span></text:p>
            <text:p text:style-name="P13"><text:span text:style-name="T147"/></text:p>
            <text:p text:style-name="P13"><text:span text:style-name="T146">package main</text:span></text:p>
            <text:p text:style-name="P13"><text:span text:style-name="T16">import </text:span><text:span text:style-name="T147">"github.com/m</text:span><text:span text:style-name="T147">ike-shock/go/</text:span><text:span text:style-name="T147">sample/oop/</text:span><text:span text:style-name="T146">us</text:span><text:span text:style-name="T146">er</text:span><text:span text:style-name="T147">"</text:span></text:p>
            <text:p text:style-name="P13"><text:span text:style-name="T147">func main() {</text:span></text:p>
            <text:p text:style-name="P13"><text:span text:style-name="T147"><text:tab/></text:span><text:span text:style-name="T147">mike := </text:span><text:span text:style-name="T146">user</text:span><text:span text:style-name="T147">.New("msh</text:span><text:span text:style-name="T147">ock", </text:span><text:span text:style-name="T147">"mshock@caima</text:span><text:span text:style-name="T147">n-club.org")</text:span></text:p>
            <text:p text:style-name="P13"><text:span text:style-name="T147"><text:tab/></text:span><text:span text:style-name="T147">mike.SetEmail</text:span><text:span text:style-name="T147">("</text:span><text:span text:style-name="T147"><text:a xlink:href="mailto:librarian@caiman-club.org" xlink:type="simple">librarian@caiman-club.org</text:a></text:span><text:span text:style-name="T147">") // static </text:span><text:span text:style-name="T147">dispatch of </text:span><text:span text:style-name="T147">methods</text:span></text:p>
            <text:p text:style-name="P13"><text:span text:style-name="T147"><text:tab/></text:span><text:span text:style-name="T147">fmt.Printf("'</text:span><text:span text:style-name="T147">%v' '%v'\n", </text:span><text:span text:style-name="T147">mike.Login(), </text:span><text:span text:style-name="T147">mike.Email())</text:span></text:p>
            <text:p text:style-name="P13"><text:span text:style-name="T147">}</text:span><text:span text:style-name="T147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</text:span><text:span text:style-name="T63">ое </text:span><text:span text:style-name="T63">програм</text:span><text:span text:style-name="T63">мирован</text:span><text:span text:style-name="T63">ие: </text:span><text:span text:style-name="T63">compositi</text:span><text:span text:style-name="T63">on</text:span></text:p>
          </draw:text-box>
        </draw:frame>
        <draw:frame draw:style-name="gr78" draw:text-style-name="P68" draw:layer="layout" svg:width="26.8cm" svg:height="13.1cm" svg:x="0.6cm" svg:y="2.1cm">
          <draw:text-box>
            <text:p text:style-name="P13"><text:span text:style-name="T222">package user</text:span></text:p>
            <text:p text:style-name="P13"><text:span text:style-name="T223"/></text:p>
            <text:p text:style-name="P13"><text:span text:style-name="T223">type </text:span><text:span text:style-name="T224">UserRole</text:span><text:span text:style-name="T223"> </text:span><text:span text:style-name="T223">struct {</text:span></text:p>
            <text:p text:style-name="P13"><text:span text:style-name="T223"><text:tab/></text:span><text:span text:style-name="T223">name string</text:span></text:p>
            <text:p text:style-name="P13"><text:span text:style-name="T223"><text:tab/></text:span><text:span text:style-name="T223">id <text:s text:c="2"/>int</text:span></text:p>
            <text:p text:style-name="P13"><text:span text:style-name="T223">}</text:span></text:p>
            <text:p text:style-name="P13"><text:span text:style-name="T223">func (r </text:span><text:span text:style-name="T224">UserRole</text:span><text:span text:style-name="T223">) </text:span><text:span text:style-name="T222">Role</text:span><text:span text:style-name="T223">() </text:span><text:span text:style-name="T223">string { return </text:span><text:span text:style-name="T223">r.name }</text:span></text:p>
            <text:p text:style-name="P13"><text:span text:style-name="T223"/></text:p>
            <text:p text:style-name="P13"><text:span text:style-name="T223">type </text:span><text:span text:style-name="T225">User</text:span><text:span text:style-name="T223"> struct </text:span><text:span text:style-name="T223">{ // struct </text:span><text:span text:style-name="T223">embedding</text:span></text:p>
            <text:p text:style-name="P13"><text:span text:style-name="T223"><text:tab/></text:span><text:span text:style-name="T223">login </text:span><text:span text:style-name="T223">string</text:span></text:p>
            <text:p text:style-name="P13"><text:span text:style-name="T223"><text:tab/></text:span><text:span text:style-name="T223">email </text:span><text:span text:style-name="T223">string</text:span></text:p>
            <text:p text:style-name="P13"><text:span text:style-name="T223"><text:tab/></text:span><text:span text:style-name="T224">UserRole</text:span><text:span text:style-name="T224"><text:tab/></text:span><text:span text:style-name="T224"><text:tab/></text:span><text:span text:style-name="T223">// </text:span><text:span text:style-name="T223">composition via </text:span><text:span text:style-name="T223">struct </text:span><text:span text:style-name="T223">embedding: </text:span><text:span text:style-name="T223">описать </text:span><text:span text:style-name="T223">anonymous field </text:span><text:span text:style-name="T223">как имя типа</text:span></text:p>
            <text:p text:style-name="P13"><text:span text:style-name="T223">}</text:span></text:p>
            <text:p text:style-name="P13"><text:span text:style-name="T223">func New(l, e </text:span><text:span text:style-name="T223">string) (u User) </text:span><text:span text:style-name="T223">{</text:span></text:p>
            <text:p text:style-name="P13"><text:span text:style-name="T223"><text:tab/></text:span><text:span text:style-name="T223">u = </text:span><text:span text:style-name="T223">User{login: l, </text:span><text:span text:style-name="T223">email: e, </text:span><text:span text:style-name="T224">UserRole</text:span><text:span text:style-name="T223">: </text:span><text:span text:style-name="T225">DefaultUserRole</text:span><text:span text:style-name="T223">(</text:span><text:span text:style-name="T223">)}</text:span></text:p>
            <text:p text:style-name="P13"><text:span text:style-name="T223"><text:tab/></text:span><text:span text:style-name="T223">return u</text:span></text:p>
            <text:p text:style-name="P13"><text:span text:style-name="T223">}</text:span></text:p>
            <text:p text:style-name="P13"><text:span text:style-name="T223">////////////////</text:span><text:span text:style-name="T223">////////////////</text:span><text:span text:style-name="T223">////////////////</text:span><text:span text:style-name="T223">////////////////</text:span><text:span text:style-name="T223">////////////////</text:span><text:span text:style-name="T223">//</text:span></text:p>
            <text:p text:style-name="P13"><text:span text:style-name="T222">package main</text:span></text:p>
            <text:p text:style-name="P13"><text:span text:style-name="T223"/></text:p>
            <text:p text:style-name="P13"><text:span text:style-name="T226">func main() {</text:span></text:p>
            <text:p text:style-name="P13"><text:span text:style-name="T226"><text:tab/></text:span><text:span text:style-name="T226">vlad := </text:span><text:span text:style-name="T226">user.New("pirogo</text:span><text:span text:style-name="T226">v", </text:span><text:span text:style-name="T226">"chairman@caiman</text:span><text:span text:style-name="T226">-club.org")</text:span></text:p>
            <text:p text:style-name="P13"><text:span text:style-name="T226"/></text:p>
            <text:p text:style-name="P13"><text:span text:style-name="T223"><text:tab/></text:span><text:span text:style-name="T223">fmt.Printf("'%v' </text:span><text:span text:style-name="T223">'%v' </text:span><text:span text:style-name="T226">'%v'\n", </text:span><text:span text:style-name="T226">vlad.Login(), </text:span><text:span text:style-name="T226">vlad.Email(), </text:span><text:span text:style-name="T226">vlad.</text:span><text:span text:style-name="T227">Role</text:span><text:span text:style-name="T226">())</text:span></text:p>
            <text:p text:style-name="P13"><text:span text:style-name="T226">}</text:span></text:p>
            <text:p text:style-name="P13"><text:span text:style-name="T223">// Внедрённый </text:span><text:span text:style-name="T223">тип UserRole </text:span><text:span text:style-name="T223">передаёт </text:span><text:span text:style-name="T223">(promote) свои </text:span><text:span text:style-name="T223">поля и методы </text:span><text:span text:style-name="T223">внедряющему типу </text:span><text:span text:style-name="T223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interface </text:span><text:span text:style-name="T24">types</text:span></text:p>
          </draw:text-box>
        </draw:frame>
        <draw:frame draw:style-name="gr79" draw:text-style-name="P14" draw:layer="layout" svg:width="26.8cm" svg:height="13.1cm" svg:x="0.6cm" svg:y="2.115cm">
          <draw:text-box>
            <text:p text:style-name="P18"><text:span text:style-name="T191">interface</text:span><text:span text:style-name="T190"> – </text:span><text:span text:style-name="T190">это </text:span><text:span text:style-name="T190">абстрактный </text:span><text:span text:style-name="T190">тип данных </text:span><text:span text:style-name="T190">для описания </text:span><text:span text:style-name="T190">поведения: </text:span><text:span text:style-name="T190">описывает </text:span><text:span text:style-name="T190">набор </text:span><text:span text:style-name="T190">функций (set </text:span><text:span text:style-name="T190">of method </text:span><text:span text:style-name="T190">signatures):</text:span></text:p>
            <text:p text:style-name="P13"><text:span text:style-name="T190"/></text:p>
            <text:p text:style-name="P13"><text:span text:style-name="T190"><text:tab/></text:span><text:span text:style-name="T190">type </text:span><text:span text:style-name="T192">Messenger</text:span><text:span text:style-name="T190"> </text:span><text:span text:style-name="T191">interface</text:span><text:span text:style-name="T190"> <text:s/>{</text:span><text:span text:style-name="T190"><text:tab/></text:span><text:span text:style-name="T190"><text:tab/></text:span><text:span text:style-name="T190"><text:tab/></text:span><text:span text:style-name="T190">// Basic </text:span><text:span text:style-name="T190">interface</text:span></text:p>
            <text:p text:style-name="P13"><text:span text:style-name="T190"><text:tab/></text:span><text:span text:style-name="T190"><text:tab/></text:span><text:span text:style-name="T193">Send</text:span><text:span text:style-name="T190">(message </text:span><text:span text:style-name="T190">string) </text:span><text:span text:style-name="T190">error</text:span></text:p>
            <text:p text:style-name="P13"><text:span text:style-name="T190"><text:tab/></text:span><text:span text:style-name="T190"><text:tab/></text:span><text:span text:style-name="T193">Receive</text:span><text:span text:style-name="T190">() </text:span><text:span text:style-name="T190">string</text:span></text:p>
            <text:p text:style-name="P13"><text:span text:style-name="T190"><text:tab/></text:span><text:span text:style-name="T190">}</text:span></text:p>
            <text:p text:style-name="P13"><text:span text:style-name="T94"/></text:p>
            <text:p text:style-name="P13"><text:span text:style-name="T177"><text:tab/></text:span><text:span text:style-name="T177">var icq, </text:span><text:span text:style-name="T177">skype, whatsapp, </text:span><text:span text:style-name="T177">viber, signal, </text:span><text:span text:style-name="T177">discord </text:span><text:span text:style-name="T183">Messenger</text:span><text:span text:style-name="T177"> <text:s/></text:span></text:p>
            <text:p text:style-name="P13"><text:span text:style-name="T177">// Объявлены </text:span><text:span text:style-name="T177">переменные </text:span><text:span text:style-name="T177">абстрактного </text:span><text:span text:style-name="T177">типа, которым </text:span><text:span text:style-name="T177">можно </text:span><text:span text:style-name="T177">присваивать </text:span><text:span text:style-name="T177">значения типов,</text:span></text:p>
            <text:p text:style-name="P13"><text:span text:style-name="T177">// </text:span><text:span text:style-name="T177">соответствующих </text:span><text:span text:style-name="T177">контракту </text:span><text:span text:style-name="T177">(интерфейсу);</text:span></text:p>
            <text:p text:style-name="P13"><text:span text:style-name="T177">// но пока у них </text:span><text:span text:style-name="T177">нет конкретного </text:span><text:span text:style-name="T177">типа </text:span><text:span text:style-name="T177">(реализации), а </text:span><text:span text:style-name="T177">значение = nil</text:span></text:p>
            <text:p text:style-name="P13"><text:span text:style-name="T177"/></text:p>
            <text:p text:style-name="P13"><text:span text:style-name="T177">// Конкретный </text:span><text:span text:style-name="T177">тип будет </text:span><text:span text:style-name="T183">неявно</text:span><text:span text:style-name="T177"> </text:span><text:span text:style-name="T177">соответствовать </text:span><text:span text:style-name="T177">ранее описанному </text:span><text:span text:style-name="T177"><text:s/>интерфейсу,</text:span></text:p>
            <text:p text:style-name="P13"><text:span text:style-name="T177">// если </text:span><text:span text:style-name="T177">реализует все </text:span><text:span text:style-name="T177">методы этого </text:span><text:span text:style-name="T177">интерфейса</text:span></text:p>
            <text:p text:style-name="P13"><text:span text:style-name="T177"><text:tab/></text:span><text:span text:style-name="T177">type </text:span><text:span text:style-name="T183">Telegram</text:span><text:span text:style-name="T177"> struct </text:span><text:span text:style-name="T177">{ }</text:span><text:span text:style-name="T177"><text:tab/></text:span><text:span text:style-name="T177"><text:tab/></text:span><text:span text:style-name="T177"> </text:span></text:p>
            <text:p text:style-name="P13"><text:span text:style-name="T177"><text:tab/></text:span><text:span text:style-name="T177">func (t </text:span><text:span text:style-name="T183">Telegram</text:span><text:span text:style-name="T177">) </text:span><text:span text:style-name="T228">Send</text:span><text:span text:style-name="T177">(m </text:span><text:span text:style-name="T177">string) (e </text:span><text:span text:style-name="T177">error) { e = </text:span><text:span text:style-name="T177">telegram.send(m)</text:span><text:span text:style-name="T177">; return err }</text:span></text:p>
            <text:p text:style-name="P13"><text:span text:style-name="T177"><text:tab/></text:span><text:span text:style-name="T177">func (t </text:span><text:span text:style-name="T183">Telegram</text:span><text:span text:style-name="T177">) </text:span><text:span text:style-name="T228">Receive</text:span><text:span text:style-name="T177">() (m </text:span><text:span text:style-name="T177">string) { m = </text:span><text:span text:style-name="T177">telegram.receive</text:span><text:span text:style-name="T177">(); return m }</text:span></text:p>
            <text:p text:style-name="P13"><text:span text:style-name="T177"/></text:p>
            <text:p text:style-name="P13"><text:span text:style-name="T177">// у </text:span><text:span text:style-name="T177">абстрактного </text:span><text:span text:style-name="T177">типа </text:span><text:span text:style-name="T183">динамически</text:span><text:span text:style-name="T177"> </text:span><text:span text:style-name="T177">появляется </text:span><text:span text:style-name="T177">конкретный тип </text:span><text:span text:style-name="T177">(underlying </text:span><text:span text:style-name="T177">type) и значение</text:span></text:p>
            <text:p text:style-name="P13"><text:span text:style-name="T177"><text:tab/></text:span><text:span text:style-name="T177">var </text:span><text:span text:style-name="T177">telegram </text:span><text:span text:style-name="T183">Messenger</text:span><text:span text:style-name="T177"> = </text:span><text:span text:style-name="T183">Telegram</text:span><text:span text:style-name="T177">{}</text:span></text:p>
            <text:p text:style-name="P13"><text:span text:style-name="T177"><text:tab/></text:span><text:span text:style-name="T177">telegram.Send(</text:span><text:span text:style-name="T186">"И</text:span><text:span text:style-name="T186">нтерфейсы в Go"</text:span><text:span text:style-name="T177">)</text:span><text:span text:style-name="T177"><text:tab/></text:span><text:span text:style-name="T177"><text:tab/></text:span><text:span text:style-name="T177"><text:tab/></text:span><text:span text:style-name="T177">// </text:span><text:span text:style-name="T177">вызывается </text:span><text:span text:style-name="T177">реализованный </text:span><text:span text:style-name="T177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interface </text:span><text:span text:style-name="T24">types</text:span></text:p>
          </draw:text-box>
        </draw:frame>
        <draw:frame draw:style-name="gr80" draw:text-style-name="P14" draw:layer="layout" svg:width="26.8cm" svg:height="12.986cm" svg:x="0.6cm" svg:y="2.115cm">
          <draw:text-box>
            <text:p text:style-name="P13"><text:span text:style-name="T190">// Интерфейс </text:span><text:span text:style-name="T190">также может </text:span><text:span text:style-name="T190">включать в </text:span><text:span text:style-name="T190">себя (embed) </text:span><text:span text:style-name="T190">другие </text:span><text:span text:style-name="T190">интерфейсы:</text:span></text:p>
            <text:p text:style-name="P13"><text:span text:style-name="T149"><text:tab/></text:span><text:span text:style-name="T149">type </text:span><text:span text:style-name="T16">File</text:span><text:span text:style-name="T149"> </text:span><text:span text:style-name="T149">interface{ </text:span></text:p>
            <text:p text:style-name="P13"><text:span text:style-name="T16"><text:tab/></text:span><text:span text:style-name="T16"><text:tab/></text:span><text:span text:style-name="T145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</text:span><text:span text:style-name="T16">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6">type </text:span><text:span text:style-name="T145">Reader</text:span><text:span text:style-name="T16"> </text:span><text:span text:style-name="T16">interface {</text:span></text:p>
            <text:p text:style-name="P13"><text:span text:style-name="T16"><text:s text:c="4"/></text:span><text:span text:style-name="T16"><text:tab/></text:span><text:span text:style-name="T16">Read(b </text:span><text:span text:style-name="T16">[]byte) (int,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45">Writer</text:span><text:span text:style-name="T16"> </text:span><text:span text:style-name="T16">interface {</text:span></text:p>
            <text:p text:style-name="P13"><text:span text:style-name="T16"><text:s text:c="4"/></text:span><text:span text:style-name="T16"><text:tab/></text:span><text:span text:style-name="T16">Write([]byte) </text:span><text:span text:style-name="T16">(int, error)</text:span></text:p>
            <text:p text:style-name="P13"><text:span text:style-name="T190"><text:tab/></text:span><text:span text:style-name="T190">}</text:span></text:p>
            <text:p text:style-name="P13"><text:span text:style-name="T16">// Конкретный </text:span><text:span text:style-name="T16">тип может </text:span><text:span text:style-name="T16">соответсвоват</text:span><text:span text:style-name="T16">ь (implement) </text:span><text:span text:style-name="T16">нескольким </text:span><text:span text:style-name="T16">интерфейсам</text:span></text:p>
            <text:p text:style-name="P13"><text:span text:style-name="T16"><text:tab/></text:span><text:span text:style-name="T16">type </text:span><text:span text:style-name="T145">Telegram</text:span><text:span text:style-name="T16"> </text:span><text:span text:style-name="T16">struct { }</text:span></text:p>
            <text:p text:style-name="P13"><text:span text:style-name="T94"><text:tab/></text:span><text:span text:style-name="T94">func (t </text:span><text:span text:style-name="T97">Telegram</text:span><text:span text:style-name="T94">) </text:span><text:span text:style-name="T207">Read</text:span><text:span text:style-name="T94">(b</text:span><text:span text:style-name="T16"> []byte) </text:span><text:span text:style-name="T16">(int, error)</text:span><text:span text:style-name="T94"> </text:span><text:span text:style-name="T94">{ return 0, </text:span><text:span text:style-name="T94">nil }</text:span></text:p>
            <text:p text:style-name="P13"><text:span text:style-name="T149"/></text:p>
            <text:p text:style-name="P13"><text:span text:style-name="T190">// </text:span><text:span text:style-name="T191">any == </text:span><text:span text:style-name="T190">пустой </text:span><text:span text:style-name="T190">интерфейс</text:span></text:p>
            <text:p text:style-name="P13"><text:span text:style-name="T149"><text:tab/></text:span><text:span text:style-name="T149">type </text:span><text:span text:style-name="T145">AnyTypeSatisf</text:span><text:span text:style-name="T145">yMe</text:span><text:span text:style-name="T149"> </text:span><text:span text:style-name="T149">interface{}</text:span><text:span text:style-name="T16"> /</text:span><text:span text:style-name="T16">/ ему </text:span><text:span text:style-name="T16">соответствует </text:span><text:span text:style-name="T16">объект 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ы: </text:span><text:span text:style-name="T24">пример</text:span></text:p>
          </draw:text-box>
        </draw:frame>
        <draw:frame draw:style-name="gr81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4">type </text:span><text:span text:style-name="T160">Flyer</text:span><text:span text:style-name="T94"> </text:span><text:span text:style-name="T94">interface </text:span><text:span text:style-name="T94">{ </text:span><text:span text:style-name="T160">fly</text:span><text:span text:style-name="T229">()</text:span><text:span text:style-name="T94"> string </text:span><text:span text:style-name="T94">}</text:span><text:span text:style-name="T94"><text:tab/></text:span><text:span text:style-name="T94"><text:tab/></text:span><text:span text:style-name="T94"><text:tab/></text:span><text:span text:style-name="T94"> <text:s text:c="2"/></text:span><text:span text:style-name="T94"><text:s/>// 1-й </text:span><text:span text:style-name="T94">интерфейс с </text:span><text:span text:style-name="T94">методом</text:span></text:p>
            <text:p text:style-name="P13"><text:span text:style-name="T229">// все типы, </text:span><text:span text:style-name="T229">которые </text:span><text:span text:style-name="T229">реализуют </text:span><text:span text:style-name="T229">метод fly(), </text:span><text:span text:style-name="T229">будут </text:span><text:span text:style-name="T229">соответствоват</text:span><text:span text:style-name="T229">ь типу </text:span><text:span text:style-name="T160">Flyer</text:span></text:p>
            <text:p text:style-name="P13"><text:span text:style-name="T94"/></text:p>
            <text:p text:style-name="P13"><text:span text:style-name="T94">type </text:span><text:span text:style-name="T97">Bird</text:span><text:span text:style-name="T94"> </text:span><text:span text:style-name="T94">struct { Name </text:span><text:span text:style-name="T94">string }</text:span><text:span text:style-name="T94"><text:tab/></text:span><text:span text:style-name="T94"><text:tab/></text:span><text:span text:style-name="T94"><text:tab/></text:span><text:span text:style-name="T94"><text:tab/></text:span><text:span text:style-name="T94"> <text:s text:c="3"/>// </text:span><text:span text:style-name="T94">пользовательск</text:span><text:span text:style-name="T94">ий тип </text:span><text:span text:style-name="T97">Bird</text:span></text:p>
            <text:p text:style-name="P13"><text:span text:style-name="T94">func (b </text:span><text:span text:style-name="T97">Bird</text:span><text:span text:style-name="T94">)</text:span><text:span text:style-name="T160">fly</text:span><text:span text:style-name="T94">() </text:span><text:span text:style-name="T94">string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оответствует </text:span><text:span text:style-name="T94">интерфейсу </text:span><text:span text:style-name="T97">Flyer</text:span></text:p>
            <text:p text:style-name="P13"><text:span text:style-name="T94"><text:s text:c="4"/></text:span><text:span text:style-name="T94">return </text:span><text:span text:style-name="T94">"flying..."</text:span></text:p>
            <text:p text:style-name="P13"><text:span text:style-name="T94">}</text:span></text:p>
            <text:p text:style-name="P13"><text:span text:style-name="T94"/></text:p>
            <text:p text:style-name="P13"><text:span text:style-name="T94">type </text:span><text:span text:style-name="T97">Swimmer</text:span><text:span text:style-name="T94"> </text:span><text:span text:style-name="T94">interface </text:span><text:span text:style-name="T94">{ </text:span><text:span text:style-name="T97">swim</text:span><text:span text:style-name="T94">() </text:span><text:span text:style-name="T94">string }</text:span><text:span text:style-name="T94"><text:tab/></text:span><text:span text:style-name="T94"> <text:s text:c="6"/></text:span><text:span text:style-name="T94"><text:s/>// 2-й </text:span><text:span text:style-name="T94">интерфейс с </text:span><text:span text:style-name="T94">методом</text:span></text:p>
            <text:p text:style-name="P13"><text:span text:style-name="T94"/></text:p>
            <text:p text:style-name="P13"><text:span text:style-name="T94">type </text:span><text:span text:style-name="T97">Penguin</text:span><text:span text:style-name="T94"> </text:span><text:span text:style-name="T94">struct { Name </text:span><text:span text:style-name="T94">string }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пользовательск</text:span><text:span text:style-name="T94">ий тип </text:span><text:span text:style-name="T97">Penguin</text:span></text:p>
            <text:p text:style-name="P13"><text:span text:style-name="T94">func (f </text:span><text:span text:style-name="T97">Penguin</text:span><text:span text:style-name="T94">)</text:span><text:span text:style-name="T97">swim</text:span><text:span text:style-name="T94">() </text:span><text:span text:style-name="T94">string </text:span><text:span text:style-name="T94">{ return </text:span><text:span text:style-name="T94">"swimming..." </text:span><text:span text:style-name="T94">} <text:s text:c="10"/>// </text:span><text:span text:style-name="T94">соответствует </text:span><text:span text:style-name="T94">сразу</text:span></text:p>
            <text:p text:style-name="P13"><text:span text:style-name="T94">func (b </text:span><text:span text:style-name="T97">Penguin</text:span><text:span text:style-name="T94">)</text:span><text:span text:style-name="T160">fly</text:span><text:span text:style-name="T229">()</text:span><text:span text:style-name="T94"> </text:span><text:span text:style-name="T94">string </text:span><text:span text:style-name="T94">{ return "I </text:span><text:span text:style-name="T94">can fly under </text:span><text:span text:style-name="T94">water!" } // </text:span><text:span text:style-name="T94">двум </text:span><text:span text:style-name="T94">интерфейсам</text:span></text:p>
            <text:p text:style-name="P13"><text:span text:style-name="T94"/></text:p>
            <text:p text:style-name="P13"><text:span text:style-name="T94"><text:tab/></text:span><text:span text:style-name="T94">var s = </text:span><text:span text:style-name="T230">Bird</text:span><text:span text:style-name="T94">{"</text:span><text:span text:style-name="T231">Sparrow</text:span><text:span text:style-name="T94">"</text:span><text:span text:style-name="T94">}</text:span></text:p>
            <text:p text:style-name="P13"><text:span text:style-name="T94"><text:tab/></text:span><text:span text:style-name="T94">var p = </text:span><text:span text:style-name="T230">Penguin</text:span><text:span text:style-name="T94">{"Gento</text:span><text:span text:style-name="T94">o"}</text:span></text:p>
            <text:p text:style-name="P13"><text:span text:style-name="T94"/></text:p>
            <text:p text:style-name="P13"><text:span text:style-name="T94"><text:tab/></text:span><text:span text:style-name="T94">birds := </text:span><text:span text:style-name="T94">[]</text:span><text:span text:style-name="T160">Flyer</text:span><text:span text:style-name="T94">{s, p, </text:span><text:span text:style-name="T94">Bird{"Dove"}}</text:span><text:span text:style-name="T94"><text:tab/></text:span><text:span text:style-name="T94"><text:tab/></text:span><text:span text:style-name="T94"><text:tab/></text:span><text:span text:style-name="T94">// </text:span><text:span text:style-name="T97">Flyer</text:span><text:span text:style-name="T94"> — это </text:span><text:span text:style-name="T94">тип данных <text:s/></text:span></text:p>
            <text:p text:style-name="P13"><text:span text:style-name="T94"><text:tab/></text:span><text:span text:style-name="T94">for _, </text:span><text:span text:style-name="T94">b := range </text:span><text:span text:style-name="T94">birds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polymorphism</text:span></text:p>
            <text:p text:style-name="P13"><text:span text:style-name="T94"><text:s text:c="4"/></text:span><text:span text:style-name="T94"><text:tab/></text:span><text:span text:style-name="T94"><text:tab/></text:span><text:span text:style-name="T94">fmt.Println(b, </text:span><text:span text:style-name="T94">b.</text:span><text:span text:style-name="T229">fly()</text:span><text:span text:style-name="T94">)</text:span></text:p>
            <text:p text:style-name="P13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: </text:span><text:span text:style-name="T24">sortable </text:span><text:span text:style-name="T24">— </text:span><text:span text:style-name="T24">описание </text:span><text:span text:style-name="T24">+ </text:span><text:span text:style-name="T24">соответс</text:span><text:span text:style-name="T24">твие</text:span></text:p>
          </draw:text-box>
        </draw:frame>
        <draw:frame draw:style-name="gr82" draw:text-style-name="P69" draw:layer="layout" svg:width="26.8cm" svg:height="13.156cm" svg:x="0.7cm" svg:y="2.1cm">
          <draw:text-box>
            <text:p text:style-name="P13"><text:span text:style-name="T137">// чтобы </text:span><text:span text:style-name="T137">отсортировать </text:span><text:span text:style-name="T137">список, нужно 3 </text:span><text:span text:style-name="T137">функции</text:span></text:p>
            <text:p text:style-name="P13"><text:span text:style-name="T137">type </text:span><text:span text:style-name="T232">sortable</text:span><text:span text:style-name="T137"> </text:span><text:span text:style-name="T137">interface {</text:span></text:p>
            <text:p text:style-name="P13"><text:span text:style-name="T137"><text:tab/></text:span><text:span text:style-name="T233">LessEqual</text:span><text:span text:style-name="T137">(i, </text:span><text:span text:style-name="T137">j int) bool</text:span><text:span text:style-name="T137"><text:tab/></text:span><text:span text:style-name="T137"><text:tab/></text:span><text:span text:style-name="T137">// сравнить </text:span><text:span text:style-name="T137">элементы</text:span></text:p>
            <text:p text:style-name="P13"><text:span text:style-name="T137"><text:tab/></text:span><text:span text:style-name="T233">Len</text:span><text:span text:style-name="T137">() int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узнать </text:span><text:span text:style-name="T137">длину списка</text:span></text:p>
            <text:p text:style-name="P13"><text:span text:style-name="T137"><text:tab/></text:span><text:span text:style-name="T233">Swap</text:span><text:span text:style-name="T137">(i, j </text:span><text:span text:style-name="T137">int)</text:span><text:span text:style-name="T137"><text:tab/></text:span><text:span text:style-name="T137"><text:tab/></text:span><text:span text:style-name="T137"><text:tab/></text:span><text:span text:style-name="T137"><text:tab/></text:span><text:span text:style-name="T137">// поменять </text:span><text:span text:style-name="T137">элементы местами</text:span></text:p>
            <text:p text:style-name="P13"><text:span text:style-name="T137">}</text:span></text:p>
            <text:p text:style-name="P13"><text:span text:style-name="T137"/></text:p>
            <text:p text:style-name="P13"><text:span text:style-name="T137">type </text:span><text:span text:style-name="T233">ListOfIntegers</text:span><text:span text:style-name="T137"> </text:span><text:span text:style-name="T137">[]int</text:span></text:p>
            <text:p text:style-name="P13"><text:span text:style-name="T137">func (l </text:span><text:span text:style-name="T137">ListOfIntegers) </text:span><text:span text:style-name="T233">LessEqual</text:span><text:span text:style-name="T137">(i, j </text:span><text:span text:style-name="T137">int) bool { return </text:span><text:span text:style-name="T137">l[i] &lt;= l[j] }</text:span></text:p>
            <text:p text:style-name="P13"><text:span text:style-name="T137">func (l </text:span><text:span text:style-name="T137">ListOfIntegers) </text:span><text:span text:style-name="T233">Len</text:span><text:span text:style-name="T137">() int { return </text:span><text:span text:style-name="T137">len(l) }</text:span></text:p>
            <text:p text:style-name="P13"><text:span text:style-name="T137">func (l </text:span><text:span text:style-name="T137">ListOfIntegers) </text:span><text:span text:style-name="T233">Swap</text:span><text:span text:style-name="T137">(i, j int) </text:span><text:span text:style-name="T137">{ l[i], l[j] = </text:span><text:span text:style-name="T137">l[j], l[i]; return </text:span><text:span text:style-name="T137">}</text:span></text:p>
            <text:p text:style-name="P13"><text:span text:style-name="T137"/></text:p>
            <text:p text:style-name="P13"><text:span text:style-name="T137">func </text:span><text:span text:style-name="T137">sortIntegers() {</text:span></text:p>
            <text:p text:style-name="P13"><text:span text:style-name="T137"><text:tab/></text:span><text:span text:style-name="T137">ints := </text:span><text:span text:style-name="T137">ListOfIntegers{123</text:span><text:span text:style-name="T137">, 789, 234, 987, </text:span><text:span text:style-name="T137">345, 890, 567, </text:span><text:span text:style-name="T137">678, 456, 876, </text:span><text:span text:style-name="T137">765, 654, 543, </text:span><text:span text:style-name="T137">432, 321}</text:span></text:p>
            <text:p text:style-name="P13"><text:span text:style-name="T137"><text:tab/></text:span><text:span text:style-name="T234">QuickSort(ints, </text:span><text:span text:style-name="T234">true)</text:span></text:p>
            <text:p text:style-name="P13"><text:span text:style-name="T137">}</text:span></text:p>
            <text:p text:style-name="P13"><text:span text:style-name="T137"/></text:p>
            <text:p text:style-name="P13"><text:span text:style-name="T137">type vampires </text:span><text:span text:style-name="T137">[]vampire</text:span></text:p>
            <text:p text:style-name="P13"><text:span text:style-name="T137">type vampire </text:span><text:span text:style-name="T137">struct {</text:span></text:p>
            <text:p text:style-name="P13"><text:span text:style-name="T137"><text:tab/></text:span><text:span text:style-name="T137">name <text:s text:c="8"/></text:span><text:span text:style-name="T137">string</text:span></text:p>
            <text:p text:style-name="P13"><text:span text:style-name="T137"><text:tab/></text:span><text:span text:style-name="T137">prefersWomen </text:span><text:span text:style-name="T137">bool</text:span></text:p>
            <text:p text:style-name="P13"><text:span text:style-name="T137"><text:tab/></text:span><text:span text:style-name="T137">killCount <text:s text:c="3"/></text:span><text:span text:style-name="T137">int</text:span></text:p>
            <text:p text:style-name="P13"><text:span text:style-name="T137">}</text:span></text:p>
            <text:p text:style-name="P13"><text:span text:style-name="T137">func (v vampires) </text:span><text:span text:style-name="T233">LessEqual</text:span><text:span text:style-name="T137">(i, j </text:span><text:span text:style-name="T137">int) bool { return </text:span><text:span text:style-name="T137">v[i].killCount &lt;= </text:span><text:span text:style-name="T137">v[j].killCount }</text:span></text:p>
            <text:p text:style-name="P13"><text:span text:style-name="T137">func (v vampires) </text:span><text:span text:style-name="T233">Len</text:span><text:span text:style-name="T137">() int { return </text:span><text:span text:style-name="T137">len(v) }</text:span></text:p>
            <text:p text:style-name="P13"><text:span text:style-name="T137">func (v vampires) </text:span><text:span text:style-name="T233">Swap</text:span><text:span text:style-name="T137">(i, j int) </text:span><text:span text:style-name="T137">{ v[i], v[j] = </text:span><text:span text:style-name="T137">v[j], v[i] }</text:span></text:p>
            <text:p text:style-name="P13"><text:span text:style-name="T137"/></text:p>
            <text:p text:style-name="P13"><text:span text:style-name="T137">var vampz vampires </text:span><text:span text:style-name="T137">= </text:span><text:span text:style-name="T137">vampires{vampire{"</text:span><text:span text:style-name="T137">Dracula", true, </text:span><text:span text:style-name="T137">100001}, </text:span><text:span text:style-name="T137"><text:tab/></text:span><text:span text:style-name="T137">vampire{"Sava </text:span><text:span text:style-name="T137">Savanović", false, </text:span><text:span text:style-name="T137">3}}</text:span></text:p>
            <text:p text:style-name="P13"><text:span text:style-name="T137">// </text:span><text:span text:style-name="T234">QuickSort(vampz, </text:span><text:span text:style-name="T234">false)</text:span></text:p>
          </draw:text-box>
        </draw:frame>
        <draw:frame draw:style-name="gr83" draw:text-style-name="P70" draw:layer="layout" svg:width="19cm" svg:height="3.366cm" svg:x="8.6cm" svg:y="8.714cm">
          <draw:text-box>
            <text:p text:style-name="P13"><text:span text:style-name="T137">func </text:span><text:span text:style-name="T234">QuickSort(s </text:span><text:span text:style-name="T235">sortable</text:span><text:span text:style-name="T234">, </text:span><text:span text:style-name="T234">isAscending bool)</text:span><text:span text:style-name="T137"> </text:span><text:span text:style-name="T137">{</text:span></text:p>
            <text:p text:style-name="P13"><text:span text:style-name="T137"><text:tab/></text:span><text:span text:style-name="T137">sort(s, 0, </text:span><text:span text:style-name="T137">s.</text:span><text:span text:style-name="T233">Len</text:span><text:span text:style-name="T137">()-1, </text:span><text:span text:style-name="T137">isAscending)</text:span></text:p>
            <text:p text:style-name="P13"><text:span text:style-name="T137">}</text:span></text:p>
            <text:p text:style-name="P13"><text:span text:style-name="T137"/></text:p>
            <text:p text:style-name="P13"><text:span text:style-name="T137">func sort(s </text:span><text:span text:style-name="T236">sortable</text:span><text:span text:style-name="T137">, start, </text:span><text:span text:style-name="T137">end int, </text:span><text:span text:style-name="T137">isAscending bool) </text:span><text:span text:style-name="T137">{ /* ... */ }</text:span></text:p>
            <text:p text:style-name="P13"><text:span text:style-name="T137"/></text:p>
            <text:p text:style-name="P13"><text:span text:style-name="T137">func partition(s </text:span><text:span text:style-name="T236">sortable</text:span><text:span text:style-name="T137">, start, </text:span><text:span text:style-name="T137">end int, </text:span><text:span text:style-name="T137">isAscending bool) </text:span><text:span text:style-name="T137">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: </text:span><text:span text:style-name="T24">sortable </text:span><text:span text:style-name="T24">— </text:span><text:span text:style-name="T24">реализа</text:span><text:span text:style-name="T24">ция</text:span></text:p>
          </draw:text-box>
        </draw:frame>
        <draw:frame draw:style-name="gr84" draw:text-style-name="P65" draw:layer="layout" svg:width="26.8cm" svg:height="12.9cm" svg:x="0.6cm" svg:y="2.1cm">
          <draw:text-box>
            <text:p text:style-name="P13"><text:span text:style-name="T223">func </text:span><text:span text:style-name="T237">QuickSort(s </text:span><text:span text:style-name="T238">sortable</text:span><text:span text:style-name="T237">, </text:span><text:span text:style-name="T237">isAscending </text:span><text:span text:style-name="T237">bool)</text:span><text:span text:style-name="T223"> {</text:span></text:p>
            <text:p text:style-name="P13"><text:span text:style-name="T223"><text:tab/></text:span><text:span text:style-name="T223">sort(s, 0, </text:span><text:span text:style-name="T223">s.</text:span><text:span text:style-name="T225">Len</text:span><text:span text:style-name="T223">()-1, </text:span><text:span text:style-name="T223">isAscen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sort(s </text:span><text:span text:style-name="T222">sortable</text:span><text:span text:style-name="T223">, start, </text:span><text:span text:style-name="T223">end int, </text:span><text:span text:style-name="T223">isAscending </text:span><text:span text:style-name="T223">bool) {</text:span></text:p>
            <text:p text:style-name="P13"><text:span text:style-name="T223"><text:tab/></text:span><text:span text:style-name="T223">if start &gt;= </text:span><text:span text:style-name="T223">end {</text:span></text:p>
            <text:p text:style-name="P13"><text:span text:style-name="T223"><text:tab/></text:span><text:span text:style-name="T223"><text:tab/></text:span><text:span text:style-name="T223">return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pivot := </text:span><text:span text:style-name="T223">partition(s, </text:span><text:span text:style-name="T223">start, end, </text:span><text:span text:style-name="T223">isAscending)</text:span></text:p>
            <text:p text:style-name="P13"><text:span text:style-name="T223"><text:tab/></text:span><text:span text:style-name="T223">sort(s, </text:span><text:span text:style-name="T223">start, pivot-1, </text:span><text:span text:style-name="T223">isAscending)</text:span></text:p>
            <text:p text:style-name="P13"><text:span text:style-name="T223"><text:tab/></text:span><text:span text:style-name="T223">sort(s, </text:span><text:span text:style-name="T223">pivot+1, end, </text:span><text:span text:style-name="T223">isAscen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partition(s </text:span><text:span text:style-name="T222">sortable</text:span><text:span text:style-name="T223">, start, </text:span><text:span text:style-name="T223">end int, </text:span><text:span text:style-name="T223">isAscending </text:span><text:span text:style-name="T223">bool) int {</text:span></text:p>
            <text:p text:style-name="P13"><text:span text:style-name="T223"><text:tab/></text:span><text:span text:style-name="T223">pivot := </text:span><text:span text:style-name="T223">end</text:span></text:p>
            <text:p text:style-name="P13"><text:span text:style-name="T223"><text:tab/></text:span><text:span text:style-name="T223">partitionIndex :</text:span><text:span text:style-name="T223">= start</text:span></text:p>
            <text:p text:style-name="P13"><text:span text:style-name="T223"><text:tab/></text:span><text:span text:style-name="T223">for current </text:span><text:span text:style-name="T223">:= start; </text:span><text:span text:style-name="T223">current &lt; end; </text:span><text:span text:style-name="T223">current++ {</text:span></text:p>
            <text:p text:style-name="P13"><text:span text:style-name="T223"><text:tab/></text:span><text:span text:style-name="T223"><text:tab/></text:span><text:span text:style-name="T223">if </text:span><text:span text:style-name="T223">(isAscending &amp;&amp; </text:span><text:span text:style-name="T223">s.</text:span><text:span text:style-name="T225">LessEqual</text:span><text:span text:style-name="T223">(curr</text:span><text:span text:style-name="T223">ent, pivot)) || </text:span></text:p>
            <text:p text:style-name="P13"><text:span text:style-name="T223"><text:s text:c="14"/></text:span><text:span text:style-name="T223">(!</text:span><text:span text:style-name="T223">isAscending &amp;&amp; !</text:span><text:span text:style-name="T223">s.</text:span><text:span text:style-name="T225">LessEqual</text:span><text:span text:style-name="T223">(curr</text:span><text:span text:style-name="T223">ent, pivot)) {</text:span></text:p>
            <text:p text:style-name="P13"><text:span text:style-name="T223"><text:tab/></text:span><text:span text:style-name="T223"><text:tab/></text:span><text:span text:style-name="T223"><text:tab/></text:span><text:span text:style-name="T223">s.Swap(current, </text:span><text:span text:style-name="T223">partitionIndex)</text:span></text:p>
            <text:p text:style-name="P13"><text:span text:style-name="T223"><text:tab/></text:span><text:span text:style-name="T223"><text:tab/></text:span><text:span text:style-name="T223"><text:tab/></text:span><text:span text:style-name="T223">partitionIndex++</text:span></text:p>
            <text:p text:style-name="P13"><text:span text:style-name="T223"><text:tab/></text:span><text:span text:style-name="T223"><text:tab/></text:span><text:span text:style-name="T223">}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s.</text:span><text:span text:style-name="T225">Swap</text:span><text:span text:style-name="T223">(partition</text:span><text:span text:style-name="T223">Index, pivot)</text:span></text:p>
            <text:p text:style-name="P13"><text:span text:style-name="T223"><text:tab/></text:span><text:span text:style-name="T223">return </text:span><text:span text:style-name="T223">partitionIndex</text:span></text:p>
            <text:p text:style-name="P13"><text:span text:style-name="T22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</text:span><text:span text:style-name="T24">ные </text:span><text:span text:style-name="T24">типы: </text:span><text:span text:style-name="T24">generics</text:span></text:p>
          </draw:text-box>
        </draw:frame>
        <draw:frame draw:style-name="gr85" draw:text-style-name="P61" draw:layer="layout" svg:width="26.8cm" svg:height="13.237cm" svg:x="0.6cm" svg:y="2.1cm">
          <draw:text-box>
            <text:p text:style-name="P13"><text:span text:style-name="T94">// Generics </text:span><text:span text:style-name="T94">описываются с </text:span><text:span text:style-name="T94">помощью </text:span><text:span text:style-name="T94">ограничений </text:span><text:span text:style-name="T94">(constraints) </text:span><text:span text:style-name="T94">на обобщённый </text:span><text:span text:style-name="T94">тип в функции:</text:span></text:p>
            <text:p text:style-name="P13"><text:span text:style-name="T159"/></text:p>
            <text:p text:style-name="P13"><text:span text:style-name="T177">func </text:span><text:span text:style-name="T183">First</text:span><text:span text:style-name="T239">[T </text:span><text:span text:style-name="T239">any]</text:span><text:span text:style-name="T177">(a </text:span><text:span text:style-name="T239">[]T</text:span><text:span text:style-name="T177">) </text:span><text:span text:style-name="T177">(result </text:span><text:span text:style-name="T239">T</text:span><text:span text:style-name="T177">, err </text:span><text:span text:style-name="T177">error) {</text:span></text:p>
            <text:p text:style-name="P13"><text:span text:style-name="T177"><text:tab/></text:span><text:span text:style-name="T177">if len(a) </text:span><text:span text:style-name="T177">== 0 {</text:span></text:p>
            <text:p text:style-name="P13"><text:span text:style-name="T177"><text:tab/></text:span><text:span text:style-name="T177"><text:tab/></text:span><text:span text:style-name="T177">return </text:span><text:span text:style-name="T177">result, </text:span><text:span text:style-name="T177">errors.New("Slic</text:span><text:span text:style-name="T177">e is empty!") // </text:span><text:span text:style-name="T177">пустой результат </text:span><text:span text:style-name="T177">и ошибка <text:s/></text:span></text:p>
            <text:p text:style-name="P13"><text:span text:style-name="T177"><text:tab/></text:span><text:span text:style-name="T177">}</text:span></text:p>
            <text:p text:style-name="P13"><text:span text:style-name="T177"><text:tab/></text:span><text:span text:style-name="T177">return </text:span><text:span text:style-name="T177">a[0], err</text:span><text:span text:style-name="T177"><text:tab/></text:span><text:span text:style-name="T177">// 1-й </text:span><text:span text:style-name="T177">элемент и nil </text:span><text:span text:style-name="T177">(ошибки нет)</text:span></text:p>
            <text:p text:style-name="P13"><text:span text:style-name="T177">}</text:span></text:p>
            <text:p text:style-name="P13"><text:span text:style-name="T177">func </text:span><text:span text:style-name="T183">Last</text:span><text:span text:style-name="T239">[T any]</text:span><text:span text:style-name="T177">(a </text:span><text:span text:style-name="T239">[]T</text:span><text:span text:style-name="T177">) (result </text:span><text:span text:style-name="T239">T</text:span><text:span text:style-name="T177">, err error) {</text:span></text:p>
            <text:p text:style-name="P13"><text:span text:style-name="T177"><text:tab/></text:span><text:span text:style-name="T177">if len(a) </text:span><text:span text:style-name="T177">== 0 {</text:span></text:p>
            <text:p text:style-name="P13"><text:span text:style-name="T177"><text:tab/></text:span><text:span text:style-name="T177"><text:tab/></text:span><text:span text:style-name="T177">return </text:span><text:span text:style-name="T177">result, </text:span><text:span text:style-name="T177">errors.New("Slic</text:span><text:span text:style-name="T177">e is empty!") <text:s/></text:span></text:p>
            <text:p text:style-name="P13"><text:span text:style-name="T177"><text:tab/></text:span><text:span text:style-name="T177">}</text:span></text:p>
            <text:p text:style-name="P13"><text:span text:style-name="T177"><text:tab/></text:span><text:span text:style-name="T177">return </text:span><text:span text:style-name="T177">a[len(a)-1], err</text:span><text:span text:style-name="T177"><text:tab/></text:span><text:span text:style-name="T177">// </text:span><text:span text:style-name="T177">последнийй </text:span><text:span text:style-name="T177">элемент и nil</text:span></text:p>
            <text:p text:style-name="P13"><text:span text:style-name="T177">}</text:span></text:p>
            <text:p text:style-name="P13"><text:span text:style-name="T177"/></text:p>
            <text:p text:style-name="P13"><text:span text:style-name="T177"><text:tab/></text:span><text:span text:style-name="T177">sliceOfIntegers </text:span><text:span text:style-name="T177">:= []int{1, 2, </text:span><text:span text:style-name="T177">3, 4, 5}</text:span></text:p>
            <text:p text:style-name="P13"><text:span text:style-name="T177"/></text:p>
            <text:p text:style-name="P13"><text:span text:style-name="T177"><text:tab/></text:span><text:span text:style-name="T177">// если тип </text:span><text:span text:style-name="T177">параметра можно </text:span><text:span text:style-name="T177">вывести из </text:span><text:span text:style-name="T177">переменной, то </text:span><text:span text:style-name="T177">его можно не </text:span><text:span text:style-name="T177">указывать</text:span></text:p>
            <text:p text:style-name="P13"><text:span text:style-name="T177"><text:tab/></text:span><text:span text:style-name="T177">first, </text:span><text:span text:style-name="T177">err := </text:span><text:span text:style-name="T183">First</text:span><text:span text:style-name="T239">[int]</text:span><text:span text:style-name="T177">(sliceOfIntegers</text:span><text:span text:style-name="T177">)</text:span></text:p>
            <text:p text:style-name="P13"><text:span text:style-name="T177"><text:tab/></text:span><text:span text:style-name="T177">last, </text:span><text:span text:style-name="T177">err := </text:span><text:span text:style-name="T183">Last</text:span><text:span text:style-name="T177">(sliceOfInte</text:span><text:span text:style-name="T177">gers)</text:span></text:p>
            <text:p text:style-name="P13"><text:span text:style-name="T177"/></text:p>
            <text:p text:style-name="P13"><text:span text:style-name="T177"><text:tab/></text:span><text:span text:style-name="T177">sliceOfStrings :</text:span><text:span text:style-name="T177">= </text:span><text:span text:style-name="T177">[]string{"Вышел"</text:span><text:span text:style-name="T177">, "зайчик", </text:span><text:span text:style-name="T177">"погулять"}</text:span></text:p>
            <text:p text:style-name="P13"><text:span text:style-name="T177"/></text:p>
            <text:p text:style-name="P13"><text:span text:style-name="T177"><text:tab/></text:span><text:span text:style-name="T177">fmt.Println(</text:span><text:span text:style-name="T183">Firs</text:span><text:span text:style-name="T183">t</text:span><text:span text:style-name="T177">(sliceOfStrings</text:span><text:span text:style-name="T177">))</text:span></text:p>
            <text:p text:style-name="P13"><text:span text:style-name="T177"><text:tab/></text:span><text:span text:style-name="T177">fmt.Println(</text:span><text:span text:style-name="T183">Last</text:span><text:span text:style-name="T239">[string]</text:span><text:span text:style-name="T177">(sliceOfStrings)</text:span><text:span text:style-name="T17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</text:span><text:span text:style-name="T63">package </text:span></text:p>
          </draw:text-box>
        </draw:frame>
        <draw:frame draw:style-name="gr86" draw:text-style-name="P62" draw:layer="layout" svg:width="26.8cm" svg:height="13.136cm" svg:x="0.6cm" svg:y="2.1cm">
          <draw:text-box>
            <text:p text:style-name="P18"><text:span text:style-name="T211">Пакет — это </text:span><text:span text:style-name="T211">набор </text:span><text:span text:style-name="T211">(логически </text:span><text:span text:style-name="T211">связанных) </text:span><text:span text:style-name="T211">исходных </text:span><text:span text:style-name="T211">файлов, </text:span><text:span text:style-name="T211">расположенны</text:span><text:span text:style-name="T211">х в одном </text:span><text:span text:style-name="T211">каталоге. В </text:span><text:span text:style-name="T211">начале </text:span><text:span text:style-name="T211">каждого </text:span><text:span text:style-name="T211">файла должно </text:span><text:span text:style-name="T211">описываться </text:span><text:span text:style-name="T211">его </text:span><text:span text:style-name="T211">принадлежнос</text:span><text:span text:style-name="T211">ть к пакету </text:span><text:span text:style-name="T211">фразой</text:span></text:p>
            <text:p text:style-name="P13"><text:span text:style-name="T213"><text:tab/></text:span><text:span text:style-name="T213">package </text:span><text:span text:style-name="T214">packageName</text:span><text:span text:style-name="T212"><text:tab/></text:span><text:span text:style-name="T212"><text:tab/></text:span><text:span text:style-name="T212">// </text:span><text:span text:style-name="T212">site/path/p</text:span><text:span text:style-name="T212">ackageName</text:span></text:p>
            <text:p text:style-name="P13"><text:span text:style-name="T66"/></text:p>
            <text:p text:style-name="P18"><text:span text:style-name="T65">Пакет — </text:span><text:span text:style-name="T65">единица </text:span><text:span text:style-name="T65">видимости имён </text:span><text:span text:style-name="T65">(</text:span><text:span text:style-name="T66">типов, </text:span><text:span text:style-name="T66">констант, </text:span><text:span text:style-name="T66">переменных, </text:span><text:span text:style-name="T66">полей, </text:span><text:span text:style-name="T66">функций):</text:span></text:p>
            <text:list text:style-name="L1">
              <text:list-item>
                <text:p text:style-name="P13"><text:span text:style-name="T66">Все имена <text:s/></text:span><text:span text:style-name="T66">видны во всех </text:span><text:span text:style-name="T66">файлах </text:span><text:span text:style-name="T66">одного пакета.</text:span></text:p>
              </text:list-item>
              <text:list-item>
                <text:p text:style-name="P18"><text:span text:style-name="T66">Имена в </text:span><text:span text:style-name="T66">пакете, </text:span><text:span text:style-name="T66">начинающиес</text:span><text:span text:style-name="T66">я </text:span><text:span text:style-name="T168">с Заглавной </text:span><text:span text:style-name="T168">буквы</text:span><text:span text:style-name="T66"> </text:span><text:span text:style-name="T66">экспортируют</text:span><text:span text:style-name="T66">ся: они видны </text:span><text:span text:style-name="T66">в программе, </text:span><text:span text:style-name="T66">которая </text:span><text:span text:style-name="T66">импортировал</text:span><text:span text:style-name="T66">а пакет </text:span><text:span text:style-name="T66">фразой</text:span></text:p>
              </text:list-item>
            </text:list>
            <text:p text:style-name="P13"><text:span text:style-name="T191"><text:tab/></text:span><text:span text:style-name="T191">import </text:span><text:span text:style-name="T240">"</text:span><text:span text:style-name="T241">packageName</text:span><text:span text:style-name="T240">"</text:span><text:span text:style-name="T240"><text:tab/></text:span><text:span text:style-name="T240">// это </text:span><text:span text:style-name="T240">строка</text:span></text:p>
            <text:p text:style-name="P13"><text:span text:style-name="T240"/></text:p>
            <text:p text:style-name="P13"><text:span text:style-name="T242"><text:tab/></text:span><text:span text:style-name="T242">var result </text:span><text:span text:style-name="T243">packageName.Ty</text:span><text:span text:style-name="T243">pe =</text:span><text:span text:style-name="T242"> </text:span><text:span text:style-name="T243">packageName.Fu</text:span><text:span text:style-name="T243">nc(packageName</text:span><text:span text:style-name="T243">.Const, </text:span><text:span text:style-name="T244">packageName.Va</text:span><text:span text:style-name="T244">r)</text:span></text:p>
            <text:p text:style-name="P13"><text:span text:style-name="T93"/></text:p>
            <text:p text:style-name="P18"><text:span text:style-name="T65">Пакет </text:span><text:span text:style-name="T191">main</text:span><text:span text:style-name="T65"> — </text:span><text:span text:style-name="T65">это </text:span><text:span text:style-name="T65">специальное </text:span><text:span text:style-name="T65">имя пакета, </text:span><text:span text:style-name="T65">которое </text:span><text:span text:style-name="T65">означает, что </text:span><text:span text:style-name="T65">этот пакет </text:span><text:span text:style-name="T65">содержит код, </text:span><text:span text:style-name="T65">который будет </text:span><text:span text:style-name="T65">скомпилирован </text:span><text:span text:style-name="T65">в двоичный </text:span><text:span text:style-name="T65">исполняемый </text:span><text:span text:style-name="T65">файл. В одном </text:span><text:span text:style-name="T65">из файлов </text:span><text:span text:style-name="T65">(</text:span><text:span text:style-name="T66">обычно, в </text:span><text:span text:style-name="T195">main.go</text:span><text:span text:style-name="T66">) этого </text:span><text:span text:style-name="T66">пакета должна </text:span><text:span text:style-name="T66">быть функция </text:span><text:span text:style-name="T205">main()</text:span><text:span text:style-name="T66">.</text:span></text:p>
            <text:p text:style-name="P18"><text:span text:style-name="T66"/></text:p>
            <text:p text:style-name="P18"><text:span text:style-name="T66">Пакеты (не из </text:span><text:span text:style-name="T66">стандартной </text:span><text:span text:style-name="T66">библиотеки) </text:span><text:span text:style-name="T66">могут </text:span><text:span text:style-name="T66">располагаться </text:span><text:span text:style-name="T66">где угодно, их </text:span><text:span text:style-name="T66">полные адреса </text:span><text:span text:style-name="T66">(локальные </text:span><text:span text:style-name="T66">пути или URL) </text:span><text:span text:style-name="T66">содержатся в </text:span><text:span text:style-name="T66">файле</text:span></text:p>
            <text:p text:style-name="P18"><text:span text:style-name="T205"><text:tab/></text:span><text:span text:style-name="T20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</text:span><text:span text:style-name="T63">import </text:span></text:p>
          </draw:text-box>
        </draw:frame>
        <draw:frame draw:style-name="gr87" draw:text-style-name="P65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5">An import declaration </text:span><text:span text:style-name="T245">is used to express a </text:span><text:span text:style-name="T245">dependency on </text:span><text:span text:style-name="T245">another package:</text:span></text:p>
            <text:p text:style-name="P18"><text:span text:style-name="T174"/></text:p>
            <text:p text:style-name="P18"><text:span text:style-name="T226">import "net/rpc"</text:span></text:p>
            <text:p text:style-name="P18"><text:span text:style-name="T245">Here, the importing </text:span><text:span text:style-name="T245">package depends on </text:span><text:span text:style-name="T245">the Go package "</text:span><text:span text:style-name="T246">rpc</text:span><text:span text:style-name="T245">".</text:span></text:p>
            <text:p text:style-name="P18"><text:span text:style-name="T174"/></text:p>
            <text:p text:style-name="P18"><text:span text:style-name="T245">The </text:span><text:span text:style-name="T247">import path</text:span><text:span text:style-name="T245"> </text:span><text:span text:style-name="T245">("</text:span><text:span text:style-name="T246">net/rpc</text:span><text:span text:style-name="T245">") uniquely </text:span><text:span text:style-name="T245">identifies a package; </text:span><text:span text:style-name="T245">multiple packages may </text:span><text:span text:style-name="T245">have the same name, </text:span><text:span text:style-name="T245">but they all reside at </text:span><text:span text:style-name="T245">different locations </text:span><text:span text:style-name="T245">(directories).</text:span></text:p>
            <text:p text:style-name="P18"><text:span text:style-name="T174"/></text:p>
            <text:p text:style-name="P18"><text:span text:style-name="T245">By convention, the </text:span><text:span text:style-name="T245">package name </text:span><text:span text:style-name="T245">matches the last </text:span><text:span text:style-name="T245">element of the import </text:span><text:span text:style-name="T245">path (here: "rpc").</text:span></text:p>
            <text:p text:style-name="P18"><text:span text:style-name="T174"/></text:p>
            <text:p text:style-name="P18"><text:span text:style-name="T245">Exported functionality </text:span><text:span text:style-name="T245">of the rpc package is </text:span><text:span text:style-name="T245">available via the </text:span><text:span text:style-name="T245">package qualifier (rpc):</text:span></text:p>
            <text:p text:style-name="P18"><text:span text:style-name="T174"/></text:p>
            <text:p text:style-name="P18"><text:span text:style-name="T226">rpc.Call</text:span></text:p>
            <text:p text:style-name="P18"><text:span text:style-name="T226"/></text:p>
            <text:p text:style-name="P18"><text:span text:style-name="T226">Importing a </text:span><text:span text:style-name="T226">package means </text:span><text:span text:style-name="T226">reading a </text:span><text:span text:style-name="T226">package's </text:span><text:span text:style-name="T226">exported API.</text:span></text:p>
            <text:p text:style-name="P18"><text:span text:style-name="T226"/></text:p>
            <text:p text:style-name="P18"><text:span text:style-name="T226">This export </text:span><text:span text:style-name="T226">information is </text:span><text:span text:style-name="T226">self-contained. </text:span><text:span text:style-name="T226">For instance:</text:span></text:p>
            <text:p text:style-name="P18"><text:span text:style-name="T226"/></text:p>
            <text:p text:style-name="P18"><text:span text:style-name="T226">A imports B</text:span></text:p>
            <text:p text:style-name="P18"><text:span text:style-name="T226">B imports C</text:span></text:p>
            <text:p text:style-name="P18"><text:span text:style-name="T226">B exports </text:span><text:span text:style-name="T226">contain </text:span><text:span text:style-name="T226">references to C</text:span></text:p>
            <text:p text:style-name="P18"><text:span text:style-name="T226">B's export data </text:span><text:span text:style-name="T226">contains all </text:span><text:span text:style-name="T226">necessary </text:span><text:span text:style-name="T226">information </text:span><text:span text:style-name="T226">about C. There </text:span><text:span text:style-name="T226">is no need for a </text:span><text:span text:style-name="T226">compiler to read </text:span><text:span text:style-name="T226">the export data </text:span><text:span text:style-name="T226">of C.</text:span></text:p>
            <text:p text:style-name="P18"><text:span text:style-name="T226"/></text:p>
            <text:p text:style-name="P18"><text:span text:style-name="T226">This has huge </text:span><text:span text:style-name="T226">consequences for </text:span><text:span text:style-name="T226">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</text:span><text:span text:style-name="T63">области </text:span><text:span text:style-name="T63">видимос</text:span><text:span text:style-name="T63">ти</text:span></text:p>
          </draw:text-box>
        </draw:frame>
        <draw:frame draw:style-name="gr88" draw:text-style-name="P61" draw:layer="layout" svg:width="26.8cm" svg:height="13.151cm" svg:x="0.6cm" svg:y="2.1cm">
          <draw:text-box>
            <text:p text:style-name="P13"><text:span text:style-name="T187">Naming: An excursion</text:span></text:p>
            <text:p text:style-name="P13"><text:span text:style-name="T187">How names work in a </text:span><text:span text:style-name="T187">programming </text:span><text:span text:style-name="T187">language is critical to </text:span><text:span text:style-name="T187">readability.</text:span></text:p>
            <text:p text:style-name="P13"><text:span text:style-name="T187">Scopes control how </text:span><text:span text:style-name="T187">names work.</text:span></text:p>
            <text:p text:style-name="P13"><text:span text:style-name="T187"/></text:p>
            <text:p text:style-name="P13"><text:span text:style-name="T187">Go has very simple </text:span><text:span text:style-name="T187">scope hierarchy:</text:span></text:p>
            <text:list text:style-name="L1">
              <text:list-item>
                <text:p text:style-name="P13"><text:span text:style-name="T187">universe</text:span></text:p>
              </text:list-item>
              <text:list-item>
                <text:p text:style-name="P13"><text:span text:style-name="T187">package</text:span></text:p>
              </text:list-item>
              <text:list-item>
                <text:p text:style-name="P13"><text:span text:style-name="T187">file (for imports </text:span><text:span text:style-name="T187">only)</text:span></text:p>
              </text:list-item>
              <text:list-item>
                <text:p text:style-name="P13"><text:span text:style-name="T187">function</text:span></text:p>
              </text:list-item>
              <text:list-item>
                <text:p text:style-name="P13"><text:span text:style-name="T187">block</text:span></text:p>
              </text:list-item>
            </text:list>
            <text:p text:style-name="P13"><text:span text:style-name="T187"/></text:p>
            <text:p text:style-name="P13"><text:span text:style-name="T187">Locality scales</text:span></text:p>
            <text:p text:style-name="P13"><text:span text:style-name="T187">No surprises when </text:span><text:span text:style-name="T187">importing:</text:span></text:p>
            <text:p text:style-name="P13"><text:span text:style-name="T187"/></text:p>
            <text:p text:style-name="P13"><text:span text:style-name="T187">Adding an exported </text:span><text:span text:style-name="T187">name to my package </text:span><text:span text:style-name="T187">cannot break your </text:span><text:span text:style-name="T187">package!</text:span></text:p>
            <text:p text:style-name="P13"><text:span text:style-name="T187">Names do not leak </text:span><text:span text:style-name="T187">across boundaries.</text:span></text:p>
            <text:p text:style-name="P13"><text:span text:style-name="T187"/></text:p>
            <text:p text:style-name="P13"><text:span text:style-name="T187">In C, C++, Java the </text:span><text:span text:style-name="T187">name y could refer to </text:span><text:span text:style-name="T187">anything.</text:span></text:p>
            <text:p text:style-name="P13"><text:span text:style-name="T187">In Go, y (or even Y) </text:span><text:span text:style-name="T187">is always defined </text:span><text:span text:style-name="T187">within the package.</text:span></text:p>
            <text:p text:style-name="P13"><text:span text:style-name="T187">In Go, x.Y is clear: </text:span><text:span text:style-name="T187">find x locally, Y </text:span><text:span text:style-name="T187">belongs to it, and </text:span><text:span text:style-name="T187">there is only one </text:span><text:span text:style-name="T187">such Y.</text:span></text:p>
            <text:p text:style-name="P13"><text:span text:style-name="T187"/></text:p>
            <text:p text:style-name="P13"><text:span text:style-name="T187">Immediate </text:span><text:span text:style-name="T187">consequences for </text:span><text:span text:style-name="T187">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9" draw:text-style-name="P62" draw:layer="layout" svg:width="26.8cm" svg:height="13.1cm" svg:x="0.6cm" svg:y="2.1cm">
          <draw:text-box>
            <text:p text:style-name="P18"><text:span text:style-name="T200">Модуль — </text:span><text:span text:style-name="T200">это набор </text:span><text:span text:style-name="T200">пакетов, </text:span><text:span text:style-name="T200">которые </text:span><text:span text:style-name="T200">распростран</text:span><text:span text:style-name="T200">яются (с </text:span><text:span text:style-name="T200">определённ</text:span><text:span text:style-name="T200">ым номером </text:span><text:span text:style-name="T200">версии) как </text:span><text:span text:style-name="T200">единое </text:span><text:span text:style-name="T200">целое. </text:span><text:span text:style-name="T200">Модули </text:span><text:span text:style-name="T200">могут </text:span><text:span text:style-name="T200">загружаться </text:span><text:span text:style-name="T200">прямо из </text:span><text:span text:style-name="T200">систем </text:span><text:span text:style-name="T200">управления </text:span><text:span text:style-name="T200">версиями </text:span><text:span text:style-name="T200">исходников </text:span><text:span text:style-name="T200">или с </text:span><text:span text:style-name="T200">общедоступ</text:span><text:span text:style-name="T200">ных </text:span><text:span text:style-name="T200">серверов.</text:span></text:p>
            <text:p text:style-name="P18"><text:span text:style-name="T211"/></text:p>
            <text:p text:style-name="P18"><text:span text:style-name="T65">Модуль </text:span><text:span text:style-name="T65">идентифицирует</text:span><text:span text:style-name="T65">ся путём до </text:span><text:span text:style-name="T65">модуля (module </text:span><text:span text:style-name="T65">path), который </text:span><text:span text:style-name="T65">объявляется в </text:span><text:span text:style-name="T65">файле </text:span><text:span text:style-name="T191">go.mod</text:span><text:span text:style-name="T65"> </text:span><text:span text:style-name="T65">вместе с </text:span><text:span text:style-name="T65">информацией о </text:span><text:span text:style-name="T65">зависимостях </text:span><text:span text:style-name="T65">модуля. </text:span></text:p>
            <text:p text:style-name="P18"><text:span text:style-name="T190"/></text:p>
            <text:p text:style-name="P18"><text:span text:style-name="T190"><text:tab/></text:span><text:span text:style-name="T190"># создать </text:span><text:span text:style-name="T190">файл go.mod </text:span><text:span text:style-name="T190">с именем </text:span><text:span text:style-name="T190">модуля</text:span></text:p>
            <text:p text:style-name="P18"><text:span text:style-name="T248"><text:tab/></text:span><text:span text:style-name="T248">go mod </text:span><text:span text:style-name="T248">init </text:span><text:span text:style-name="T193">path/to/</text:span><text:span text:style-name="T241">modu</text:span><text:span text:style-name="T241">le/moduleNam</text:span><text:span text:style-name="T241">e</text:span><text:span text:style-name="T203"> </text:span></text:p>
            <text:p text:style-name="P18"><text:span text:style-name="T191"/></text:p>
            <text:p text:style-name="P18"><text:span text:style-name="T65">Например:</text:span></text:p>
            <text:p text:style-name="P18"><text:span text:style-name="T190"><text:tab/></text:span><text:span text:style-name="T190">go mod </text:span><text:span text:style-name="T190">init </text:span><text:span text:style-name="T192">caiman-</text:span><text:span text:style-name="T192">club.org/go/</text:span><text:span text:style-name="T192">mshock/prese</text:span><text:span text:style-name="T192">ntation</text:span><text:span text:style-name="T190"> </text:span></text:p>
            <text:p text:style-name="P18"><text:span text:style-name="T190"/></text:p>
            <text:p text:style-name="P18"><text:span text:style-name="T65">Главный каталог </text:span><text:span text:style-name="T65">модуля (module </text:span><text:span text:style-name="T65">root directory) — </text:span><text:span text:style-name="T65">это каталог, </text:span><text:span text:style-name="T65">содержащий </text:span><text:span text:style-name="T65">файл </text:span><text:span text:style-name="T205">go.mod</text:span><text:span text:style-name="T66">. </text:span><text:span text:style-name="T66">Когда модуль </text:span><text:span text:style-name="T66">состоит из </text:span><text:span text:style-name="T66">нескольких </text:span><text:span text:style-name="T66">пакетов, они </text:span><text:span text:style-name="T66">располагаются в </text:span><text:span text:style-name="T66">подкаталогах </text:span><text:span text:style-name="T66">главного </text:span><text:span text:style-name="T66">каталога </text:span><text:span text:style-name="T66">модуля.</text:span></text:p>
            <text:p text:style-name="P18"><text:span text:style-name="T190"/></text:p>
            <text:p text:style-name="P18"><text:span text:style-name="T66"/></text:p>
            <text:p text:style-name="P18"><text:span text:style-name="T195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</text:span><text:span text:style-name="T63">дачность</text:span><text:span text:style-name="T63">: </text:span><text:span text:style-name="T63"><text:a xlink:href="https://go.dev/s/concurrency-is-not-parallelism" xlink:type="simple">concurrency</text:a></text:span></text:p>
          </draw:text-box>
        </draw:frame>
        <draw:frame draw:style-name="gr90" draw:text-style-name="P71" draw:layer="layout" svg:width="12.9cm" svg:height="12.599cm" svg:x="0.6cm" svg:y="2.1cm">
          <draw:text-box>
            <text:list text:style-name="L1">
              <text:list-item>
                <text:p text:style-name="P18"><text:span text:style-name="T249">concurrency</text:span><text:span text:style-name="T250"> ~ </text:span><text:span text:style-name="T250">одновременно</text:span><text:span text:style-name="T250">сть = </text:span><text:span text:style-name="T250">взаимодействи</text:span><text:span text:style-name="T250">е множества </text:span><text:span text:style-name="T250">процессов, </text:span><text:span text:style-name="T250">которые могут </text:span><text:span text:style-name="T251">выполняются </text:span><text:span text:style-name="T251">одновременно, </text:span><text:span text:style-name="T251">если </text:span><text:span text:style-name="T251">позволяет </text:span><text:span text:style-name="T251">«железо» и ОС</text:span></text:p>
              </text:list-item>
            </text:list>
            <text:p text:style-name="P18"><text:span text:style-name="T251"/></text:p>
            <text:p text:style-name="P18"><text:span text:style-name="T252">"</text:span><text:span text:style-name="T253">Concurrency</text:span><text:span text:style-name="T254"> is </text:span><text:span text:style-name="T254">the </text:span><text:span text:style-name="T255">composition</text:span><text:span text:style-name="T254"> of </text:span><text:span text:style-name="T254">independently </text:span><text:span text:style-name="T254">execution things.</text:span><text:span text:style-name="T252">"</text:span><text:span text:style-name="T256"> <text:s/></text:span><text:span text:style-name="T256"><text:s text:c="7"/>‒ Rob Pike</text:span></text:p>
            <text:p text:style-name="P18"><text:span text:style-name="T251"/></text:p>
            <text:p text:style-name="P18"><text:span text:style-name="T249">Concurrency</text:span><text:span text:style-name="T250"> — </text:span><text:span text:style-name="T250">это способ </text:span><text:span text:style-name="T250">структурировать </text:span><text:span text:style-name="T250">программу, </text:span><text:span text:style-name="T250">согласовывая </text:span><text:span text:style-name="T250">взаимодействие </text:span><text:span text:style-name="T250">процессов </text:span><text:span text:style-name="T251">(возможно, </text:span><text:span text:style-name="T251">выполняющихся </text:span><text:span text:style-name="T251">одновременно).</text:span></text:p>
            <text:p text:style-name="P18"><text:span text:style-name="T251"/></text:p>
            <text:p text:style-name="P18"><text:span text:style-name="T257">Concurrency</text:span><text:span text:style-name="T251"> — </text:span><text:span text:style-name="T251">это о том, как </text:span><text:span text:style-name="T258">организовать</text:span><text:span text:style-name="T251"> </text:span><text:span text:style-name="T251">одновременную </text:span><text:span text:style-name="T251">обработку многих </text:span><text:span text:style-name="T251">вещей («</text:span><text:span text:style-name="T258">dealing</text:span><text:span text:style-name="T251"> </text:span><text:span text:style-name="T251">with a lot of things </text:span><text:span text:style-name="T251">at once»).</text:span></text:p>
            <text:p text:style-name="P18"><text:span text:style-name="T251"/></text:p>
            <text:p text:style-name="P18"><text:span text:style-name="T251">В программе, </text:span><text:span text:style-name="T251">спроектированно</text:span><text:span text:style-name="T251">й на основе </text:span><text:span text:style-name="T257">concurrency</text:span><text:span text:style-name="T251">, </text:span><text:span text:style-name="T251">процессы не </text:span><text:span text:style-name="T251">обязательно </text:span><text:span text:style-name="T251">будут </text:span><text:span text:style-name="T251">автоматически </text:span><text:span text:style-name="T251">выполняться </text:span><text:span text:style-name="T251">параллельно </text:span><text:span text:style-name="T251">(например, из-за </text:span><text:span text:style-name="T251">аппаратных </text:span><text:span text:style-name="T251">ограничений).</text:span></text:p>
          </draw:text-box>
        </draw:frame>
        <draw:frame draw:style-name="gr91" draw:text-style-name="P71" draw:layer="layout" svg:width="12.9cm" svg:height="12.599cm" svg:x="14.5cm" svg:y="2.1cm">
          <draw:text-box>
            <text:list text:style-name="L1">
              <text:list-item>
                <text:p text:style-name="P18"><text:span text:style-name="T249">parallelism</text:span><text:span text:style-name="T250"> ~ </text:span><text:span text:style-name="T250">параллелизм = </text:span><text:span text:style-name="T250">параллельное </text:span><text:span text:style-name="T250">выполнение </text:span><text:span text:style-name="T250">множества </text:span><text:span text:style-name="T250">процессов</text:span></text:p>
              </text:list-item>
            </text:list>
            <text:p text:style-name="P18"><text:span text:style-name="T250"/></text:p>
            <text:p text:style-name="P18"><text:span text:style-name="T250"/></text:p>
            <text:p text:style-name="P18"><text:span text:style-name="T259"/></text:p>
            <text:p text:style-name="P18"><text:span text:style-name="T259">"</text:span><text:span text:style-name="T260">Parallelism</text:span><text:span text:style-name="T261"> is </text:span><text:span text:style-name="T261">the simultaneous </text:span><text:span text:style-name="T262">execution</text:span><text:span text:style-name="T261"> of </text:span><text:span text:style-name="T261">multiple </text:span><text:span text:style-name="T263">things.</text:span><text:span text:style-name="T259">"</text:span><text:span text:style-name="T256"> <text:s text:c="4"/></text:span><text:span text:style-name="T256"><text:s text:c="28"/></text:span><text:span text:style-name="T256"><text:s text:c="3"/>‒ Rob Pike</text:span></text:p>
            <text:p text:style-name="P18"><text:span text:style-name="T251"/></text:p>
            <text:p text:style-name="P18"><text:span text:style-name="T257">Parallelism</text:span><text:span text:style-name="T251"> — </text:span><text:span text:style-name="T251">это </text:span><text:span text:style-name="T251">параллельное </text:span><text:span text:style-name="T251">выполнение </text:span><text:span text:style-name="T251">нескольких </text:span><text:span text:style-name="T251">(независимых, </text:span><text:span text:style-name="T251">возможно, </text:span><text:span text:style-name="T251">взаимосвязанных</text:span><text:span text:style-name="T251">) процессов.</text:span></text:p>
            <text:p text:style-name="P18"><text:span text:style-name="T251"/></text:p>
            <text:p text:style-name="P18"><text:span text:style-name="T249"/></text:p>
            <text:p text:style-name="P18"><text:span text:style-name="T249">Parallelism</text:span><text:span text:style-name="T250"> — </text:span><text:span text:style-name="T250">это о том, как </text:span><text:span text:style-name="T264">выполнить</text:span><text:span text:style-name="T250"> </text:span><text:span text:style-name="T250">обработку многих </text:span><text:span text:style-name="T250">вещей </text:span><text:span text:style-name="T250">параллельно</text:span><text:span text:style-name="T251"> </text:span><text:span text:style-name="T251">(«</text:span><text:span text:style-name="T258">doing</text:span><text:span text:style-name="T251"> a lot of </text:span><text:span text:style-name="T251">things at once»).</text:span></text:p>
            <text:p text:style-name="P18"><text:span text:style-name="T251"/></text:p>
            <text:p text:style-name="P18"><text:span text:style-name="T250">П</text:span><text:span text:style-name="T251">рограмма, </text:span><text:span text:style-name="T251">спроектированна</text:span><text:span text:style-name="T251">я на основе </text:span><text:span text:style-name="T251">concurrency, </text:span><text:span text:style-name="T251">организует </text:span><text:span text:style-name="T251">взаимодействие </text:span><text:span text:style-name="T251">процессов, </text:span><text:span text:style-name="T251">учитывая их </text:span><text:span text:style-name="T251">возможный </text:span><text:span text:style-name="T257">параллелизм</text:span><text:span text:style-name="T251">.</text:span></text:p>
          </draw:text-box>
        </draw:frame>
        <draw:frame draw:style-name="gr92" draw:text-style-name="P72" draw:layer="layout" svg:width="22.4cm" svg:height="0.839cm" svg:x="1.9cm" svg:y="14.699cm">
          <draw:text-box>
            <text:p text:style-name="P18"><text:span text:style-name="T256">If you have only </text:span><text:span text:style-name="T256">one processor, </text:span><text:span text:style-name="T256">your program can </text:span><text:span text:style-name="T256">still be concurrent </text:span><text:span text:style-name="T256">but it cannot be </text:span><text:span text:style-name="T256">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</text:span><text:span text:style-name="T63">дачность</text:span><text:span text:style-name="T63">: </text:span><text:span text:style-name="T63">средства</text:span></text:p>
          </draw:text-box>
        </draw:frame>
        <draw:frame draw:style-name="gr93" draw:text-style-name="P63" draw:layer="layout" svg:width="26.8cm" svg:height="13.269cm" svg:x="0.6cm" svg:y="2.1cm">
          <draw:text-box>
            <text:p text:style-name="P18"><text:span text:style-name="T265">Многозадачность </text:span><text:span text:style-name="T265">в Go реализована </text:span><text:span text:style-name="T265">на основе CSP </text:span><text:span text:style-name="T265">(communicating </text:span><text:span text:style-name="T265">sequential </text:span><text:span text:style-name="T265">processes, C. A. </text:span><text:span text:style-name="T265">R. Hoare, 1978).</text:span></text:p>
            <text:p text:style-name="P18"><text:span text:style-name="T265"/></text:p>
            <text:p text:style-name="P13"><text:span text:style-name="T211">Для </text:span><text:span text:style-name="T211">управления </text:span><text:span text:style-name="T211">многозадачно</text:span><text:span text:style-name="T211">стью в язык </text:span><text:span text:style-name="T211">встроено </text:span><text:span text:style-name="T211">несколько </text:span><text:span text:style-name="T211">механизмов:</text:span></text:p>
            <text:p text:style-name="P13"><text:span text:style-name="T211"/></text:p>
            <text:list text:style-name="L1">
              <text:list-item>
                <text:p text:style-name="P13"><text:span text:style-name="T210">Сопрограмм</text:span><text:span text:style-name="T210">ы </text:span><text:span text:style-name="T210">(goroutines) </text:span><text:span text:style-name="T210">для </text:span><text:span text:style-name="T210">распаралел</text:span><text:span text:style-name="T210">ливания </text:span><text:span text:style-name="T210">выполнения:</text:span></text:p>
              </text:list-item>
            </text:list>
            <text:p text:style-name="P13"><text:span text:style-name="T266"><text:tab/></text:span><text:span text:style-name="T213">go f()</text:span><text:span text:style-name="T212"> 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text:span text:style-name="T212">запустить </text:span><text:span text:style-name="T212">любую </text:span><text:span text:style-name="T212">функцию как </text:span><text:span text:style-name="T212">процесс</text:span></text:p>
            <text:p text:style-name="P13"><text:span text:style-name="T212"/></text:p>
            <text:list text:continue-numbering="true" text:style-name="L1">
              <text:list-item>
                <text:p text:style-name="P13"><text:span text:style-name="T210">Каналы </text:span><text:span text:style-name="T210">(</text:span><text:span text:style-name="T212">channel</text:span><text:span text:style-name="T211">) </text:span><text:span text:style-name="T211">для обмена </text:span><text:span text:style-name="T211">данными и </text:span><text:span text:style-name="T211">синхронизац</text:span><text:span text:style-name="T211">ии </text:span><text:span text:style-name="T211">выполнения:</text:span></text:p>
              </text:list-item>
            </text:list>
            <text:p text:style-name="P13"><text:span text:style-name="T212"><text:tab/></text:span><text:span text:style-name="T212">channel </text:span><text:span text:style-name="T212">&lt;- value</text:span><text:span text:style-name="T212"><text:tab/></text:span><text:span text:style-name="T212"><text:tab/></text:span><text:span text:style-name="T212">// </text:span><text:span text:style-name="T212">отправить </text:span><text:span text:style-name="T212">значение в </text:span><text:span text:style-name="T212">канал и </text:span><text:span text:style-name="T212">ждать</text:span></text:p>
            <text:p text:style-name="P13"><text:span text:style-name="T266"><text:tab/></text:span><text:span text:style-name="T266">value = </text:span><text:span text:style-name="T266">&lt;-channel</text:span><text:span text:style-name="T266"><text:tab/></text:span><text:span text:style-name="T266">// </text:span><text:span text:style-name="T212">ждать и </text:span><text:span text:style-name="T212">получить </text:span><text:span text:style-name="T212">значение из </text:span><text:span text:style-name="T212">канала</text:span></text:p>
            <text:p text:style-name="P13"><text:span text:style-name="T212"/></text:p>
            <text:list text:continue-numbering="true" text:style-name="L1">
              <text:list-item>
                <text:p text:style-name="P13"><text:span text:style-name="T211">Выбор </text:span><text:span text:style-name="T211">(</text:span><text:span text:style-name="T212">select</text:span><text:span text:style-name="T211">) </text:span><text:span text:style-name="T211">для </text:span><text:span text:style-name="T211">обработки </text:span><text:span text:style-name="T211">нескольких </text:span><text:span text:style-name="T211">потоков </text:span><text:span text:style-name="T211">данных </text:span><text:span text:style-name="T211">череез </text:span><text:span text:style-name="T211">каналы:</text:span></text:p>
              </text:list-item>
            </text:list>
            <text:p text:style-name="P13"><text:span text:style-name="T212"><text:tab/></text:span><text:span text:style-name="T213">select</text:span><text:span text:style-name="T212"> {</text:span></text:p>
            <text:p text:style-name="P13"><text:span text:style-name="T212"><text:tab/></text:span><text:span text:style-name="T212">case &lt;-</text:span><text:span text:style-name="T212">ch2: </text:span><text:span text:style-name="T212"><text:tab/></text:span><text:span text:style-name="T212"><text:tab/></text:span><text:span text:style-name="T212"><text:tab/></text:span><text:span text:style-name="T212">// </text:span><text:span text:style-name="T212">ожидать, </text:span><text:span text:style-name="T212">когда что-</text:span><text:span text:style-name="T212">то появится </text:span><text:span text:style-name="T212">в канале #1</text:span></text:p>
            <text:p text:style-name="P13"><text:span text:style-name="T212"><text:tab/></text:span><text:span text:style-name="T212">case </text:span><text:span text:style-name="T212">v2 := &lt;-</text:span><text:span text:style-name="T212">ch2: </text:span><text:span text:style-name="T212"><text:tab/></text:span><text:span text:style-name="T212">// </text:span><text:span text:style-name="T212">ждать и </text:span><text:span text:style-name="T212">получить </text:span><text:span text:style-name="T212">значение из </text:span><text:span text:style-name="T212">канала #2</text:span></text:p>
            <text:p text:style-name="P13"><text:span text:style-name="T212"><text:tab/></text:span><text:span text:style-name="T212">case ch3 </text:span><text:span text:style-name="T212">&lt;- v3:</text:span><text:span text:style-name="T212"><text:tab/></text:span><text:span text:style-name="T212"><text:tab/></text:span><text:span text:style-name="T212">// </text:span><text:span text:style-name="T212">отправить в </text:span><text:span text:style-name="T212">канал #3</text:span></text:p>
            <text:p text:style-name="P13"><text:span text:style-name="T212"><text:tab/></text:span><text:span text:style-name="T212">default: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text:span text:style-name="T212">обработать </text:span><text:span text:style-name="T212">другое </text:span><text:span text:style-name="T212">событие</text:span></text:p>
            <text:p text:style-name="P13"><text:span text:style-name="T212"><text:tab/></text:span><text:span text:style-name="T2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</text:span><text:span text:style-name="T63">дачность</text:span><text:span text:style-name="T63">: </text:span><text:span text:style-name="T63">goroutine</text:span><text:span text:style-name="T63">s</text:span></text:p>
          </draw:text-box>
        </draw:frame>
        <draw:frame draw:style-name="gr94" draw:text-style-name="P63" draw:layer="layout" svg:width="26.8cm" svg:height="13.1cm" svg:x="0.6cm" svg:y="2.1cm">
          <draw:text-box>
            <text:p text:style-name="P18"><text:span text:style-name="T211">Сопрограммы </text:span><text:span text:style-name="T211">(goroutines) — </text:span><text:span text:style-name="T211">это </text:span><text:span text:style-name="T211">легковесные </text:span><text:span text:style-name="T211">потоки, </text:span><text:span text:style-name="T211">которые </text:span><text:span text:style-name="T211">выполняюся </text:span><text:span text:style-name="T211">одновременно </text:span><text:span text:style-name="T211">и управляются </text:span><text:span text:style-name="T211">главным </text:span><text:span text:style-name="T211">потоком (main </text:span><text:span text:style-name="T211">go thread). </text:span></text:p>
            <text:p text:style-name="P13"><text:span text:style-name="T211"/></text:p>
            <text:p text:style-name="P13"><text:span text:style-name="T213">func f(</text:span><text:span text:style-name="T212">n </text:span><text:span text:style-name="T212">int</text:span><text:span text:style-name="T213">)</text:span><text:span text:style-name="T212"> </text:span><text:span text:style-name="T212">{ println(</text:span><text:span text:style-name="T267">n</text:span><text:span text:style-name="T212">) } </text:span></text:p>
            <text:p text:style-name="P13"><text:span text:style-name="T212"/></text:p>
            <text:p text:style-name="P13"><text:span text:style-name="T212">func main() </text:span><text:span text:style-name="T212">{</text:span></text:p>
            <text:p text:style-name="P13"><text:span text:style-name="T212"><text:tab/></text:span><text:span text:style-name="T212">for n := </text:span><text:span text:style-name="T212">range 5 {</text:span></text:p>
            <text:p text:style-name="P13"><text:span text:style-name="T268"><text:tab/></text:span><text:span text:style-name="T268"><text:tab/></text:span><text:span text:style-name="T268">go </text:span><text:span text:style-name="T268">f(</text:span><text:span text:style-name="T266">n+1</text:span><text:span text:style-name="T268">)</text:span><text:span text:style-name="T266"><text:tab/></text:span><text:span text:style-name="T266">// </text:span><text:span text:style-name="T266">запустить 5 </text:span><text:span text:style-name="T266">экземпляров </text:span><text:span text:style-name="T266">f() </text:span><text:span text:style-name="T212">параллельно </text:span><text:span text:style-name="T212">c main()</text:span></text:p>
            <text:p text:style-name="P13"><text:span text:style-name="T212"><text:tab/></text:span></text:p>
            <text:p text:style-name="P13"><text:span text:style-name="T213"><text:tab/></text:span><text:span text:style-name="T213"><text:tab/></text:span><text:span text:style-name="T212">// </text:span><text:span text:style-name="T212">можно </text:span><text:span text:style-name="T212">запустить </text:span><text:span text:style-name="T212">анонимные </text:span><text:span text:style-name="T212">функции</text:span></text:p>
            <text:p text:style-name="P13"><text:span text:style-name="T212"><text:tab/></text:span><text:span text:style-name="T212"><text:tab/></text:span><text:span text:style-name="T213">go </text:span><text:span text:style-name="T213">func () </text:span><text:span text:style-name="T213">{</text:span><text:span text:style-name="T212"> println(n</text:span><text:span text:style-name="T212">+1) </text:span><text:span text:style-name="T213">}()</text:span></text:p>
            <text:p text:style-name="P13"><text:span text:style-name="T212"/></text:p>
            <text:p text:style-name="P13"><text:span text:style-name="T212"><text:tab/></text:span><text:span text:style-name="T212">}</text:span></text:p>
            <text:p text:style-name="P13"><text:span text:style-name="T212"/></text:p>
            <text:p text:style-name="P13"><text:span text:style-name="T212"><text:tab/></text:span><text:span text:style-name="T212">time.Sleep(</text:span><text:span text:style-name="T212">1 * </text:span><text:span text:style-name="T212">time.Second</text:span><text:span text:style-name="T212">)</text:span></text:p>
            <text:p text:style-name="P13"><text:span text:style-name="T212"><text:tab/></text:span><text:span text:style-name="T212">println("Вы</text:span><text:span text:style-name="T212">шел зайчик </text:span><text:span text:style-name="T212">погулять.")</text:span></text:p>
            <text:p text:style-name="P13"><text:span text:style-name="T2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</text:span><text:span text:style-name="T63">дачность</text:span><text:span text:style-name="T63">: </text:span><text:span text:style-name="T63">goroutine</text:span><text:span text:style-name="T63">s</text:span></text:p>
          </draw:text-box>
        </draw:frame>
        <draw:frame draw:style-name="gr95" draw:text-style-name="P62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</text:span><text:span text:style-name="T66">goroutine? It's </text:span><text:span text:style-name="T66">an </text:span><text:span text:style-name="T66">independently </text:span><text:span text:style-name="T66">executing </text:span><text:span text:style-name="T66">function, </text:span><text:span text:style-name="T66">launched by a </text:span><text:span text:style-name="T66">go statement.</text:span></text:p>
            <text:p text:style-name="P18"><text:span text:style-name="T66"/></text:p>
            <text:p text:style-name="P18"><text:span text:style-name="T66">It has its own </text:span><text:span text:style-name="T66">call stack, which </text:span><text:span text:style-name="T66">grows and </text:span><text:span text:style-name="T66">shrinks as </text:span><text:span text:style-name="T66">required.</text:span></text:p>
            <text:p text:style-name="P18"><text:span text:style-name="T66"/></text:p>
            <text:p text:style-name="P18"><text:span text:style-name="T66">It's very cheap. </text:span><text:span text:style-name="T66">It's practical to </text:span><text:span text:style-name="T66">have thousands, </text:span><text:span text:style-name="T66">even hundreds </text:span><text:span text:style-name="T66">of thousands of </text:span><text:span text:style-name="T66">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</text:span><text:span text:style-name="T66">only one thread </text:span><text:span text:style-name="T66">in a program with </text:span><text:span text:style-name="T66">thousands of </text:span><text:span text:style-name="T66">goroutines.</text:span></text:p>
            <text:p text:style-name="P18"><text:span text:style-name="T66"/></text:p>
            <text:p text:style-name="P18"><text:span text:style-name="T66">Instead, </text:span><text:span text:style-name="T66">goroutines are </text:span><text:span text:style-name="T66">multiplexed </text:span><text:span text:style-name="T66">dynamically onto </text:span><text:span text:style-name="T66">threads as </text:span><text:span text:style-name="T66">needed to keep </text:span><text:span text:style-name="T66">all the </text:span><text:span text:style-name="T66">goroutines </text:span><text:span text:style-name="T66">running.</text:span></text:p>
            <text:p text:style-name="P18"><text:span text:style-name="T66"/></text:p>
            <text:p text:style-name="P18"><text:span text:style-name="T66">But if you think </text:span><text:span text:style-name="T66">of it as a very </text:span><text:span text:style-name="T66">cheap thread, </text:span><text:span text:style-name="T66">you won't be far </text:span><text:span text:style-name="T66">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</text:span><text:span text:style-name="T63">дачность</text:span><text:span text:style-name="T63">: каналы</text:span></text:p>
          </draw:text-box>
        </draw:frame>
        <draw:frame draw:style-name="gr96" draw:text-style-name="P63" draw:layer="layout" svg:width="26.8cm" svg:height="13.211cm" svg:x="0.6cm" svg:y="2.1cm">
          <draw:text-box>
            <text:p text:style-name="P13"><text:span text:style-name="T266">// объявить </text:span><text:span text:style-name="T266">переменную </text:span><text:span text:style-name="T266">для канал </text:span><text:span text:style-name="T266">обмена </text:span><text:span text:style-name="T266">данными </text:span><text:span text:style-name="T266">указанного </text:span><text:span text:style-name="T266">типа</text:span></text:p>
            <text:p text:style-name="P13"><text:span text:style-name="T268"><text:tab/></text:span><text:span text:style-name="T268">var </text:span><text:span text:style-name="T269">channel</text:span><text:span text:style-name="T268"> </text:span><text:span text:style-name="T268">chan </text:span><text:span text:style-name="T269">T</text:span><text:span text:style-name="T269"><text:tab/></text:span><text:span text:style-name="T269"><text:tab/></text:span></text:p>
            <text:p text:style-name="P13"><text:span text:style-name="T269"/></text:p>
            <text:p text:style-name="P13"><text:span text:style-name="T266">//</text:span><text:span text:style-name="T266"><text:tab/></text:span><text:span text:style-name="T266">создать </text:span><text:span text:style-name="T266">канал</text:span></text:p>
            <text:p text:style-name="P13"><text:span text:style-name="T268"><text:tab/></text:span><text:span text:style-name="T269">channel</text:span><text:span text:style-name="T268"> </text:span><text:span text:style-name="T268">= make(chan </text:span><text:span text:style-name="T269">T, </text:span><text:span text:style-name="T270">размерБуфер</text:span><text:span text:style-name="T270">а</text:span><text:span text:style-name="T268">)</text:span></text:p>
            <text:p text:style-name="P13"><text:span text:style-name="T268"/></text:p>
            <text:p text:style-name="P13"><text:span text:style-name="T266">// </text:span><text:span text:style-name="T266">отправить </text:span><text:span text:style-name="T266">значение в </text:span><text:span text:style-name="T266">канал</text:span></text:p>
            <text:p text:style-name="P13"><text:span text:style-name="T269"><text:tab/></text:span><text:span text:style-name="T269">channel</text:span><text:span text:style-name="T268"> </text:span><text:span text:style-name="T268">&lt;- value</text:span></text:p>
            <text:p text:style-name="P13"><text:span text:style-name="T266">// и ждать, </text:span><text:span text:style-name="T266">пока не </text:span><text:span text:style-name="T266">будет </text:span><text:span text:style-name="T266">прочитано </text:span><text:span text:style-name="T266">значение из </text:span><text:span text:style-name="T266">канала</text:span></text:p>
            <text:p text:style-name="P13"><text:span text:style-name="T266"/></text:p>
            <text:p text:style-name="P13"><text:span text:style-name="T266">// ждать, </text:span><text:span text:style-name="T266">пока не </text:span><text:span text:style-name="T266">будет </text:span><text:span text:style-name="T266">записано </text:span><text:span text:style-name="T266">значение в </text:span><text:span text:style-name="T266">канал</text:span></text:p>
            <text:p text:style-name="P13"><text:span text:style-name="T266">// </text:span><text:span text:style-name="T266">прочитать </text:span><text:span text:style-name="T266">значение из </text:span><text:span text:style-name="T266">канала в </text:span><text:span text:style-name="T266">переменную</text:span></text:p>
            <text:p text:style-name="P13"><text:span text:style-name="T268"><text:tab/></text:span><text:span text:style-name="T268">value := </text:span><text:span text:style-name="T268">&lt;-</text:span><text:span text:style-name="T269">channel</text:span></text:p>
            <text:p text:style-name="P13"><text:span text:style-name="T268"/></text:p>
            <text:p text:style-name="P13"><text:span text:style-name="T266">// </text:span><text:span text:style-name="T266">прочитать </text:span><text:span text:style-name="T266">из канала, </text:span><text:span text:style-name="T266">игнорируя </text:span><text:span text:style-name="T266">значение</text:span></text:p>
            <text:p text:style-name="P13"><text:span text:style-name="T268"><text:tab/></text:span><text:span text:style-name="T268">&lt;-</text:span><text:span text:style-name="T269">channel</text:span></text:p>
            <text:p text:style-name="P13"><text:span text:style-name="T271"/></text:p>
            <text:p text:style-name="P13"><text:span text:style-name="T268">close(</text:span><text:span text:style-name="T269">chann</text:span><text:span text:style-name="T269">el</text:span><text:span text:style-name="T268">)</text:span><text:span text:style-name="T266"><text:tab/></text:span><text:span text:style-name="T266">// </text:span><text:span text:style-name="T266">закрыть </text:span><text:span text:style-name="T266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24">пример</text:span></text:p>
          </draw:text-box>
        </draw:frame>
        <draw:frame draw:style-name="gr97" draw:text-style-name="P63" draw:layer="layout" svg:width="26.8cm" svg:height="13.1cm" svg:x="0.6cm" svg:y="2.1cm">
          <draw:text-box>
            <text:p text:style-name="P13"><text:span text:style-name="T190"><text:tab/></text:span><text:span text:style-name="T190">var </text:span><text:span text:style-name="T192">club</text:span><text:span text:style-name="T190"> </text:span><text:span text:style-name="T191">chan</text:span><text:span text:style-name="T190"> string</text:span><text:span text:style-name="T201"><text:tab/></text:span><text:span text:style-name="T201"><text:tab/></text:span><text:span text:style-name="T201"><text:tab/></text:span><text:span text:style-name="T201">// объявить </text:span><text:span text:style-name="T201">канал для </text:span><text:span text:style-name="T201">строк, </text:span><text:span text:style-name="T201">значение nil</text:span></text:p>
            <text:p text:style-name="P13"><text:span text:style-name="T190"><text:tab/></text:span><text:span text:style-name="T192">club</text:span><text:span text:style-name="T190"> = </text:span><text:span text:style-name="T190">make(</text:span><text:span text:style-name="T191">chan</text:span><text:span text:style-name="T190"> </text:span><text:span text:style-name="T190">string)</text:span><text:span text:style-name="T190"><text:tab/></text:span><text:span text:style-name="T190"><text:tab/></text:span><text:span text:style-name="T190">// выделить </text:span><text:span text:style-name="T190">память </text:span><text:span text:style-name="T190">каналу для </text:span><text:span text:style-name="T190">строк</text:span></text:p>
            <text:p text:style-name="P13"><text:span text:style-name="T190"/></text:p>
            <text:p text:style-name="P13"><text:span text:style-name="T194">// club &lt;- </text:span><text:span text:style-name="T194">"Разговор о </text:span><text:span text:style-name="T194">Go"</text:span><text:span text:style-name="T194"><text:tab/></text:span><text:span text:style-name="T194"><text:tab/></text:span><text:span text:style-name="T194">// </text:span><text:span text:style-name="T194">будет </text:span><text:span text:style-name="T272">deadlock !!!</text:span></text:p>
            <text:p text:style-name="P13"><text:span text:style-name="T190">// отправить </text:span><text:span text:style-name="T190">в канал </text:span><text:span text:style-name="T190">значение</text:span><text:span text:style-name="T190"><text:tab/></text:span><text:span text:style-name="T190">параллельно</text:span></text:p>
            <text:p text:style-name="P13"><text:span text:style-name="T190"><text:tab/></text:span><text:span text:style-name="T191">go</text:span><text:span text:style-name="T190"> func() </text:span><text:span text:style-name="T190">{ club &lt;- </text:span><text:span text:style-name="T190">"Предложен </text:span><text:span text:style-name="T190">разговор о </text:span><text:span text:style-name="T190">языке Go" }</text:span><text:span text:style-name="T190">() </text:span></text:p>
            <text:p text:style-name="P13"><text:span text:style-name="T190"><text:tab/></text:span><text:span text:style-name="T190">received := </text:span><text:span text:style-name="T191">&lt;-</text:span><text:span text:style-name="T192">club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90">получить </text:span><text:span text:style-name="T190">значение из </text:span><text:span text:style-name="T190">канала в </text:span><text:span text:style-name="T190">переменную</text:span></text:p>
            <text:p text:style-name="P13"><text:span text:style-name="T190"/></text:p>
            <text:p text:style-name="P13"><text:span text:style-name="T190"><text:tab/></text:span><text:span text:style-name="T191">go</text:span><text:span text:style-name="T190"> </text:span><text:span text:style-name="T192">sendMessage</text:span><text:span text:style-name="T190">(</text:span><text:span text:style-name="T192">club</text:span><text:span text:style-name="T190">, </text:span><text:span text:style-name="T197">"Разговор о </text:span><text:span text:style-name="T197">языке Go </text:span><text:span text:style-name="T197">запланирован</text:span><text:span text:style-name="T197">."</text:span><text:span text:style-name="T190">)</text:span></text:p>
            <text:p text:style-name="P13"><text:span text:style-name="T190"><text:tab/></text:span><text:span text:style-name="T191">go</text:span><text:span text:style-name="T190"> </text:span><text:span text:style-name="T192">sendMessage</text:span><text:span text:style-name="T190">(</text:span><text:span text:style-name="T192">club</text:span><text:span text:style-name="T190">, </text:span><text:span text:style-name="T197">"Разговор о </text:span><text:span text:style-name="T197">языке Go </text:span><text:span text:style-name="T197">состоялся."</text:span><text:span text:style-name="T190">)</text:span></text:p>
            <text:p text:style-name="P13"><text:span text:style-name="T190"/></text:p>
            <text:p text:style-name="P13"><text:span text:style-name="T190"><text:tab/></text:span><text:span text:style-name="T190">m2, m1 := </text:span><text:span text:style-name="T191">&lt;-</text:span><text:span text:style-name="T192">club</text:span><text:span text:style-name="T190">, </text:span><text:span text:style-name="T191">&lt;-</text:span><text:span text:style-name="T192">club</text:span><text:span text:style-name="T190"> </text:span><text:span text:style-name="T190"><text:tab/></text:span><text:span text:style-name="T190"><text:tab/></text:span><text:span text:style-name="T190">// получить </text:span><text:span text:style-name="T190">2 сообщения</text:span></text:p>
            <text:p text:style-name="P13"><text:span text:style-name="T190"><text:tab/></text:span><text:span text:style-name="T190">close(</text:span><text:span text:style-name="T192">club</text:span><text:span text:style-name="T190">)</text:span></text:p>
            <text:p text:style-name="P13"><text:span text:style-name="T190"><text:tab/></text:span><text:span text:style-name="T190">message, </text:span><text:span text:style-name="T190">ok := &lt;-club </text:span><text:span text:style-name="T190"><text:tab/></text:span><text:span text:style-name="T190"><text:tab/></text:span><text:span text:style-name="T190"><text:tab/></text:span><text:span text:style-name="T190">// проверить </text:span><text:span text:style-name="T190">доступность </text:span><text:span text:style-name="T190">канала</text:span></text:p>
            <text:p text:style-name="P13"><text:span text:style-name="T190"><text:s text:c="4"/></text:span><text:span text:style-name="T190">if !ok {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канал </text:span><text:span text:style-name="T190">закрыт</text:span></text:p>
            <text:p text:style-name="P13"><text:span text:style-name="T190"><text:s text:c="8"/></text:span><text:span text:style-name="T190">fmt.Println(</text:span><text:span text:style-name="T190">"</text:span><text:span text:style-name="T197">Разговор</text:span><text:span text:style-name="T190"> </text:span><text:span text:style-name="T190">завершился."</text:span><text:span text:style-name="T190">)</text:span></text:p>
            <text:p text:style-name="P13"><text:span text:style-name="T190"><text:s text:c="4"/></text:span><text:span text:style-name="T190">}</text:span></text:p>
            <text:p text:style-name="P13"><text:span text:style-name="T190"/></text:p>
            <text:p text:style-name="P13"><text:span text:style-name="T190"/></text:p>
          </draw:text-box>
        </draw:frame>
        <draw:frame draw:style-name="gr98" draw:text-style-name="P70" draw:layer="layout" svg:width="16.5cm" svg:height="2.168cm" svg:x="11cm" svg:y="13.1cm">
          <draw:text-box>
            <text:p text:style-name="P13"><text:span text:style-name="T190">func </text:span><text:span text:style-name="T192">sendMessage</text:span><text:span text:style-name="T190">(</text:span><text:span text:style-name="T190">ch </text:span><text:span text:style-name="T191">chan&lt;- </text:span><text:span text:style-name="T191">string</text:span><text:span text:style-name="T190">, s </text:span><text:span text:style-name="T190">string) {</text:span></text:p>
            <text:p text:style-name="P13"><text:span text:style-name="T190"><text:s text:c="4"/></text:span><text:span text:style-name="T190">ch </text:span><text:span text:style-name="T191">&lt;-</text:span><text:span text:style-name="T190">s</text:span></text:p>
            <text:p text:style-name="P13"><text:span text:style-name="T19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</text:span><text:span text:style-name="T63">енты: </text:span><text:span text:style-name="T63"><text:a xlink:href="https://go.dev/cmd/go/" xlink:type="simple">go command</text:a></text:span></text:p>
          </draw:text-box>
        </draw:frame>
        <draw:frame draw:style-name="gr99" draw:text-style-name="P45" draw:layer="layout" svg:width="26.8cm" svg:height="13.1cm" svg:x="0.6cm" svg:y="2.1cm">
          <draw:text-box>
            <text:p text:style-name="P13"><text:span text:style-name="T149">go</text:span><text:span text:style-name="T16"> </text:span><text:span text:style-name="T145">command</text:span><text:span text:style-name="T16"> </text:span><text:span text:style-name="T16">[аргументы...</text:span><text:span text:style-name="T16">] # в одну </text:span><text:span text:style-name="T16">команду </text:span><text:span text:style-name="T149">go</text:span><text:span text:style-name="T16"> </text:span><text:span text:style-name="T16">интегрированы </text:span><text:span text:style-name="T16">все команды:</text:span></text:p>
            <text:p text:style-name="P13"><text:span text:style-name="T144"/></text:p>
            <text:p text:style-name="P13"><text:span text:style-name="T16"><text:tab/></text:span><text:span text:style-name="T16">bug <text:s text:c="6"/></text:span><text:span text:style-name="T16"><text:s text:c="2"/>оформить </text:span><text:span text:style-name="T16">отчёт об </text:span><text:span text:style-name="T16">ошибке (bug </text:span><text:span text:style-name="T16">report)</text:span></text:p>
            <text:p text:style-name="P13"><text:span text:style-name="T16"><text:tab/></text:span><text:span text:style-name="T149">build</text:span><text:span text:style-name="T16"> <text:s text:c="4"/></text:span><text:span text:style-name="T16"><text:s text:c="2"/>собрать </text:span><text:span text:style-name="T16">исполняемую </text:span><text:span text:style-name="T16">программу со </text:span><text:span text:style-name="T16">всеми </text:span><text:span text:style-name="T16">зависимостями</text:span></text:p>
            <text:p text:style-name="P13"><text:span text:style-name="T16"><text:tab/></text:span><text:span text:style-name="T16">clean <text:s text:c="4"/></text:span><text:span text:style-name="T16"><text:s text:c="2"/>удалить </text:span><text:span text:style-name="T16">объектные </text:span><text:span text:style-name="T16">файлы и </text:span><text:span text:style-name="T16">почистить </text:span><text:span text:style-name="T16">файлы в кэше</text:span></text:p>
            <text:p text:style-name="P13"><text:span text:style-name="T16"><text:tab/></text:span><text:span text:style-name="T149">doc</text:span><text:span text:style-name="T16"> <text:s text:c="6"/></text:span><text:span text:style-name="T16"><text:s text:c="2"/>показать </text:span><text:span text:style-name="T16">документацию </text:span><text:span text:style-name="T16">на пакет</text:span></text:p>
            <text:p text:style-name="P13"><text:span text:style-name="T16"><text:tab/></text:span><text:span text:style-name="T16">env <text:s text:c="6"/></text:span><text:span text:style-name="T16"><text:s text:c="2"/>вывести </text:span><text:span text:style-name="T16">информацию о </text:span><text:span text:style-name="T16">переменных </text:span><text:span text:style-name="T16">окружения для </text:span><text:span text:style-name="T16">Go</text:span></text:p>
            <text:p text:style-name="P13"><text:span text:style-name="T16"><text:tab/></text:span><text:span text:style-name="T16">fix <text:s text:c="6"/></text:span><text:span text:style-name="T16"><text:s text:c="2"/>обновить </text:span><text:span text:style-name="T16">пакеты с </text:span><text:span text:style-name="T16">изменениями в </text:span><text:span text:style-name="T16">API</text:span></text:p>
            <text:p text:style-name="P13"><text:span text:style-name="T16"><text:tab/></text:span><text:span text:style-name="T149">fmt</text:span><text:span text:style-name="T16"> <text:s text:c="6"/></text:span><text:span text:style-name="T16"><text:s text:c="2"/></text:span><text:span text:style-name="T16">переформатиро</text:span><text:span text:style-name="T16">вать </text:span><text:span text:style-name="T16">исходники к </text:span><text:span text:style-name="T16">стандартному </text:span><text:span text:style-name="T16">виду</text:span></text:p>
            <text:p text:style-name="P13"><text:span text:style-name="T16"><text:tab/></text:span><text:span text:style-name="T16">generate <text:s/></text:span><text:span text:style-name="T16"><text:s text:c="2"/></text:span><text:span text:style-name="T16">сгенерировать </text:span><text:span text:style-name="T16">файлы Go по </text:span><text:span text:style-name="T16">указаниям в </text:span><text:span text:style-name="T16">исходниках</text:span></text:p>
            <text:p text:style-name="P13"><text:span text:style-name="T16"><text:tab/></text:span><text:span text:style-name="T149">get</text:span><text:span text:style-name="T16"> <text:s text:c="6"/></text:span><text:span text:style-name="T16"><text:s text:c="2"/>скачать и </text:span><text:span text:style-name="T16">установить </text:span><text:span text:style-name="T16">пакеты, </text:span><text:span text:style-name="T16">импортированн</text:span><text:span text:style-name="T16">ые в этом </text:span><text:span text:style-name="T16">модуле</text:span></text:p>
            <text:p text:style-name="P13"><text:span text:style-name="T16"><text:tab/></text:span><text:span text:style-name="T149">install</text:span><text:span text:style-name="T16"> <text:s text:c="2"/></text:span><text:span text:style-name="T16"><text:s text:c="2"/></text:span><text:span text:style-name="T16">скомпилироват</text:span><text:span text:style-name="T16">ь и </text:span><text:span text:style-name="T16">установить </text:span><text:span text:style-name="T16">пакеты и </text:span><text:span text:style-name="T16">зависимости</text:span></text:p>
            <text:p text:style-name="P13"><text:span text:style-name="T16"><text:tab/></text:span><text:span text:style-name="T16">list <text:s text:c="5"/></text:span><text:span text:style-name="T16"><text:s text:c="2"/>вывести </text:span><text:span text:style-name="T16">список </text:span><text:span text:style-name="T16">пакетов или </text:span><text:span text:style-name="T16">модулей</text:span></text:p>
            <text:p text:style-name="P13"><text:span text:style-name="T16"><text:tab/></text:span><text:span text:style-name="T149">mod</text:span><text:span text:style-name="T16"> <text:s text:c="6"/></text:span><text:span text:style-name="T16"><text:s text:c="2"/>подкоманды </text:span><text:span text:style-name="T16">для </text:span><text:span text:style-name="T16">обслуживания </text:span><text:span text:style-name="T16">файла go.mod </text:span></text:p>
            <text:p text:style-name="P13"><text:span text:style-name="T16"><text:tab/></text:span><text:span text:style-name="T16">work <text:s text:c="5"/></text:span><text:span text:style-name="T16"><text:s text:c="2"/>подкоманды </text:span><text:span text:style-name="T16">для </text:span><text:span text:style-name="T16">обслуживания </text:span><text:span text:style-name="T16">workspace</text:span></text:p>
            <text:p text:style-name="P13"><text:span text:style-name="T273"><text:tab/></text:span><text:span text:style-name="T274">run</text:span><text:span text:style-name="T273"> <text:s text:c="6"/></text:span><text:span text:style-name="T273"><text:s text:c="2"/></text:span><text:span text:style-name="T273">скомпилироват</text:span><text:span text:style-name="T273">ь и сразу </text:span><text:span text:style-name="T273">выполнить </text:span><text:span text:style-name="T273">программу на </text:span><text:span text:style-name="T273">Go</text:span></text:p>
            <text:p text:style-name="P13"><text:span text:style-name="T16"><text:tab/></text:span><text:span text:style-name="T16">telemetry </text:span><text:span text:style-name="T16"><text:s text:c="2"/>управлять </text:span><text:span text:style-name="T16">настройками и </text:span><text:span text:style-name="T16">данными </text:span><text:span text:style-name="T16">телеметрии</text:span></text:p>
            <text:p text:style-name="P13"><text:span text:style-name="T16"><text:tab/></text:span><text:span text:style-name="T149">test</text:span><text:span text:style-name="T16"> <text:s text:c="5"/></text:span><text:span text:style-name="T16"><text:s text:c="2"/>выполнить </text:span><text:span text:style-name="T16">тесты для </text:span><text:span text:style-name="T16">пакетов: ./..</text:span><text:span text:style-name="T16">. # для всех</text:span></text:p>
            <text:p text:style-name="P13"><text:span text:style-name="T16"><text:tab/></text:span><text:span text:style-name="T16">tool <text:s text:c="5"/></text:span><text:span text:style-name="T16"><text:s text:c="2"/>запустить </text:span><text:span text:style-name="T16">указанный </text:span><text:span text:style-name="T16">инструмент</text:span></text:p>
            <text:p text:style-name="P13"><text:span text:style-name="T16"><text:tab/></text:span><text:span text:style-name="T16">version <text:s text:c="2"/></text:span><text:span text:style-name="T16"><text:s text:c="2"/>вывести </text:span><text:span text:style-name="T16">версию Go </text:span></text:p>
            <text:p text:style-name="P13"><text:span text:style-name="T16"><text:tab/></text:span><text:span text:style-name="T16">vet <text:s text:c="6"/></text:span><text:span text:style-name="T16"><text:s text:c="2"/>сделать </text:span><text:span text:style-name="T16">отчёт о </text:span><text:span text:style-name="T16">потенциально </text:span><text:span text:style-name="T16">ошибочных </text:span><text:span text:style-name="T16">конструкциях </text:span><text:span text:style-name="T16">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</text:span><text:span text:style-name="T63">енты: go </text:span><text:span text:style-name="T63">tool</text:span></text:p>
          </draw:text-box>
        </draw:frame>
        <draw:frame draw:style-name="gr100" draw:text-style-name="P45" draw:layer="layout" svg:width="26.8cm" svg:height="13.1cm" svg:x="0.6cm" svg:y="2.1cm">
          <draw:text-box>
            <text:p text:style-name="P13"><text:span text:style-name="T149"><text:tab/></text:span><text:span text:style-name="T149">go tool</text:span><text:span text:style-name="T16"> </text:span><text:span text:style-name="T16">[-n] </text:span><text:span text:style-name="T145">command</text:span><text:span text:style-name="T16"> </text:span><text:span text:style-name="T16">[</text:span><text:span text:style-name="T145">arguments</text:span><text:span text:style-name="T16">...</text:span><text:span text:style-name="T16">] # запускает </text:span><text:span text:style-name="T16">такие </text:span><text:span text:style-name="T16">инструменты:</text:span></text:p>
            <text:p text:style-name="P13"><text:span text:style-name="T94"/></text:p>
            <text:p text:style-name="P13"><text:span text:style-name="T159">addr2line</text:span><text:span text:style-name="T94"> </text:span><text:span text:style-name="T94">читает адреса </text:span><text:span text:style-name="T94">и выводит </text:span><text:span text:style-name="T94">имена функций </text:span><text:span text:style-name="T94">&amp; место в </text:span><text:span text:style-name="T94">исходнике </text:span><text:span text:style-name="T94">(file:line)</text:span></text:p>
            <text:p text:style-name="P13"><text:span text:style-name="T159">asm</text:span><text:span text:style-name="T94"><text:tab/></text:span><text:span text:style-name="T94"> <text:s text:c="5"/></text:span><text:span text:style-name="T94">ассемблирует </text:span><text:span text:style-name="T97">x.go</text:span><text:span text:style-name="T94"> в </text:span><text:span text:style-name="T97">x.o</text:span><text:span text:style-name="T94">, </text:span><text:span text:style-name="T94">чтобы </text:span><text:span text:style-name="T94">объединить с </text:span><text:span text:style-name="T94">другими </text:span><text:span text:style-name="T94">объектами в </text:span><text:span text:style-name="T94">архив пакета</text:span></text:p>
            <text:p text:style-name="P13"><text:span text:style-name="T159">buildid</text:span><text:span text:style-name="T94"> <text:s text:c="2"/></text:span><text:span text:style-name="T94">выводит или </text:span><text:span text:style-name="T94">перезаписывает </text:span><text:span text:style-name="T94">(с </text:span><text:span text:style-name="T97">-w</text:span><text:span text:style-name="T94">) </text:span><text:span text:style-name="T97">build </text:span><text:span text:style-name="T97">ID</text:span><text:span text:style-name="T94"> в указанном </text:span><text:span text:style-name="T94">файле</text:span></text:p>
            <text:p text:style-name="P13"><text:span text:style-name="T159">cgo</text:span><text:span text:style-name="T94"> <text:s text:c="6"/></text:span><text:span text:style-name="T94">преобразует </text:span><text:span text:style-name="T94">исходные Go </text:span><text:span text:style-name="T94">файлы в </text:span><text:span text:style-name="T94">несколько </text:span><text:span text:style-name="T94">исходных Go и </text:span><text:span text:style-name="T94">C файлов</text:span></text:p>
            <text:p text:style-name="P13"><text:span text:style-name="T159">compile</text:span><text:span text:style-name="T94"> <text:s text:c="2"/></text:span><text:span text:style-name="T94">компилирует </text:span><text:span text:style-name="T94">файлы пакета в </text:span><text:span text:style-name="T94">один объектный </text:span><text:span text:style-name="T94">файл</text:span></text:p>
            <text:p text:style-name="P13"><text:span text:style-name="T159">covdata</text:span><text:span text:style-name="T94"> <text:s text:c="2"/></text:span><text:span text:style-name="T94">генерирует </text:span><text:span text:style-name="T94">отчёты из </text:span><text:span text:style-name="T94">выходных </text:span><text:span text:style-name="T94">файлов </text:span><text:span text:style-name="T94">coverage </text:span><text:span text:style-name="T94">testing (2-го </text:span><text:span text:style-name="T94">поколения)</text:span></text:p>
            <text:p text:style-name="P13"><text:span text:style-name="T159">cover</text:span><text:span text:style-name="T94"> <text:s text:c="4"/></text:span><text:span text:style-name="T94">анализирует </text:span><text:span text:style-name="T94">данные </text:span><text:span text:style-name="T94">покрытия </text:span><text:span text:style-name="T94">сгнерированные </text:span><text:span text:style-name="T94">'</text:span><text:span text:style-name="T97">go test -</text:span><text:span text:style-name="T97">coverprofile=c</text:span><text:span text:style-name="T97">over.out</text:span><text:span text:style-name="T94">'</text:span></text:p>
            <text:p text:style-name="P13"><text:span text:style-name="T94">doc <text:s text:c="6"/>== </text:span><text:span text:style-name="T97">go doc</text:span></text:p>
            <text:p text:style-name="P13"><text:span text:style-name="T94">fix <text:s text:c="6"/></text:span><text:span text:style-name="T94">находит </text:span><text:span text:style-name="T94">программы со </text:span><text:span text:style-name="T94">старыми API и </text:span><text:span text:style-name="T94">исправляет их </text:span><text:span text:style-name="T94">для </text:span><text:span text:style-name="T94">использования </text:span><text:span text:style-name="T94">новых API</text:span></text:p>
            <text:p text:style-name="P13"><text:span text:style-name="T159">link</text:span><text:span text:style-name="T94"> <text:s text:c="5"/></text:span><text:span text:style-name="T94">объединяет </text:span><text:span text:style-name="T94">главный </text:span><text:span text:style-name="T94">объектный файл </text:span><text:span text:style-name="T94">и зависимости </text:span><text:span text:style-name="T94">в исполняемый </text:span><text:span text:style-name="T94">двоичный файл</text:span></text:p>
            <text:p text:style-name="P13"><text:span text:style-name="T159">nm</text:span><text:span text:style-name="T94"> <text:s text:c="7"/></text:span><text:span text:style-name="T94">выводит список </text:span><text:span text:style-name="T94">символов из </text:span><text:span text:style-name="T94">объектного / </text:span><text:span text:style-name="T94">исполняемого </text:span><text:span text:style-name="T94">файла или </text:span><text:span text:style-name="T94">архива</text:span></text:p>
            <text:p text:style-name="P13"><text:span text:style-name="T159">objdump</text:span><text:span text:style-name="T94"> <text:s text:c="2"/></text:span><text:span text:style-name="T94">дизассемблируе</text:span><text:span text:style-name="T94">т исполняемые </text:span><text:span text:style-name="T94">файлы</text:span></text:p>
            <text:p text:style-name="P13"><text:span text:style-name="T159">pack</text:span><text:span text:style-name="T94"> <text:s text:c="5"/></text:span><text:span text:style-name="T94">простая версия </text:span><text:span text:style-name="T94">традиционной </text:span><text:span text:style-name="T94">Unix-команды </text:span><text:span text:style-name="T97">ar</text:span><text:span text:style-name="T94"> с нужными </text:span><text:span text:style-name="T94">для Go </text:span><text:span text:style-name="T94">операциями</text:span></text:p>
            <text:p text:style-name="P13"><text:span text:style-name="T159">pprof</text:span><text:span text:style-name="T94"> <text:s text:c="4"/></text:span><text:span text:style-name="T94">средство </text:span><text:span text:style-name="T94">визуализации и </text:span><text:span text:style-name="T94">анализа метрик </text:span><text:span text:style-name="T94">о выполнении </text:span><text:span text:style-name="T94">(performance </text:span><text:span text:style-name="T94">profile)</text:span></text:p>
            <text:p text:style-name="P13"><text:span text:style-name="T159">preprofile</text:span><text:span text:style-name="T94"> </text:span><text:span text:style-name="T94">делает </text:span><text:span text:style-name="T94">промежуточное </text:span><text:span text:style-name="T94">представление </text:span><text:span text:style-name="T94">данных pprof </text:span><text:span text:style-name="T94">для применения </text:span><text:span text:style-name="T94">в PGO</text:span></text:p>
            <text:p text:style-name="P13"><text:span text:style-name="T159">test2json</text:span><text:span text:style-name="T94"> </text:span><text:span text:style-name="T94">преобразует </text:span><text:span text:style-name="T94">вывод </text:span><text:span text:style-name="T97">go test</text:span><text:span text:style-name="T94"> </text:span><text:span text:style-name="T94">в машинно-</text:span><text:span text:style-name="T94">читаемый поток </text:span><text:span text:style-name="T94">JSON</text:span></text:p>
            <text:p text:style-name="P13"><text:span text:style-name="T159">trace</text:span><text:span text:style-name="T94"> <text:s text:c="4"/></text:span><text:span text:style-name="T94">средство </text:span><text:span text:style-name="T94">просмотра </text:span><text:span text:style-name="T94">файлов </text:span><text:span text:style-name="T94">трассировки, </text:span><text:span text:style-name="T94">сгнерированных </text:span><text:span text:style-name="T97">go test -trace</text:span></text:p>
            <text:p text:style-name="P13"><text:span text:style-name="T94">vet <text:s text:c="6"/></text:span><text:span text:style-name="T94">изучает </text:span><text:span text:style-name="T94">исходники на </text:span><text:span text:style-name="T94">Go и делает </text:span><text:span text:style-name="T94">отчёт о </text:span><text:span text:style-name="T94">подозрительных </text:span><text:span text:style-name="T94">конструкциях</text:span></text:p>
            <text:p text:style-name="P13"><text:span text:style-name="T16"><text:s text:c="14"/></text:span><text:span text:style-name="T16"><text:s text:c="14"/></text:span><text:span text:style-name="T16"><text:s text:c="2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</text:span><text:span text:style-name="T63">енты: </text:span><text:span text:style-name="T63">IDEs</text:span></text:p>
          </draw:text-box>
        </draw:frame>
        <draw:frame draw:style-name="gr101" draw:text-style-name="P63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</text:span><text:span text:style-name="T276">Studio </text:span><text:span text:style-name="T276">Code</text:span><text:span text:style-name="T275"> + plug-</text:span><text:span text:style-name="T275">in (Microsoft)</text:span></text:p>
              </text:list-item>
              <text:list-item>
                <text:p text:style-name="P13"><text:span text:style-name="T276">GoLand</text:span><text:span text:style-name="T275"> </text:span><text:span text:style-name="T275">(IDE by </text:span><text:span text:style-name="T275">JetBrains)</text:span></text:p>
              </text:list-item>
              <text:list-item>
                <text:p text:style-name="P13"><text:span text:style-name="T276">LiteIDE</text:span><text:span text:style-name="T275"> </text:span><text:span text:style-name="T275">(open source </text:span><text:span text:style-name="T275">and cross-</text:span><text:span text:style-name="T275">platform Go </text:span><text:span text:style-name="T275">IDE)</text:span></text:p>
              </text:list-item>
              <text:list-item>
                <text:p text:style-name="P13"><text:span text:style-name="T276">Komodo </text:span><text:span text:style-name="T276">IDE</text:span><text:span text:style-name="T275"> (cross-</text:span><text:span text:style-name="T275">platform IDE </text:span><text:span text:style-name="T275">with built-in </text:span><text:span text:style-name="T275">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</text:span><text:span text:style-name="T276">Edit</text:span><text:span text:style-name="T275"> + plug-</text:span><text:span text:style-name="T275">in (cross-</text:span><text:span text:style-name="T275">platform text </text:span><text:span text:style-name="T275">editor)</text:span></text:p>
              </text:list-item>
              <text:list-item>
                <text:p text:style-name="P13"><text:span text:style-name="T276">jEdit</text:span><text:span text:style-name="T275"> (open-</text:span><text:span text:style-name="T275">source, </text:span><text:span text:style-name="T275">cross-</text:span><text:span text:style-name="T275">platform text </text:span><text:span text:style-name="T275">editor: Java)</text:span></text:p>
              </text:list-item>
              <text:list-item>
                <text:p text:style-name="P13"><text:span text:style-name="T276">Geany</text:span><text:span text:style-name="T275"> (free </text:span><text:span text:style-name="T275">cross-</text:span><text:span text:style-name="T275">platform </text:span><text:span text:style-name="T275">programmer'</text:span><text:span text:style-name="T275">s text editor)</text:span></text:p>
              </text:list-item>
              <text:list-item>
                <text:p text:style-name="P13"><text:span text:style-name="T276">Notepad++</text:span><text:span text:style-name="T275"> </text:span><text:span text:style-name="T275">(text &amp; </text:span><text:span text:style-name="T275">source code </text:span><text:span text:style-name="T275">editor: </text:span><text:span text:style-name="T275">Windows)</text:span></text:p>
              </text:list-item>
              <text:list-item>
                <text:p text:style-name="P13"><text:span text:style-name="T276">Kate</text:span><text:span text:style-name="T275"> (cross-</text:span><text:span text:style-name="T275">platform text </text:span><text:span text:style-name="T275">editor with </text:span><text:span text:style-name="T275">Go support </text:span><text:span text:style-name="T275">out-of-the-</text:span><text:span text:style-name="T275">box: KDE)</text:span></text:p>
              </text:list-item>
              <text:list-item>
                <text:p text:style-name="P13"><text:span text:style-name="T276">Sublime </text:span><text:span text:style-name="T276">Text</text:span><text:span text:style-name="T275"> </text:span><text:span text:style-name="T275">(commercial </text:span><text:span text:style-name="T275">text editor: </text:span><text:span text:style-name="T275">macOS, </text:span><text:span text:style-name="T275">Windows, </text:span><text:span text:style-name="T275">Linux)</text:span></text:p>
              </text:list-item>
              <text:list-item>
                <text:p text:style-name="P13"><text:span text:style-name="T276">TextMate</text:span><text:span text:style-name="T275"> </text:span><text:span text:style-name="T275">(commercial </text:span><text:span text:style-name="T275">text editor: </text:span><text:span text:style-name="T275">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</text:span><text:span text:style-name="T275">vim-go plugin </text:span><text:span text:style-name="T275">(open-</text:span><text:span text:style-name="T275">source, </text:span><text:span text:style-name="T275">cross-</text:span><text:span text:style-name="T275">platform text </text:span><text:span text:style-name="T275">editor)</text:span></text:p>
              </text:list-item>
            </text:list>
            <text:p text:style-name="P13"><text:span text:style-name="T275"/></text:p>
            <text:p text:style-name="P18"><text:span text:style-name="T277">... Atom, BBEdit, </text:span><text:span text:style-name="T277">Chime, </text:span><text:span text:style-name="T277">CodeLobster IDE, </text:span><text:span text:style-name="T277">Coding Rooms, </text:span><text:span text:style-name="T277">emacs, Gitpod, </text:span><text:span text:style-name="T277">IDEone, Jdoodle, </text:span><text:span text:style-name="T277">OneComplier, </text:span><text:span text:style-name="T277">OnlineGDB, Micro, </text:span><text:span text:style-name="T277">Nova, zed, Zeus </text:span><text:span text:style-name="T277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</text:span><text:span text:style-name="T24">ранение</text:span></text:p>
          </draw:text-box>
        </draw:frame>
        <draw:frame draw:style-name="gr102" draw:text-style-name="P73" draw:layer="layout" svg:width="26.8cm" svg:height="12.843cm" svg:x="0.6cm" svg:y="2.07cm">
          <draw:text-box>
            <text:p text:style-name="P18"><text:span text:style-name="T278">Go </text:span><text:span text:style-name="T279">применяетс</text:span><text:span text:style-name="T279">я</text:span><text:span text:style-name="T278"> в </text:span><text:span text:style-name="T280">(&gt; 40% </text:span><text:span text:style-name="T280">IT technology </text:span><text:span text:style-name="T280">companies </text:span><text:span text:style-name="T280">worldwide)</text:span><text:span text:style-name="T278">:</text:span></text:p>
            <text:p text:style-name="P18"><text:span text:style-name="T210"><text:tab/></text:span><text:span text:style-name="T281">Alibaba</text:span><text:span text:style-name="T210">, </text:span><text:span text:style-name="T210">Amazon, </text:span><text:span text:style-name="T210">American </text:span><text:span text:style-name="T210">Express, </text:span><text:span text:style-name="T281">Apple</text:span><text:span text:style-name="T210">, Armut </text:span><text:span text:style-name="T210">(</text:span><text:span text:style-name="T282">C#→Go</text:span><text:span text:style-name="T210">), </text:span><text:span text:style-name="T281">Baidu</text:span><text:span text:style-name="T210">, BBC, </text:span><text:span text:style-name="T210">bitly, </text:span><text:span text:style-name="T210">ByteDance </text:span><text:span text:style-name="T210">(TikTok/Douyin)</text:span><text:span text:style-name="T210">, Canonical, </text:span><text:span text:style-name="T210">Capital One, </text:span><text:span text:style-name="T210">CERN, </text:span><text:span text:style-name="T281">Cloudflare</text:span><text:span text:style-name="T210">, </text:span><text:span text:style-name="T210">Cockroach </text:span><text:span text:style-name="T210">Labs, Curve, </text:span><text:span text:style-name="T210">DataDog, </text:span><text:span text:style-name="T210">Dailymotion, </text:span><text:span text:style-name="T281">Docker</text:span><text:span text:style-name="T210">, </text:span><text:span text:style-name="T210">DropBox</text:span><text:span text:style-name="T282"> </text:span><text:span text:style-name="T282">(Python→Go)</text:span><text:span text:style-name="T210">, </text:span><text:span text:style-name="T210">GitHub, </text:span><text:span text:style-name="T281">Google</text:span><text:span text:style-name="T210">, </text:span><text:span text:style-name="T210">gov.uk, </text:span><text:span text:style-name="T210">Heroku, </text:span><text:span text:style-name="T210">Huawei, </text:span><text:span text:style-name="T281">IBM</text:span><text:span text:style-name="T210">, </text:span><text:span text:style-name="T210">InfluxDB, Intel, </text:span><text:span text:style-name="T210">K8s, </text:span><text:span text:style-name="T210">Kubernetes, </text:span><text:span text:style-name="T281">Meta</text:span><text:span text:style-name="T210">, </text:span><text:span text:style-name="T281">Microsoft</text:span><text:span text:style-name="T210">, </text:span><text:span text:style-name="T210">Monzo Bank, </text:span><text:span text:style-name="T281">Mozilla</text:span><text:span text:style-name="T210"> (</text:span><text:span text:style-name="T282">Rust </text:span><text:span text:style-name="T282">&amp; Go</text:span><text:span text:style-name="T210">), Netflix </text:span><text:span text:style-name="T210">(</text:span><text:span text:style-name="T282">Java→Go</text:span><text:span text:style-name="T210">), </text:span><text:span text:style-name="T210">New York </text:span><text:span text:style-name="T210">Times, </text:span><text:span text:style-name="T281">Oracle</text:span><text:span text:style-name="T210">, </text:span><text:span text:style-name="T210">PayPal, </text:span><text:span text:style-name="T210">Pinterest, </text:span><text:span text:style-name="T210">Qiniu, </text:span><text:span text:style-name="T281">Reddit</text:span><text:span text:style-name="T210">, </text:span><text:span text:style-name="T210">RedHat, Riot </text:span><text:span text:style-name="T210">Games, Slack, </text:span><text:span text:style-name="T210">Salesforce</text:span><text:span text:style-name="T282"> </text:span><text:span text:style-name="T282">(Python, </text:span><text:span text:style-name="T282">C→Go)</text:span><text:span text:style-name="T210">, </text:span><text:span text:style-name="T210">SendGrid, </text:span><text:span text:style-name="T210">Stream</text:span><text:span text:style-name="T282"> </text:span><text:span text:style-name="T282">(Python→Go)</text:span><text:span text:style-name="T210">, </text:span><text:span text:style-name="T210">SoundCloud, </text:span><text:span text:style-name="T210">Terraform, The </text:span><text:span text:style-name="T210">Economist, </text:span><text:span text:style-name="T210">The New York </text:span><text:span text:style-name="T210">Times, </text:span><text:span text:style-name="T281">Twitch</text:span><text:span text:style-name="T210">, </text:span><text:span text:style-name="T210">Uber, Walmart, </text:span><text:span text:style-name="T210">YouTube, </text:span><text:span text:style-name="T281">X / </text:span><text:span text:style-name="T281">Twitter</text:span><text:span text:style-name="T210">, </text:span><text:span text:style-name="T282">многих</text:span><text:span text:style-name="T283"> других </text:span><text:span text:style-name="T283">организациях </text:span><text:span text:style-name="T283">и проектах </text:span><text:span text:style-name="T284">open-source</text:span><text:span text:style-name="T283">.</text:span></text:p>
            <text:p text:style-name="P18"><text:span text:style-name="T211"/></text:p>
            <text:p text:style-name="P18"><text:span text:style-name="T285">В </text:span><text:span text:style-name="T286">России</text:span><text:span text:style-name="T285"> </text:span><text:span text:style-name="T285">(всеми </text:span><text:span text:style-name="T285">крупными </text:span><text:span text:style-name="T285">компаниями)</text:span><text:span text:style-name="T285">:</text:span></text:p>
            <text:p text:style-name="P18"><text:span text:style-name="T210"><text:tab/></text:span><text:span text:style-name="T281">Яндекс</text:span><text:span text:style-name="T210">, </text:span><text:span text:style-name="T210">ЦУМ, УГМК-</text:span><text:span text:style-name="T210">Телеком, </text:span><text:span text:style-name="T210">Точка, Т-Банк, </text:span><text:span text:style-name="T210">Совкомбанк </text:span><text:span text:style-name="T210">Технологии, </text:span><text:span text:style-name="T210">Ситимобил, </text:span><text:span text:style-name="T281">СберТех</text:span><text:span text:style-name="T210">, </text:span><text:span text:style-name="T210">Ростелеком, </text:span><text:span text:style-name="T210">Онлайн-</text:span><text:span text:style-name="T210">кинотеатр </text:span><text:span text:style-name="T210">Иви, </text:span><text:span text:style-name="T281">МТС</text:span><text:span text:style-name="T210">+MWS, </text:span><text:span text:style-name="T210">МойОфис, </text:span><text:span text:style-name="T210">Магнит.Tech, </text:span><text:span text:style-name="T281">Лаборатория </text:span><text:span text:style-name="T281">Касперского</text:span><text:span text:style-name="T210">, </text:span><text:span text:style-name="T210">Купер, ИТ-</text:span><text:span text:style-name="T210">Холдинг Т1, </text:span><text:span text:style-name="T210">ИнГосСтрах </text:span><text:span text:style-name="T210">Банк, </text:span><text:span text:style-name="T210">Домклик, </text:span><text:span text:style-name="T210">Группа Астра, </text:span><text:span text:style-name="T210">ГНИВЦ, АйТи </text:span><text:span text:style-name="T210">Инновация, </text:span><text:span text:style-name="T210">YADRO, X5 </text:span><text:span text:style-name="T210">Digital, </text:span><text:span text:style-name="T210">Wildberries, </text:span><text:span text:style-name="T281">VK</text:span><text:span text:style-name="T210">, Viasat </text:span><text:span text:style-name="T210">Tech, Tutu, </text:span><text:span text:style-name="T281">Tele2</text:span><text:span text:style-name="T210">, Selectel, </text:span><text:span text:style-name="T210">S8.Capital, </text:span><text:span text:style-name="T281">Ozon</text:span><text:span text:style-name="T210">, Okko, </text:span><text:span text:style-name="T281">Mail.ru</text:span><text:span text:style-name="T210"> Group, </text:span><text:span text:style-name="T210">Lamoda Tech</text:span><text:span text:style-name="T211">, </text:span><text:span text:style-name="T211">iSpring, IBS, </text:span><text:span text:style-name="T211">Delivery Club, </text:span><text:span text:style-name="T211">Cloud.ru, </text:span><text:span text:style-name="T211">Boxberry: IT, </text:span><text:span text:style-name="T287">Beeline</text:span><text:span text:style-name="T211">, </text:span><text:span text:style-name="T287">Avito</text:span><text:span text:style-name="T211">, 2GIS </text:span><text:span text:style-name="T283">и </text:span><text:span text:style-name="T283">многие </text:span><text:span text:style-name="T283">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</text:span><text:span text:style-name="T63">ние</text:span></text:p>
          </draw:text-box>
        </draw:frame>
        <draw:frame draw:style-name="gr103" draw:text-style-name="P63" draw:layer="layout" svg:width="26.8cm" svg:height="12.9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4"><text:span text:style-name="T289"><text:a xlink:href="https://go.dev/solutions/devops" xlink:type="simple">DevOps &amp; SRE ▲</text:a></text:span><text:span text:style-name="T289"><text:s/></text:span><text:span text:style-name="T289">(Deve</text:span><text:span text:style-name="T289">lopme</text:span><text:span text:style-name="T289">nt </text:span><text:span text:style-name="T289">Opera</text:span><text:span text:style-name="T289">tions </text:span><text:span text:style-name="T289">&amp; Site </text:span><text:span text:style-name="T289">Reliab</text:span><text:span text:style-name="T289">ility </text:span><text:span text:style-name="T289">Engin</text:span><text:span text:style-name="T289">eering</text:span><text:span text:style-name="T289">)</text:span></text:p>
              </text:list-item>
              <text:list-item>
                <text:p text:style-name="P74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4"><text:span text:style-name="T211"><text:a xlink:href="https://go.dev/solutions/webdev" xlink:type="simple">Web Development ▲</text:a></text:span><text:span text:style-name="T211"><text:s/></text:span><text:span text:style-name="T211">(fram</text:span><text:span text:style-name="T211">ework</text:span><text:span text:style-name="T211">s, </text:span><text:span text:style-name="T211">toolkit</text:span><text:span text:style-name="T211">s, </text:span><text:span text:style-name="T211">engin</text:span><text:span text:style-name="T211">es, </text:span><text:span text:style-name="T211">server</text:span><text:span text:style-name="T211">s)</text:span></text:p>
              </text:list-item>
              <text:list-item>
                <text:p text:style-name="P74"><text:span text:style-name="T289"><text:a xlink:href="https://go.dev/solutions/clis" xlink:type="simple">System Automation &amp; CLIs ▲</text:a></text:span><text:span text:style-name="T289">, </text:span><text:span text:style-name="T289">Utilitie</text:span><text:span text:style-name="T289">s &amp; </text:span><text:span text:style-name="T289">Stand</text:span><text:span text:style-name="T289">-</text:span><text:span text:style-name="T289">Alone </text:span><text:span text:style-name="T289">Tools</text:span></text:p>
              </text:list-item>
              <text:list-item>
                <text:p text:style-name="P74"><text:span text:style-name="T289">... </text:span><text:span text:style-name="T289">multi-</text:span><text:span text:style-name="T289">platfor</text:span><text:span text:style-name="T289">m </text:span><text:span text:style-name="T289">GUI </text:span><text:span text:style-name="T289">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4"><text:span text:style-name="T289">... AI </text:span><text:span text:style-name="T289">client</text:span><text:span text:style-name="T289">s via </text:span><text:span text:style-name="T289">API &amp; </text:span><text:span text:style-name="T289">librari</text:span><text:span text:style-name="T289">es </text:span><text:span text:style-name="T289">(Tens</text:span><text:span text:style-name="T289">orFlo</text:span><text:span text:style-name="T289">w in </text:span><text:span text:style-name="T289">Go, </text:span><text:span text:style-name="T289">etc.)</text:span></text:p>
              </text:list-item>
              <text:list-item>
                <text:p text:style-name="P74"><text:span text:style-name="T289">… </text:span><text:span text:style-name="T289">IoT </text:span><text:span text:style-name="T289">&amp; </text:span><text:span text:style-name="T289">embe</text:span><text:span text:style-name="T289">dded </text:span><text:span text:style-name="T289">syste</text:span><text:span text:style-name="T289">ms </text:span><text:span text:style-name="T289">(Tiny</text:span><text:span text:style-name="T289">Go)</text:span></text:p>
              </text:list-item>
            </text:list>
            <text:p text:style-name="P13"><text:span text:style-name="T200">Software на </text:span><text:span text:style-name="T200">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</text:span><text:span text:style-name="T9">Container Service] </text:span><text:span text:style-name="T9">@ Microsoft, </text:span><text:span text:style-name="T9">AresDB </text:span><text:span text:style-name="T13">@ Uber</text:span><text:span text:style-name="T9">, </text:span><text:span text:style-name="T9">bilibili </text:span><text:span text:style-name="T13">(online video </text:span><text:span text:style-name="T13">sharing)</text:span><text:span text:style-name="T9">, Buffalo </text:span><text:span text:style-name="T13">(web framework)</text:span><text:span text:style-name="T9">, </text:span><text:span text:style-name="T9">Caddy </text:span><text:span text:style-name="T13">(web </text:span><text:span text:style-name="T13">server)</text:span><text:span text:style-name="T9">, </text:span><text:span text:style-name="T9">CockroachDB, </text:span><text:span text:style-name="T9">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</text:span><text:span text:style-name="T13">Meta</text:span><text:span text:style-name="T9">, GenKit </text:span><text:span text:style-name="T13">(AI) </text:span><text:span text:style-name="T13">@ Google</text:span><text:span text:style-name="T9">, </text:span><text:span text:style-name="T9">Flamingo </text:span><text:span text:style-name="T13">(web </text:span><text:span text:style-name="T13">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</text:span><text:span text:style-name="T9">Gorgonia </text:span><text:span text:style-name="T13">(ML)</text:span><text:span text:style-name="T9">, </text:span><text:span text:style-name="T9">Gorilla </text:span><text:span text:style-name="T13">(web </text:span><text:span text:style-name="T13">toolkit)</text:span><text:span text:style-name="T9">, </text:span><text:span text:style-name="T8">Grafana</text:span><text:span text:style-name="T9">, </text:span><text:span text:style-name="T9">Hugo </text:span><text:span text:style-name="T13">(website </text:span><text:span text:style-name="T13">engine)</text:span><text:span text:style-name="T9">, InfluxDB, </text:span><text:span text:style-name="T9">JuiceFS, </text:span><text:span text:style-name="T8">Kubernetes</text:span><text:span text:style-name="T9">, </text:span><text:span text:style-name="T9">LangChainGo, </text:span><text:span text:style-name="T8">LocalAI</text:span><text:span text:style-name="T9">, LXD </text:span><text:span text:style-name="T13">@ </text:span><text:span text:style-name="T13">Canonical</text:span><text:span text:style-name="T9">, </text:span><text:span text:style-name="T8">Mattermost</text:span><text:span text:style-name="T9"> </text:span><text:span text:style-name="T13">(messaging </text:span><text:span text:style-name="T13">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</text:span><text:span text:style-name="T13">alerting toolkit)</text:span><text:span text:style-name="T9">, </text:span><text:span text:style-name="T9">Rend </text:span><text:span text:style-name="T13">(large scale </text:span><text:span text:style-name="T13">data caching @ </text:span><text:span text:style-name="T13">Netflix)</text:span><text:span text:style-name="T9">, </text:span><text:span text:style-name="T8">SoundCloud</text:span><text:span text:style-name="T9">, </text:span><text:span text:style-name="T9">Soundscape </text:span><text:span text:style-name="T13">(music streaming </text:span><text:span text:style-name="T13">server)</text:span><text:span text:style-name="T9">, </text:span><text:span text:style-name="T8">Terraform</text:span><text:span text:style-name="T9"> </text:span><text:span text:style-name="T13">(IaC)</text:span><text:span text:style-name="T9">, </text:span><text:span text:style-name="T9">Timesheets </text:span><text:span text:style-name="T13">(project </text:span><text:span text:style-name="T13">management), </text:span><text:span text:style-name="T9">Twitch </text:span><text:span text:style-name="T13">(live-</text:span><text:span text:style-name="T13">streaming)</text:span><text:span text:style-name="T9">, </text:span><text:span text:style-name="T9">VITESS </text:span><text:span text:style-name="T13">@ </text:span><text:span text:style-name="T13">YouTube</text:span><text:span text:style-name="T9">, </text:span><text:span text:style-name="T8">Zabbix</text:span><text:span text:style-name="T9"> </text:span><text:span text:style-name="T9">agent2, …</text:span></text:p>
            <text:p text:style-name="P18"><text:span text:style-name="T9"/></text:p>
            <text:p text:style-name="P13"><text:span text:style-name="T210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</text:span><text:span text:style-name="T24">ность: </text:span><text:span text:style-name="T24">рейтинги</text:span></text:p>
          </draw:text-box>
        </draw:frame>
        <draw:frame draw:style-name="gr104" draw:text-style-name="P26" draw:layer="layout" svg:width="26.8cm" svg:height="13.76cm" svg:x="0.6cm" svg:y="2.1cm">
          <draw:text-box>
            <text:p text:style-name="P18"><text:span text:style-name="T281"><text:a xlink:href="https://www.tiobe.com/tiobe-index/" xlink:type="simple">TIOBE index ▲</text:a></text:span><text:span text:style-name="T210"><text:s/></text:span><text:span text:style-name="T211">(since 2009):</text:span></text:p>
            <text:p text:style-name="P18"><text:span text:style-name="T210"><text:tab/></text:span><text:span text:style-name="T211">Now: </text:span><text:span text:style-name="T287">#8</text:span><text:span text:style-name="T211"> </text:span><text:span text:style-name="T211">(Aug 2025) ← </text:span><text:span text:style-name="T211">#13 (Nov 2023)</text:span></text:p>
            <text:p text:style-name="P18"><text:span text:style-name="T210"><text:tab/></text:span><text:span text:style-name="T210">Highest </text:span><text:span text:style-name="T210">Position </text:span><text:span text:style-name="T210">(before): #7 </text:span><text:span text:style-name="T210">(Apr 2024)</text:span></text:p>
            <text:p text:style-name="P18"><text:span text:style-name="T210"><text:tab/></text:span><text:span text:style-name="T210">Lowest </text:span><text:span text:style-name="T210">Position: #122 </text:span><text:span text:style-name="T210">(May 2015)</text:span></text:p>
            <text:p text:style-name="P18"><text:span text:style-name="T210"><text:tab/></text:span><text:span text:style-name="T210">Language </text:span><text:span text:style-name="T210">of the Year: </text:span><text:span text:style-name="T210">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10"><text:s/>API Client </text:span><text:span text:style-name="T210">Language </text:span><text:span text:style-name="T210">popularity: </text:span><text:span text:style-name="T281">#1</text:span><text:span text:style-name="T210"> </text:span><text:span text:style-name="T210">(2024)</text:span></text:p>
            <text:p text:style-name="P18"><text:span text:style-name="T281"><text:a xlink:href="https://www.jetbrains.com/lp/devecosystem-2024/" xlink:type="simple">JetBrains ▲</text:a></text:span><text:span text:style-name="T210"><text:s/></text:span><text:span text:style-name="T210">Top-paid </text:span><text:span text:style-name="T210">employees by </text:span><text:span text:style-name="T210">programming </text:span><text:span text:style-name="T210">language: </text:span><text:span text:style-name="T281">#2</text:span><text:span text:style-name="T210"> </text:span><text:span text:style-name="T210">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10">Top 10 fastest </text:span><text:span text:style-name="T210">growing </text:span><text:span text:style-name="T210">languages in </text:span><text:span text:style-name="T210">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10">Language </text:span><text:span text:style-name="T210">Promise Index:</text:span><text:span text:style-name="T281"> </text:span><text:span text:style-name="T281">#4</text:span><text:span text:style-name="T210"> (2024)</text:span></text:p>
            <text:p text:style-name="P18"><text:span text:style-name="T281"><text:a xlink:href="https://spectrum.ieee.org/top-programming-languages-2024" xlink:type="simple">IEEE Spectrum ▲</text:a></text:span><text:span text:style-name="T210"><text:s/>Top </text:span><text:span text:style-name="T210">Programming </text:span><text:span text:style-name="T210">Languages: </text:span><text:span text:style-name="T281">#8</text:span><text:span text:style-name="T210"> </text:span><text:span text:style-name="T210">(</text:span><text:span text:style-name="T211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11"><text:s/></text:span><text:span text:style-name="T211">Top 10 In-</text:span><text:span text:style-name="T211">Demand </text:span><text:span text:style-name="T211">Programming </text:span><text:span text:style-name="T211">Languages for </text:span><text:span text:style-name="T211">2025: </text:span><text:span text:style-name="T287">#10</text:span><text:span text:style-name="T211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11"><text:s/>The </text:span><text:span text:style-name="T211">most popular </text:span><text:span text:style-name="T211">programming </text:span><text:span text:style-name="T211">languages in </text:span><text:span text:style-name="T211">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10"> Most </text:span><text:span text:style-name="T210">popular techs: </text:span><text:span text:style-name="T210">language </text:span><text:span text:style-name="T210">(professionals) </text:span><text:span text:style-name="T210">(2024)</text:span></text:p>
            <text:p text:style-name="P18"><text:span text:style-name="T281"><text:a xlink:href="https://pypl.github.io/PYPL.html" xlink:type="simple">PYPL ▲</text:a></text:span><text:span text:style-name="T210">: </text:span><text:span text:style-name="T281">#12</text:span><text:span text:style-name="T211"> </text:span><text:span text:style-name="T211">(May 2025)</text:span></text:p>
            <text:p text:style-name="P18"><text:span text:style-name="T287"><text:a xlink:href="https://redmonk.com/sogrady/2024/09/12/language-rankings-6-24/" xlink:type="simple">RedMonk ▲</text:a></text:span><text:span text:style-name="T211"><text:s/></text:span><text:span text:style-name="T211">Programming </text:span><text:span text:style-name="T211">Language </text:span><text:span text:style-name="T211">Rankings: </text:span><text:span text:style-name="T287">#12</text:span><text:span text:style-name="T211"> </text:span><text:span text:style-name="T211">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11"><text:s/></text:span><text:span text:style-name="T211">Most used </text:span><text:span text:style-name="T211">programming </text:span><text:span text:style-name="T211">languages </text:span><text:span text:style-name="T211">among </text:span><text:span text:style-name="T211">developers </text:span><text:span text:style-name="T211">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11"><text:s/>20 Best </text:span><text:span text:style-name="T211">Programming </text:span><text:span text:style-name="T211">Languages to </text:span><text:span text:style-name="T211">Learn in 2025: </text:span><text:span text:style-name="T287">#13</text:span></text:p>
            <text:p text:style-name="P24"><text:span text:style-name="T290"/></text:p>
            <text:p text:style-name="P24"><text:span text:style-name="T290">* я не учитывал в </text:span><text:span text:style-name="T290">индексах позицию </text:span><text:span text:style-name="T290">HTML/CSS</text:span></text:p>
            <text:p text:style-name="P24"><text:span text:style-name="T290"/></text:p>
          </draw:text-box>
        </draw:frame>
        <draw:frame draw:style-name="gr105" draw:text-style-name="P76" draw:layer="layout" svg:width="6cm" svg:height="2.4cm" svg:x="21.4cm" svg:y="2.6cm">
          <draw:text-box>
            <text:p text:style-name="P75"><text:span text:style-name="T291"><text:a xlink:href="https://blog.jetbrains.com/research/2025/04/is-golang-still-growing-go-language-popularity-trends-in-2024/" xlink:type="simple">Is Golang Still Growing? Go Language Popularity Trends in 2024</text:a></text:span><text:span text:style-name="T29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ика</text:span></text:p>
          </draw:text-box>
        </draw:frame>
        <draw:frame draw:style-name="gr106" draw:text-style-name="P19" draw:layer="layout" svg:width="26.8cm" svg:height="12.884cm" svg:x="0.6cm" svg:y="2.116cm">
          <draw:text-box>
            <text:p text:style-name="P18"><text:span text:style-name="T27">При критике </text:span><text:span text:style-name="T27">языка Go </text:span><text:span text:style-name="T27">упоминаются </text:span><text:span text:style-name="T27">следующие </text:span><text:span text:style-name="T27">недостатки:</text:span></text:p>
            <text:list text:style-name="L1">
              <text:list-item>
                <text:p text:style-name="P18"><text:span text:style-name="T292">Синтаксис </text:span><text:span text:style-name="T292">слишком простой, </text:span><text:span text:style-name="T292">мало syntactic </text:span><text:span text:style-name="T292">sugar.</text:span></text:p>
              </text:list-item>
              <text:list-item>
                <text:p text:style-name="P18"><text:span text:style-name="T292">Синтаксис </text:span><text:span text:style-name="T292">непривычный: </text:span><text:span text:style-name="T292">использование </text:span><text:span text:style-name="T58">[ ]</text:span><text:span text:style-name="T292"> в </text:span><text:span text:style-name="T292">типах параметров </text:span><text:span text:style-name="T292">и в описании </text:span><text:span text:style-name="T292">ограничений для </text:span><text:span text:style-name="T292">generics снижает </text:span><text:span text:style-name="T292">читабельность.</text:span></text:p>
              </text:list-item>
              <text:list-item>
                <text:p text:style-name="P18"><text:span text:style-name="T292">Нет полноценного </text:span><text:span text:style-name="T292">ООП. </text:span></text:p>
              </text:list-item>
              <text:list-item>
                <text:p text:style-name="P18"><text:span text:style-name="T292">Ограниченный </text:span><text:span text:style-name="T292">вывод типов </text:span><text:span text:style-name="T292">(inference): явное </text:span><text:span text:style-name="T292">указание типов </text:span><text:span text:style-name="T292">параметров </text:span><text:span text:style-name="T292">снижает простоту и </text:span><text:span text:style-name="T292">выгоды от </text:span><text:span text:style-name="T292">шаблонного кода.</text:span></text:p>
              </text:list-item>
              <text:list-item>
                <text:p text:style-name="P18"><text:span text:style-name="T292">Ограничения </text:span><text:span text:style-name="T292">(constraints) </text:span><text:span text:style-name="T292">задаются только </text:span><text:span text:style-name="T292">интерфейсами и </text:span><text:span text:style-name="T292">могут </text:span><text:span text:style-name="T292">ограничивать </text:span><text:span text:style-name="T292">гибкость generics в </text:span><text:span text:style-name="T292">определённых </text:span><text:span text:style-name="T292">сценариях работы.</text:span></text:p>
              </text:list-item>
              <text:list-item>
                <text:p text:style-name="P18"><text:span text:style-name="T292">Явная обработка </text:span><text:span text:style-name="T292">ошибок: смущает </text:span><text:span text:style-name="T292">разработчиков, кто </text:span><text:span text:style-name="T292">привык к </text:span><text:span text:style-name="T292">исключениям </text:span><text:span text:style-name="T292">(многословность, </text:span><text:span text:style-name="T292">нет прерывания </text:span><text:span text:style-name="T292">потока </text:span><text:span text:style-name="T292">выполнения).</text:span></text:p>
              </text:list-item>
              <text:list-item>
                <text:p text:style-name="P18"><text:span text:style-name="T292">Нет перегрузки </text:span><text:span text:style-name="T292">функций (function </text:span><text:span text:style-name="T292">overloading).</text:span></text:p>
              </text:list-item>
              <text:list-item>
                <text:p text:style-name="P18"><text:span text:style-name="T292">Нет перегрузки </text:span><text:span text:style-name="T292">операций (operator </text:span><text:span text:style-name="T292">overloading) или </text:span><text:span text:style-name="T292">добавления </text:span><text:span text:style-name="T292">ключевых слов </text:span><text:span text:style-name="T292">(keyword </text:span><text:span text:style-name="T292">extensibility).</text:span></text:p>
              </text:list-item>
              <text:list-item>
                <text:p text:style-name="P18"><text:span text:style-name="T292">Нет возможности </text:span><text:span text:style-name="T292">объявить </text:span><text:span text:style-name="T292">неизменяемость </text:span><text:span text:style-name="T292">(immutability </text:span><text:span text:style-name="T292">declarations), </text:span><text:span text:style-name="T292">кроме </text:span><text:span text:style-name="T58">const</text:span><text:span text:style-name="T292">.</text:span></text:p>
              </text:list-item>
              <text:list-item>
                <text:p text:style-name="P18"><text:span text:style-name="T292">Не хватает </text:span><text:span text:style-name="T292">значений по </text:span><text:span text:style-name="T292">умолчанию для </text:span><text:span text:style-name="T292">параметров </text:span><text:span text:style-name="T292">функций (default </text:span><text:span text:style-name="T292">values for </text:span><text:span text:style-name="T292">arguments).</text:span></text:p>
              </text:list-item>
              <text:list-item>
                <text:p text:style-name="P18"><text:span text:style-name="T292">Использование </text:span><text:span text:style-name="T58">nil</text:span><text:span text:style-name="T292"> </text:span><text:span text:style-name="T292">и weak type safety?</text:span></text:p>
              </text:list-item>
              <text:list-item>
                <text:p text:style-name="P18"><text:span text:style-name="T292">Диспетчер </text:span><text:span text:style-name="T292">сопрограмм </text:span><text:span text:style-name="T292">(goroutines </text:span><text:span text:style-name="T292">scheduler) </text:span><text:span text:style-name="T292">управляет их </text:span><text:span text:style-name="T292">выполнением, что </text:span><text:span text:style-name="T292">может привести к </text:span><text:span text:style-name="T292">недетерминирован</text:span><text:span text:style-name="T292">ному поведению.</text:span></text:p>
              </text:list-item>
              <text:list-item>
                <text:p text:style-name="P18"><text:span text:style-name="T292">Сборщик мусора </text:span><text:span text:style-name="T292">иногда вносит </text:span><text:span text:style-name="T292">недопустимые </text:span><text:span text:style-name="T292">задержки при </text:span><text:span text:style-name="T292">выполнении </text:span><text:span text:style-name="T292">программ.</text:span></text:p>
              </text:list-item>
              <text:list-item>
                <text:p text:style-name="P18"><text:span text:style-name="T292">Странный шаблон </text:span><text:span text:style-name="T292">при </text:span><text:span text:style-name="T292">форматировании </text:span><text:span text:style-name="T292">даты и времени: </text:span><text:span text:style-name="T292">"</text:span><text:span text:style-name="T58">Mon Jan 2 </text:span><text:span text:style-name="T58">15:04:05 -0700 </text:span><text:span text:style-name="T58">2006</text:span><text:span text:style-name="T292">".</text:span></text:p>
              </text:list-item>
              <text:list-item>
                <text:p text:style-name="P18"><text:span text:style-name="T292">Нет проверки </text:span><text:span text:style-name="T292">значений на </text:span><text:span text:style-name="T292">соответствие </text:span><text:span text:style-name="T292">перечислению, </text:span><text:span text:style-name="T292">объявленному </text:span><text:span text:style-name="T292">через </text:span><text:span text:style-name="T58">iota</text:span><text:span text:style-name="T292">.</text:span></text:p>
              </text:list-item>
              <text:list-item>
                <text:p text:style-name="P18"><text:span text:style-name="T292">В некоторых </text:span><text:span text:style-name="T292">случаях требуется </text:span><text:span text:style-name="T292">более </text:span><text:span text:style-name="T292">низкоуровневое </text:span><text:span text:style-name="T292">управление </text:span><text:span text:style-name="T292">распределением </text:span><text:span text:style-name="T292">памяти, как в Rust.</text:span></text:p>
              </text:list-item>
            </text:list>
            <text:p text:style-name="P18"><text:span text:style-name="T292"/></text:p>
            <text:p text:style-name="P39"><text:span text:style-name="T293">По-моему, эти </text:span><text:span text:style-name="T293">претензии </text:span><text:span text:style-name="T293">предъявляют те, </text:span><text:span text:style-name="T293">кто не понял, для </text:span><text:span text:style-name="T293">чего создавался Go, </text:span><text:span text:style-name="T293">и хотят сделать </text:span><text:span text:style-name="T293">из него другой </text:span><text:span text:style-name="T293">язык.</text:span></text:p>
            <text:p text:style-name="P18"><text:span text:style-name="T292"/></text:p>
            <text:p text:style-name="P18"><text:span text:style-name="T59">Во многих </text:span><text:span text:style-name="T59">проектах </text:span><text:span text:style-name="T59">разработчики </text:span><text:span text:style-name="T59">сочетают </text:span><text:span text:style-name="T59">применение Go с </text:span><text:span text:style-name="T59">использованием </text:span><text:span text:style-name="T59">других новых </text:span><text:span text:style-name="T59">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</text:span><text:span text:style-name="T63">впечатле</text:span><text:span text:style-name="T63">ния от </text:span><text:span text:style-name="T63">Go </text:span></text:p>
          </draw:text-box>
        </draw:frame>
        <draw:frame draw:style-name="gr107" draw:text-style-name="P62" draw:layer="layout" svg:width="26.8cm" svg:height="13.049cm" svg:x="0.6cm" svg:y="2.1cm">
          <draw:text-box>
            <text:p text:style-name="P13"><text:span text:style-name="T66">Синтаксис </text:span><text:span text:style-name="T66">лаконичный, но </text:span><text:span text:style-name="T66">с некоторыми </text:span><text:span text:style-name="T66">непривычными </text:span><text:span text:style-name="T66">конструкциями.</text:span></text:p>
            <text:p text:style-name="P13"><text:span text:style-name="T66">Логично </text:span><text:span text:style-name="T66">спроектирован, </text:span><text:span text:style-name="T66">предсказуем. </text:span><text:span text:style-name="T66">Исходники </text:span><text:span text:style-name="T66">хорошо </text:span><text:span text:style-name="T66">понимаются.</text:span></text:p>
            <text:p text:style-name="P13"><text:span text:style-name="T66">Непривычно </text:span><text:span text:style-name="T66">после </text:span><text:span text:style-name="T66">динамического </text:span><text:span text:style-name="T66">Ruby: все </text:span><text:span text:style-name="T66">объявления и </text:span><text:span text:style-name="T66">преобразования </text:span><text:span text:style-name="T66">надо делать </text:span><text:span text:style-name="T66">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</text:span><text:span text:style-name="T66">используется – </text:span><text:span text:style-name="T66">код </text:span><text:span text:style-name="T66">компилироватьс</text:span><text:span text:style-name="T66">я не будет!</text:span></text:p>
            <text:p text:style-name="P13"><text:span text:style-name="T66">Strong typing и </text:span><text:span text:style-name="T66">другие </text:span><text:span text:style-name="T66">строгости </text:span><text:span text:style-name="T66">важны для </text:span><text:span text:style-name="T66">надёжности </text:span><text:span text:style-name="T66">больших </text:span><text:span text:style-name="T66">программ.</text:span></text:p>
            <text:p text:style-name="P13"><text:span text:style-name="T66">Явная работа с </text:span><text:span text:style-name="T66">ошибками </text:span><text:span text:style-name="T66">дисциплинирует </text:span><text:span text:style-name="T66">программиста: о </text:span><text:span text:style-name="T66">них надо думать </text:span><text:span text:style-name="T66">постоянно.</text:span></text:p>
            <text:p text:style-name="P13"><text:span text:style-name="T66">Убедился в </text:span><text:span text:style-name="T66">преимуществах </text:span><text:span text:style-name="T66">отказа от </text:span><text:span text:style-name="T66">традиционного </text:span><text:span text:style-name="T66">ООП в пользу </text:span><text:span text:style-name="T66">объектного </text:span><text:span text:style-name="T66">подхода в Go.</text:span></text:p>
            <text:p text:style-name="P13"><text:span text:style-name="T66">Интерфейсы в </text:span><text:span text:style-name="T66">Go — основа </text:span><text:span text:style-name="T66">динамичности и </text:span><text:span text:style-name="T66">гибкости при </text:span><text:span text:style-name="T66">разработке.</text:span></text:p>
            <text:p text:style-name="P13"><text:span text:style-name="T66"/></text:p>
            <text:p text:style-name="P13"><text:span text:style-name="T66">Довольно </text:span><text:span text:style-name="T66">низкоуровневый</text:span><text:span text:style-name="T66">: напоминает </text:span><text:span text:style-name="T66">Си, но </text:span><text:span text:style-name="T66">современный и </text:span><text:span text:style-name="T66">более </text:span><text:span text:style-name="T66">надёжный.</text:span></text:p>
            <text:p text:style-name="P13"><text:span text:style-name="T66">Очень быстро </text:span><text:span text:style-name="T66">компилируется. </text:span><text:span text:style-name="T66">Удобно сразу </text:span><text:span text:style-name="T66">выполнить: </text:span><text:span text:style-name="T195">go </text:span><text:span text:style-name="T195">run </text:span><text:span text:style-name="T195">program.go</text:span></text:p>
            <text:p text:style-name="P13"><text:span text:style-name="T66">Легко </text:span><text:span text:style-name="T66">скомпилировать </text:span><text:span text:style-name="T66">исполняемую </text:span><text:span text:style-name="T66">программу для </text:span><text:span text:style-name="T66">другого </text:span><text:span text:style-name="T66">«железа» и ОС.</text:span></text:p>
            <text:p text:style-name="P13"><text:span text:style-name="T66">Действительно </text:span><text:span text:style-name="T66">очень быстро </text:span><text:span text:style-name="T66">выполняется: </text:span><text:span text:style-name="T66">переписал на </text:span><text:span text:style-name="T66">Go c Python и </text:span><text:span text:style-name="T66">Ruby, сравнил </text:span><text:span text:style-name="T66">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</text:span><text:span text:style-name="T66">библиотек – на </text:span><text:span text:style-name="T66">все случаи </text:span><text:span text:style-name="T66">жизни.</text:span></text:p>
            <text:p text:style-name="P13"><text:span text:style-name="T66">Легко </text:span><text:span text:style-name="T66">подключать и </text:span><text:span text:style-name="T66">обновлять </text:span><text:span text:style-name="T66">сторонние </text:span><text:span text:style-name="T66">модули.</text:span></text:p>
            <text:p text:style-name="P13"><text:span text:style-name="T66">Хорошая </text:span><text:span text:style-name="T66">документация </text:span><text:span text:style-name="T66">на библиотеки </text:span><text:span text:style-name="T66">(с </text:span><text:span text:style-name="T66">исполняемыми </text:span><text:span text:style-name="T66">примерами).</text:span></text:p>
            <text:p text:style-name="P13"><text:span text:style-name="T66">Много сайтов с </text:span><text:span text:style-name="T66">примерами – </text:span><text:span text:style-name="T66">изучать легко.</text:span></text:p>
            <text:p text:style-name="P13"><text:span text:style-name="T66">Хорошие </text:span><text:span text:style-name="T66">инструменты в </text:span><text:span text:style-name="T66">комплекте — </text:span><text:span text:style-name="T66">можно писать </text:span><text:span text:style-name="T66">без IDE.</text:span></text:p>
          </draw:text-box>
        </draw:frame>
        <draw:custom-shape draw:style-name="gr108" draw:text-style-name="P78" draw:layer="layout" svg:width="8.1cm" svg:height="2.501cm" svg:x="19.4cm" svg:y="12.8cm">
          <text:p text:style-name="P77"><text:span text:style-name="T154">Наверное, это последний язык, </text:span></text:p>
          <text:p text:style-name="P77"><text:span text:style-name="T154">разработанный «классиками»,</text:span></text:p>
          <text:p text:style-name="P77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</text:span><text:span text:style-name="T63">много</text:span><text:span text:style-name="T294"> </text:span><text:span text:style-name="T295">(лучше читать </text:span><text:span text:style-name="T295">на английском: </text:span><text:span text:style-name="T295">свежие версии </text:span><text:span text:style-name="T295">и без ошибок </text:span><text:span text:style-name="T295">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1">Ссылки </text:span><text:span text:style-name="T296">▲</text:span></text:p>
          </draw:text-box>
        </draw:frame>
        <draw:frame draw:style-name="gr111" draw:text-style-name="P80" draw:layer="layout" svg:width="27cm" svg:height="13.151cm" svg:x="0.5cm" svg:y="2.127cm">
          <draw:text-box>
            <text:list text:style-name="L1">
              <text:list-item>
                <text:p text:style-name="P79"><text:span text:style-name="T222"><text:a xlink:href="https://go.dev/" xlink:type="simple">go.dev/</text:a></text:span><text:span text:style-name="T222"><text:s text:c="8"/></text:span><text:span text:style-name="T222"><text:s text:c="15"/></text:span><text:span text:style-name="T222"><text:s text:c="12"/></text:span><text:span text:style-name="T297"><text:s text:c="3"/></text:span><text:span text:style-name="T297"><text:s/>// </text:span><text:span text:style-name="T297">Официальный </text:span><text:span text:style-name="T297">сайт языка</text:span></text:p>
              </text:list-item>
              <text:list-item>
                <text:p text:style-name="P79"><text:span text:style-name="T222"><text:a xlink:href="https://go.dev/play/" xlink:type="simple">go.dev/play/</text:a></text:span><text:span text:style-name="T223"><text:s text:c="3"/></text:span><text:span text:style-name="T223"><text:s text:c="15"/></text:span><text:span text:style-name="T223"><text:s text:c="12"/></text:span><text:span text:style-name="T297"><text:s text:c="3"/></text:span><text:span text:style-name="T297"><text:s/>// Go </text:span><text:span text:style-name="T297">Playground ~ </text:span><text:span text:style-name="T297">выполнение в </text:span><text:span text:style-name="T297">браузере</text:span></text:p>
              </text:list-item>
              <text:list-item>
                <text:p text:style-name="P79"><text:span text:style-name="T222"><text:a xlink:href="https://go.dev/ref/spec" xlink:type="simple">go.dev/ref/spec</text:a></text:span><text:span text:style-name="T222"><text:s text:c="15"/></text:span><text:span text:style-name="T222"><text:s text:c="12"/></text:span><text:span text:style-name="T297"><text:s text:c="3"/></text:span><text:span text:style-name="T297"><text:s/></text:span><text:span text:style-name="T298">// </text:span><text:span text:style-name="T298">Спецификация </text:span><text:span text:style-name="T298">языка</text:span><text:span text:style-name="T297"> (!!!)</text:span></text:p>
              </text:list-item>
              <text:list-item>
                <text:p text:style-name="P79"><text:span text:style-name="T298"><text:a xlink:href="https://github.com/golang/go" xlink:type="simple">github.com/golang/go</text:a></text:span><text:span text:style-name="T298"><text:s text:c="15"/></text:span><text:span text:style-name="T298"><text:s text:c="11"/></text:span><text:span text:style-name="T297">// </text:span><text:span text:style-name="T297">Исходники</text:span></text:p>
              </text:list-item>
              <text:list-item>
                <text:p text:style-name="P79"><text:span text:style-name="T222"><text:a xlink:href="https://go.dev/doc/" xlink:type="simple">go.dev/doc/</text:a></text:span><text:span text:style-name="T223"><text:s text:c="4"/></text:span><text:span text:style-name="T223"><text:s text:c="15"/></text:span><text:span text:style-name="T223"><text:s text:c="12"/></text:span><text:span text:style-name="T297"><text:s text:c="3"/></text:span><text:span text:style-name="T297"><text:s/>// </text:span><text:span text:style-name="T297">Документация</text:span></text:p>
              </text:list-item>
              <text:list-item>
                <text:p text:style-name="P79"><text:span text:style-name="T222"><text:a xlink:href="https://go.dev/doc/code" xlink:type="simple">go.dev/doc/code</text:a></text:span><text:span text:style-name="T223"><text:s text:c="15"/></text:span><text:span text:style-name="T223"><text:s text:c="12"/></text:span><text:span text:style-name="T297"><text:s text:c="3"/></text:span><text:span text:style-name="T297"><text:s/>// How to </text:span><text:span text:style-name="T297">Write Go Code</text:span></text:p>
              </text:list-item>
              <text:list-item>
                <text:p text:style-name="P79"><text:span text:style-name="T222"><text:a xlink:href="https://pkg.go.dev/std" xlink:type="simple">pkg.go.dev/std</text:a></text:span><text:span text:style-name="T222"><text:s/></text:span><text:span text:style-name="T222"><text:s text:c="15"/></text:span><text:span text:style-name="T222"><text:s text:c="4"/></text:span><text:span text:style-name="T223"><text:s text:c="8"/></text:span><text:span text:style-name="T297"><text:s text:c="3"/></text:span><text:span text:style-name="T297"><text:s/>// </text:span><text:span text:style-name="T297">стандартная </text:span><text:span text:style-name="T297">библиотека</text:span></text:p>
              </text:list-item>
              <text:list-item>
                <text:p text:style-name="P18"><text:span text:style-name="T222"><text:a xlink:href="https://gobyexample.com/" xlink:type="simple">gobyexample.com</text:a></text:span><text:span text:style-name="T223"><text:s text:c="15"/></text:span><text:span text:style-name="T223"><text:s text:c="12"/></text:span><text:span text:style-name="T297"><text:s text:c="3"/></text:span><text:span text:style-name="T297"><text:s/>// Go в </text:span><text:span text:style-name="T297">примерах</text:span></text:p>
              </text:list-item>
              <text:list-item>
                <text:p text:style-name="P18"><text:span text:style-name="T298"><text:a xlink:href="https://go.dev/doc/modules/layout" xlink:type="simple">go.dev/doc/modules/layout</text:a></text:span><text:span text:style-name="T297"><text:s text:c="15"/></text:span><text:span text:style-name="T297"><text:s text:c="6"/>// </text:span><text:span text:style-name="T297">Структура </text:span><text:span text:style-name="T297">каталогов</text:span></text:p>
              </text:list-item>
              <text:list-item>
                <text:p text:style-name="P18"><text:span text:style-name="T222"><text:a xlink:href="https://github.com/golang-standards/project-layout/blob/master/README_ru.md" xlink:type="simple">github.com/golang-standards/project-layout</text:a></text:span><text:span text:style-name="T223"><text:s text:c="4"/>// </text:span><text:span text:style-name="T297">Стандартный </text:span><text:span text:style-name="T297">макет </text:span><text:span text:style-name="T297">[большого] Go </text:span><text:span text:style-name="T297">проекта</text:span></text:p>
              </text:list-item>
              <text:list-item>
                <text:p text:style-name="P79"><text:span text:style-name="T222"><text:a xlink:href="https://tour.golang.org/" xlink:type="simple">tour.golang.org</text:a></text:span><text:span text:style-name="T223"><text:s text:c="15"/></text:span><text:span text:style-name="T223"><text:s text:c="12"/></text:span><text:span text:style-name="T297"><text:s text:c="3"/></text:span><text:span text:style-name="T297"><text:s/>// Экскурсия </text:span><text:span text:style-name="T297">по </text:span><text:span text:style-name="T297">возможностям </text:span><text:span text:style-name="T297">Go</text:span></text:p>
              </text:list-item>
              <text:list-item>
                <text:p text:style-name="P79"><text:span text:style-name="T222"><text:a xlink:href="https://golangdocs.com/" xlink:type="simple">golangdocs.com</text:a></text:span><text:span text:style-name="T223"><text:s/></text:span><text:span text:style-name="T223"><text:s text:c="15"/></text:span><text:span text:style-name="T223"><text:s text:c="12"/></text:span><text:span text:style-name="T297"><text:s text:c="3"/></text:span><text:span text:style-name="T297"><text:s/>// Примеры </text:span><text:span text:style-name="T297">конструкций</text:span></text:p>
              </text:list-item>
              <text:list-item>
                <text:p text:style-name="P79"><text:span text:style-name="T298"><text:a xlink:href="https://appliedgo.net/why-go/" xlink:type="simple">appliedgo.net/why-go/</text:a></text:span><text:span text:style-name="T297"><text:s text:c="15"/></text:span><text:span text:style-name="T297"><text:s text:c="10"/>// </text:span><text:span text:style-name="T297">15 Reasons I </text:span><text:span text:style-name="T297">Love Go</text:span></text:p>
              </text:list-item>
              <text:list-item>
                <text:p text:style-name="P79"><text:span text:style-name="T298"><text:a xlink:href="https://github.com/avelino/awesome-go" xlink:type="simple">awesome-go</text:a></text:span><text:span text:style-name="T297"><text:s text:c="5"/></text:span><text:span text:style-name="T297"><text:s text:c="15"/></text:span><text:span text:style-name="T297"><text:s text:c="15"/></text:span><text:span text:style-name="T297"><text:s/>// Подборка </text:span><text:span text:style-name="T297">библиотек и </text:span><text:span text:style-name="T297">инструментов: </text:span><text:span text:style-name="T297">для всего</text:span></text:p>
              </text:list-item>
            </text:list>
            <text:p text:style-name="P79"><text:span text:style-name="T298"/></text:p>
            <text:list text:continue-numbering="true" text:style-name="L1">
              <text:list-item>
                <text:p text:style-name="P18"><text:span text:style-name="T222"><text:a xlink:href="https://go.dev/doc/effective_go" xlink:type="simple">go.dev/doc/effective_go</text:a></text:span><text:span text:style-name="T222"><text:s text:c="4"/></text:span><text:span text:style-name="T223"><text:s text:c="9"/></text:span><text:span text:style-name="T297"><text:s text:c="2"/></text:span><text:span text:style-name="T297"><text:s text:c="8"/>// </text:span><text:span text:style-name="T297">"Effecive Go" </text:span><text:span text:style-name="T297">бесплатная </text:span><text:span text:style-name="T297">web-книга</text:span></text:p>
              </text:list-item>
              <text:list-item>
                <text:p text:style-name="P79"><text:span text:style-name="T298"><text:a xlink:href="https://gopl.io/" xlink:type="simple">gopl.io</text:a></text:span><text:span text:style-name="T297"><text:s text:c="8"/></text:span><text:span text:style-name="T297"><text:s text:c="10"/>// </text:span><text:span text:style-name="T297">"The Go </text:span><text:span text:style-name="T297">Programming </text:span><text:span text:style-name="T297">Language" by </text:span><text:span text:style-name="T297">A.A.A.Donovan </text:span><text:span text:style-name="T297">&amp; </text:span><text:span text:style-name="T297">B.W.Kernighan</text:span></text:p>
              </text:list-item>
            </text:list>
            <text:p text:style-name="P79"><text:span text:style-name="T297"/></text:p>
            <text:list text:continue-numbering="true" text:style-name="L1">
              <text:list-item>
                <text:p text:style-name="P79"><text:span text:style-name="T222"><text:a xlink:href="https://www.w3schools.com/go/index.php" xlink:type="simple">w3schools.com/go/</text:a></text:span><text:span text:style-name="T223"><text:s text:c="15"/></text:span><text:span text:style-name="T223"><text:s/></text:span><text:span text:style-name="T297">@ </text:span><text:span text:style-name="T297">w3schools <text:s/>// </text:span><text:span text:style-name="T297">Справочник</text:span></text:p>
              </text:list-item>
              <text:list-item>
                <text:p text:style-name="P79"><text:span text:style-name="T22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3"><text:s/></text:span><text:span text:style-name="T297">@ </text:span><text:span text:style-name="T297">proglib.io // </text:span><text:span text:style-name="T297">Самоучитель</text:span></text:p>
              </text:list-item>
              <text:list-item>
                <text:p text:style-name="P79"><text:span text:style-name="T222"><text:a xlink:href="https://proglib.io/p/dorozhnaya-karta-go-razrabotchika-v-2023-godu-2023-11-01" xlink:type="simple">Дорожная карта Go-разработчика</text:a></text:span><text:span text:style-name="T223"><text:s text:c="3"/></text:span><text:span text:style-name="T297">@ </text:span><text:span text:style-name="T297">proglib.io // </text:span><text:span text:style-name="T297">План изучения</text:span></text:p>
              </text:list-item>
              <text:list-item>
                <text:p text:style-name="P79"><text:span text:style-name="T298"><text:a xlink:href="https://lyceum.yandex.ru/go" xlink:type="simple">lyceum.yandex.ru/go</text:a></text:span><text:span text:style-name="T297"><text:s text:c="15"/></text:span><text:span text:style-name="T297"><text:s text:c="12"/>// </text:span><text:span text:style-name="T297">Яндекс-лицей: </text:span><text:span text:style-name="T297">Программирован</text:span><text:span text:style-name="T297">ие на Go</text:span></text:p>
              </text:list-item>
              <text:list-item>
                <text:p text:style-name="P79"><text:span text:style-name="T298"><text:a xlink:href="https://start.practicum.yandex/go-basics/" xlink:type="simple">start.practicum.yandex/go-basics/</text:a></text:span><text:span text:style-name="T297"><text:s text:c="13"/>/</text:span><text:span text:style-name="T297">/ Яндекс-</text:span><text:span text:style-name="T297">практикум: </text:span><text:span text:style-name="T297">Основы Go</text:span></text:p>
              </text:list-item>
              <text:list-item>
                <text:p text:style-name="P79"><text:span text:style-name="T298"><text:a xlink:href="https://codelibs.ru/category/go/" xlink:type="simple">Книги по Go</text:a></text:span><text:span text:style-name="T297"><text:s text:c="4"/></text:span><text:span text:style-name="T297"><text:s text:c="15"/></text:span><text:span text:style-name="T297"><text:s text:c="3"/></text:span><text:span text:style-name="T297">@codelibs.ru /</text:span><text:span text:style-name="T297">/ Учебники по </text:span><text:span text:style-name="T297">Go</text:span></text:p>
              </text:list-item>
            </text:list>
            <text:p text:style-name="P79"><text:span text:style-name="T297"/></text:p>
            <text:list text:continue-numbering="true" text:style-name="L1">
              <text:list-item>
                <text:p text:style-name="P79"><text:span text:style-name="T298"><text:a xlink:href="https://tinygo.org/" xlink:type="simple">tinygo.org</text:a></text:span><text:span text:style-name="T297"><text:s text:c="5"/></text:span><text:span text:style-name="T297"><text:s text:c="15"/></text:span><text:span text:style-name="T297"><text:s text:c="15"/></text:span><text:span text:style-name="T297"><text:s/>// TinyGo: Go </text:span><text:span text:style-name="T297">on embedded </text:span><text:span text:style-name="T297">systems &amp; </text:span><text:span text:style-name="T297">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12" draw:text-style-name="P8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1">Готов </text:span><text:span text:style-name="T121">ответить </text:span><text:span text:style-name="T121">на </text:span><text:span text:style-name="T121">вопросы</text:span></text:p>
          </draw:text-box>
        </draw:frame>
        <draw:frame draw:style-name="gr12" draw:text-style-name="P8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/></text:p>
            <text:p text:style-name="P2"><text:span text:style-name="T299">Ссылка на </text:span><text:span text:style-name="T299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3" draw:text-style-name="P83" draw:layer="layout" svg:width="6.527cm" svg:height="3.405cm" svg:x="10cm" svg:y="6.834cm">
          <draw:text-box>
            <text:p text:style-name="P2"><text:span text:style-name="T300">??</text:span><text:span text:style-name="T300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1">Словари</text:span><text:span text:style-name="T121">к</text:span></text:p>
          </draw:text-box>
        </draw:frame>
        <draw:frame draw:style-name="gr114" draw:text-style-name="P84" draw:layer="layout" svg:width="26.4cm" svg:height="12.473cm" svg:x="0.8cm" svg:y="2.527cm">
          <draw:text-box>
            <text:p text:style-name="P18"><text:span text:style-name="T301">communicating </text:span><text:span text:style-name="T301">sequential </text:span><text:span text:style-name="T301">processes ~ </text:span><text:span text:style-name="T301">взаимодействие </text:span><text:span text:style-name="T301">последовательных </text:span><text:span text:style-name="T301">процессов </text:span></text:p>
            <text:p text:style-name="P18"><text:span text:style-name="T301">concurrency ~ </text:span><text:span text:style-name="T301">свойство </text:span><text:span text:style-name="T301">программы, </text:span><text:span text:style-name="T301">допускающее </text:span><text:span text:style-name="T301">одновременное </text:span><text:span text:style-name="T301">выполнение </text:span><text:span text:style-name="T301">нескольких </text:span><text:span text:style-name="T301">вычислительных </text:span><text:span text:style-name="T301">процессов</text:span></text:p>
            <text:p text:style-name="P18"><text:span text:style-name="T301">CSP <text:s/>= </text:span><text:span text:style-name="T301">communicating </text:span><text:span text:style-name="T301">sequential </text:span><text:span text:style-name="T301">processes</text:span></text:p>
            <text:p text:style-name="P18"><text:span text:style-name="T301">gopher ~ </text:span><text:span text:style-name="T301">программист на Go</text:span></text:p>
            <text:p text:style-name="P18"><text:span text:style-name="T301">goroutine ~ </text:span><text:span text:style-name="T301">подпрограмма, </text:span><text:span text:style-name="T301">возможно, </text:span><text:span text:style-name="T301">выполняемая </text:span><text:span text:style-name="T301">параллельно</text:span></text:p>
            <text:p text:style-name="P18"><text:span text:style-name="T301">multitasking ~ </text:span><text:span text:style-name="T301">многозадачность</text:span></text:p>
            <text:p text:style-name="P18"><text:span text:style-name="T301">parallelism ~ </text:span><text:span text:style-name="T301">параллелизм = </text:span><text:span text:style-name="T301">параллельное </text:span><text:span text:style-name="T301">выполнение </text:span><text:span text:style-name="T301">вычислений</text:span></text:p>
            <text:p text:style-name="P18"><text:span text:style-name="T301">process ~ процесс</text:span></text:p>
            <text:p text:style-name="P18"><text:span text:style-name="T301">subprocess ~ </text:span><text:span text:style-name="T301">подпроцесс</text:span></text:p>
            <text:p text:style-name="P18"><text:span text:style-name="T301">subtask ~ </text:span><text:span text:style-name="T301">подзадача</text:span></text:p>
            <text:p text:style-name="P18"><text:span text:style-name="T301">task ~ задача</text:span></text:p>
            <text:p text:style-name="P18"><text:span text:style-name="T301"/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1T13:53:49.497228705</dc:date>
    <meta:editing-duration>P9DT12H39M49S</meta:editing-duration>
    <meta:editing-cycles>1577</meta:editing-cycles>
    <meta:generator>LibreOffice/7.4.7.2$Linux_X86_64 LibreOffice_project/40$Build-2</meta:generator>
    <meta:document-statistic meta:object-count="557"/>
  </office:meta>
</office:document-meta>
</file>